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25in" fo:margin-left="1.3375in" table:align="left"/>
    </style:style>
    <style:style style:name="Table1.A" style:family="table-column">
      <style:table-column-properties style:column-width="0.562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25in" fo:margin-left="1.3375in" table:align="left"/>
    </style:style>
    <style:style style:name="Table2.A" style:family="table-column">
      <style:table-column-properties style:column-width="0.562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00d44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officeooo:rsid="00051946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00d440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00d440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00fa8a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154e16" officeooo:paragraph-rsid="002050bb" style:text-blinking="false" fo:background-color="transparent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249e82" officeooo:paragraph-rsid="0021f2ae" style:text-blinking="false" fo:background-color="transparent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229ee8" officeooo:paragraph-rsid="00229ee8" style:text-blinking="false" fo:background-color="transparent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bold" officeooo:rsid="00246683" officeooo:paragraph-rsid="00246683" style:text-blinking="false" fo:background-color="transparent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f2ae" officeooo:paragraph-rsid="0021f2ae" style:text-blinking="false" fo:background-color="transparent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f2ae" officeooo:paragraph-rsid="0021f2ae" style:text-blinking="false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2198d" officeooo:paragraph-rsid="0022198d" style:text-blinking="false" fo:background-color="transparent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29ee8" officeooo:paragraph-rsid="00229ee8" style:text-blinking="false" fo:background-color="transparent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49785" officeooo:paragraph-rsid="00249785" style:text-blinking="false" fo:background-color="transparent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685d6" officeooo:paragraph-rsid="002685d6" style:text-blinking="false" fo:background-color="transparent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8235b" officeooo:paragraph-rsid="00298ae3" style:text-blinking="false" fo:background-color="transparent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8235b" officeooo:paragraph-rsid="002b7418" style:text-blinking="false" fo:background-color="transparent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c7d26" officeooo:paragraph-rsid="002c7d26" style:text-blinking="false" fo:background-color="transparent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2050bb" style:text-blinking="false" fo:background-color="transparent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46683" officeooo:paragraph-rsid="00246683" style:text-blinking="false" fo:background-color="transparent" style:font-size-asian="17.5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00d440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00d440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00d440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2050bb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3pt" fo:language="pl" fo:country="PL" fo:font-weight="bold" officeooo:rsid="00249e82" officeooo:paragraph-rsid="002050bb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00d440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57bf7" officeooo:paragraph-rsid="00169f67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7938f" officeooo:paragraph-rsid="0017938f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92349" officeooo:paragraph-rsid="00192349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92349" officeooo:paragraph-rsid="001c37c4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92349" officeooo:paragraph-rsid="001ad5e9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ad5e9" officeooo:paragraph-rsid="001ad5e9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ad5e9" officeooo:paragraph-rsid="001ad5e9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c37c4" officeooo:paragraph-rsid="001d2aa0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c37c4" officeooo:paragraph-rsid="001f0862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c37c4" officeooo:paragraph-rsid="001d2aa0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d2aa0" officeooo:paragraph-rsid="001d2aa0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1pt" fo:language="pl" fo:country="PL" fo:font-weight="normal" officeooo:rsid="001f0862" officeooo:paragraph-rsid="001f0862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officeooo:paragraph-rsid="0021f2ae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1pt" style:font-size-asian="9.60000038146973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1pt" officeooo:paragraph-rsid="00229ee8" style:font-size-asian="9.60000038146973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1pt" officeooo:paragraph-rsid="00246683" style:font-size-asian="9.60000038146973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1pt" officeooo:rsid="00229ee8" officeooo:paragraph-rsid="00229ee8" style:font-size-asian="9.60000038146973pt" style:font-size-complex="11pt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paragraph-rsid="00229ee8"/>
    </style:style>
    <style:style style:name="P46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fo:font-size="11pt" officeooo:paragraph-rsid="00229ee8" style:font-size-asian="9.60000038146973pt" style:font-size-complex="11pt"/>
    </style:style>
    <style:style style:name="P47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fo:font-size="11pt" officeooo:paragraph-rsid="00246683" style:font-size-asian="9.60000038146973pt" style:font-size-complex="11pt"/>
    </style:style>
    <style:style style:name="P4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anguage="pl" fo:country="PL" fo:font-style="normal" style:text-underline-style="none" fo:font-weight="bold" officeooo:rsid="00154e16" officeooo:paragraph-rsid="0021f2ae" style:text-blinking="false" fo:background-color="transparent" style:font-size-asian="13pt" style:font-weight-asian="bold" style:font-size-complex="13pt" style:font-weight-complex="bold"/>
    </style:style>
    <style:style style:name="P49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0ade39"/>
    </style:style>
    <style:style style:name="T4" style:family="text">
      <style:text-properties officeooo:rsid="001edf18"/>
    </style:style>
    <style:style style:name="T5" style:family="text">
      <style:text-properties officeooo:rsid="0011ba20"/>
    </style:style>
    <style:style style:name="T6" style:family="text">
      <style:text-properties officeooo:rsid="00161074"/>
    </style:style>
    <style:style style:name="T7" style:family="text">
      <style:text-properties officeooo:rsid="00169f67"/>
    </style:style>
    <style:style style:name="T8" style:family="text">
      <style:text-properties officeooo:rsid="001ad5e9"/>
    </style:style>
    <style:style style:name="T9" style:family="text">
      <style:text-properties officeooo:rsid="001c37c4"/>
    </style:style>
    <style:style style:name="T10" style:family="text">
      <style:text-properties officeooo:rsid="001d2aa0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54e16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1f2ae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246683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6" style:family="text">
      <style:text-properties officeooo:rsid="0028235b"/>
    </style:style>
    <style:style style:name="T17" style:family="text">
      <style:text-properties officeooo:rsid="00298ae3"/>
    </style:style>
    <style:style style:name="T18" style:family="text">
      <style:text-properties officeooo:rsid="002b7418"/>
    </style:style>
    <style:style style:name="T19" style:family="text">
      <style:text-properties officeooo:rsid="002cda03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2">Metody numeryczne</text:p>
      <text:p text:style-name="P1">Sprawozdanie z ćwic<text:span text:style-name="T1">z</text:span>eń laboratoryjn<text:span text:style-name="T2">yc</text:span>h nr <text:span text:style-name="T3">12</text:span></text:p>
      <text:p text:style-name="P4"/>
      <text:p text:style-name="P5">Zastosowanie ekstrapolacji Richardsona do całkowania przy użyciu wzorów Simpsona i Milne</text:p>
      <text:p text:style-name="P4"/>
      <text:p text:style-name="P21">Jan Zajda</text:p>
      <text:p text:style-name="P21">Informatyka Stosowana</text:p>
      <text:p text:style-name="P21">W<text:span text:style-name="T4">F</text:span>iIS</text:p>
      <text:p text:style-name="P22">Akademia Górniczo-Hutnicza w Krakowie</text:p>
      <text:p text:style-name="P23"><text:span text:style-name="T5">30 maja</text:span> 2020</text:p>
      <text:p text:style-name="P23"/>
      <text:p text:style-name="P3">1. Wstęp teoretyczny</text:p>
      <text:p text:style-name="P26"/>
      <text:p text:style-name="P27">Jedną z rodzin metod numerycznego całkowania są <text:span text:style-name="T7">kwadratury </text:span>Newton<text:span text:style-name="T19">a</text:span>-Cotesa. Wykorzystujemy w niej <text:span text:style-name="T6">interpolację funkcji podcałkowej dla równoodległych węzłów </text:span><text:span text:style-name="T6"><draw:g text:anchor-type="as-char" svg:y="-0.0925in" draw:z-index="0" draw:style-name="gr1"><svg:title>TexMaths</svg:title><svg:desc>12§display§x_{0} &lt; x_{1} &lt; ... &lt; x_{n}§svg§600§FALSE§</svg:desc><draw:polygon draw:style-name="gr2" draw:text-style-name="P49" svg:width="1.2961in" svg:height="0.1008in" svg:x="0.0031in" svg:y="0.0079in" svg:viewBox="0 0 3293 257" draw:points="1646,257 0,257 0,0 3293,0 3293,257"><text:p/></draw:polygon><draw:path draw:style-name="gr3" draw:text-style-name="P50" svg:width="0.0827in" svg:height="0.0756in" svg:x="0in" svg:y="0.0161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0 28 28 0 44-30 44-33 5 16 20 33 46 33 44 0 68-56 68-65 0-5-4-5-5-5-3 0-5 1-6 5-13 46-43 55-56 55-17 0-23-13-23-27 0-10 2-19 7-38z"><text:p/></draw:path><draw:path draw:style-name="gr3" draw:text-style-name="P50" svg:width="0.0539in" svg:height="0.0799in" svg:x="0.0961in" svg:y="0.037in" svg:viewBox="0 0 138 204" svg:d="M138 104c0-34-4-58-18-77-8-15-26-27-50-27-70 0-70 81-70 104 0 20 0 100 70 100 68 0 68-80 68-100zM70 195c-15 0-33-8-39-32-5-17-5-42-5-64s0-44 5-60c6-25 25-31 39-31 15 0 31 10 36 28 4 15 6 38 6 63 0 22 0 43-5 63-6 27-27 33-37 33z"><text:p/></draw:path><draw:path draw:style-name="gr3" draw:text-style-name="P50" svg:width="0.1012in" svg:height="0.0969in" svg:x="0.2244in" svg:y="0in" svg:viewBox="0 0 258 247" svg:d="M251 18c5-2 7-5 7-10 0-4-4-8-7-8s-4 0-9 2l-235 111c-3 3-7 5-7 10s4 7 7 10l235 111c5 3 6 3 9 3s7-3 7-8-2-8-7-10l-222-106z"><text:p/></draw:path><draw:path draw:style-name="gr3" draw:text-style-name="P50" svg:width="0.0827in" svg:height="0.0756in" svg:x="0.3906in" svg:y="0.0161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0 28 28 0 44-30 44-33 5 16 20 33 46 33 44 0 68-56 68-65 0-5-4-5-5-5-3 0-5 1-6 5-13 46-43 55-56 55-17 0-23-13-23-27 0-10 2-19 7-38z"><text:p/></draw:path><draw:path draw:style-name="gr3" draw:text-style-name="P50" svg:width="0.0421in" svg:height="0.0776in" svg:x="0.4937in" svg:y="0.037in" svg:viewBox="0 0 108 198" svg:d="M67 8c0-8-1-8-8-8-19 18-47 19-59 19v11c7 0 26 0 43-8v152c0 9 0 13-30 13h-11v11c5 0 42-1 53-1 10 0 47 1 53 1v-11h-11c-30 0-30-4-30-13z"><text:p/></draw:path><draw:path draw:style-name="gr3" draw:text-style-name="P50" svg:width="0.1012in" svg:height="0.0969in" svg:x="0.615in" svg:y="0in" svg:viewBox="0 0 258 247" svg:d="M251 18c5-2 7-5 7-10 0-4-4-8-7-8s-4 0-9 2l-235 111c-5 3-7 5-7 10s2 7 7 10l235 111c5 3 6 3 9 3s7-3 7-8-2-8-7-10l-222-106z"><text:p/></draw:path><draw:path draw:style-name="gr3" draw:text-style-name="P50" svg:width="0.0177in" svg:height="0.0177in" svg:x="0.7913in" svg:y="0.072in" svg:viewBox="0 0 46 46" svg:d="M46 23c0-12-10-23-23-23-12 0-23 11-23 23 0 13 11 23 23 23 13 0 23-10 23-23z"><text:p/></draw:path><draw:path draw:style-name="gr3" draw:text-style-name="P50" svg:width="0.0177in" svg:height="0.0177in" svg:x="0.837in" svg:y="0.072in" svg:viewBox="0 0 46 46" svg:d="M46 23c0-12-10-23-23-23-12 0-23 11-23 23 0 13 11 23 23 23 13 0 23-10 23-23z"><text:p/></draw:path><draw:path draw:style-name="gr3" draw:text-style-name="P50" svg:width="0.0177in" svg:height="0.0177in" svg:x="0.8835in" svg:y="0.072in" svg:viewBox="0 0 46 46" svg:d="M46 23c0-12-10-23-23-23-12 0-23 11-23 23 0 13 11 23 23 23 13 0 23-10 23-23z"><text:p/></draw:path><draw:path draw:style-name="gr3" draw:text-style-name="P50" svg:width="0.1012in" svg:height="0.0969in" svg:x="0.9748in" svg:y="0in" svg:viewBox="0 0 258 247" svg:d="M251 18c5-2 7-5 7-10 0-4-4-8-7-8s-4 0-9 2l-235 111c-3 3-7 5-7 10s4 7 7 10l235 111c5 3 6 3 9 3s7-3 7-8-2-8-7-10l-222-106z"><text:p/></draw:path><draw:path draw:style-name="gr3" draw:text-style-name="P50" svg:width="0.0827in" svg:height="0.0756in" svg:x="1.1409in" svg:y="0.0161in" svg:viewBox="0 0 211 193" svg:d="M130 60c2-12 12-50 40-50 4 0 14 0 22 4-12 3-20 14-20 23 0 8 4 16 16 16 10 0 23-7 23-25 0-22-25-28-39-28-26 0-40 22-45 33-11-29-33-33-45-33-45 0-69 55-69 65 0 5 4 5 5 5 4 0 5 0 6-5 14-45 42-55 56-55 9 0 23 3 23 27 0 14-7 43-23 102-6 27-21 44-39 44-4 0-13 0-22-5 11-2 21-12 21-22 0-13-10-16-17-16-12 0-23 12-23 25 0 19 22 28 41 28 27 0 43-30 43-33 5 16 20 33 47 33 43 0 67-56 67-65 0-5-4-5-5-5-3 0-5 1-6 5-13 46-42 55-56 55-17 0-23-13-23-27 0-10 2-19 7-38z"><text:p/></draw:path><draw:path draw:style-name="gr3" draw:text-style-name="P50" svg:width="0.0709in" svg:height="0.0528in" svg:x="1.237in" svg:y="0.0634in" svg:viewBox="0 0 181 135" svg:d="M22 113c0 4-3 11-3 12 0 8 6 10 11 10s10-4 11-7 5-12 5-18c2-6 4-20 7-27 2-7 3-13 5-20 3-12 3-15 12-27s22-28 45-28c17 0 17 15 17 21 0 18-12 51-17 64-3 8-5 11-5 16 0 15 14 26 28 26 30 0 43-41 43-46s-3-5-5-5c-3 0-4 3-6 6-6 23-19 37-31 37-6 0-7-4-7-11s1-11 7-24c3-10 16-41 16-58 0-29-23-34-39-34-25 0-42 16-50 27-2-20-20-27-31-27-13 0-21 10-24 17-7 10-11 28-11 29 0 3 4 3 5 3 5 0 5-1 7-8 5-18 10-33 22-33 7 0 9 6 9 15 0 6-2 17-5 25-2 7-4 21-7 27z"><text:p/></draw:path></draw:g></text:span><text:span text:style-name="T6">, w przedziale całkowania </text:span><text:span text:style-name="T6"><draw:g text:anchor-type="as-char" svg:y="-0.1252in" draw:z-index="1" draw:style-name="gr1"><svg:title>TexMaths</svg:title><svg:desc>12§display§[a,b]§svg§600§FALSE§</svg:desc><draw:polygon draw:style-name="gr2" draw:text-style-name="P49" svg:width="0.289in" svg:height="0.1492in" svg:x="0in" svg:y="0.0075in" svg:viewBox="0 0 735 380" draw:points="368,380 0,380 0,0 735,0 735,380"><text:p/></draw:polygon><draw:polygon draw:style-name="gr3" draw:text-style-name="P50" svg:width="0.0228in" svg:height="0.1657in" svg:x="0.0114in" svg:y="0in" svg:viewBox="0 0 59 422" draw:points="59,422 59,406 17,406 17,17 59,17 59,0 0,0 0,422"><text:p/></draw:polygon><draw:path draw:style-name="gr3" draw:text-style-name="P50" svg:width="0.0764in" svg:height="0.0752in" svg:x="0.0445in" svg:y="0.0508in" svg:viewBox="0 0 195 192" svg:d="M142 26c-9-14-21-26-40-26-49 0-102 62-102 124 0 40 23 68 56 68 9 0 31-2 56-31 3 17 18 31 38 31 16 0 25-10 31-23 8-15 14-42 14-42 0-5-4-5-5-5-5 0-5 2-6 9-9 26-16 51-33 51-12 0-13-10-13-19s1-12 6-31c5-18 5-23 9-38l15-59c3-13 3-13 3-15 0-8-5-12-11-12-11 0-18 10-18 18zM113 137c-1 8-1 8-8 15-18 23-35 30-47 30-22 0-28-22-28-39 0-21 13-73 24-93 12-25 31-40 49-40 28 0 34 34 34 37 0 2-1 5-2 7z"><text:p/></draw:path><draw:path draw:style-name="gr3" draw:text-style-name="P50" svg:width="0.0193in" svg:height="0.0496in" svg:x="0.1402in" svg:y="0.1067in" svg:viewBox="0 0 50 127" svg:d="M50 44c0-27-10-44-27-44-15 0-23 11-23 22 0 12 8 24 23 24 5 0 11-3 14-6 3-2 3-2 4-2v6c0 32-15 58-29 71-5 5-5 6-5 7 0 4 1 5 5 5 5 0 38-33 38-83z"><text:p/></draw:path><draw:path draw:style-name="gr3" draw:text-style-name="P50" svg:width="0.061in" svg:height="0.1173in" svg:x="0.2079in" svg:y="0.0094in" svg:viewBox="0 0 156 299" svg:d="M82 5c0-1 0-5-6-5-10 0-40 4-52 4-2 1-7 1-7 8 0 6 3 6 9 6 21 0 22 4 22 7s-4 17-7 25l-34 140c-5 20-7 27-7 43 0 38 22 66 54 66 49 0 102-64 102-124 0-39-23-68-56-68-19 0-38 12-50 25zM41 164c3-8 3-9 7-14 22-28 41-34 51-34 15 0 27 12 27 40 0 24-14 73-23 90-13 28-33 43-49 43-14 0-28-12-28-42 0-9 0-17 6-43z"><text:p/></draw:path><draw:polygon draw:style-name="gr3" draw:text-style-name="P50" svg:width="0.0228in" svg:height="0.1657in" svg:x="0.2748in" svg:y="0in" svg:viewBox="0 0 59 422" draw:points="59,0 0,0 0,17 41,17 41,406 0,406 0,422 59,422"><text:p/></draw:polygon></draw:g></text:span><text:span text:style-name="T6"><text:s/>wielomianem interpolacyjnym rzędu co najwyżej </text:span><text:span text:style-name="T6"><draw:g text:anchor-type="as-char" svg:y="-0.0756in" draw:z-index="2" draw:style-name="gr1"><svg:title>TexMaths</svg:title><svg:desc>12§display§ n§svg§600§FALSE§</svg:desc><draw:polygon draw:style-name="gr2" draw:text-style-name="P49" svg:width="0.0783in" svg:height="0.0587in" svg:x="0.0031in" svg:y="0.0083in" svg:viewBox="0 0 200 150" draw:points="100,150 0,150 0,0 200,0 200,150"><text:p/></draw:polygon><draw:path draw:style-name="gr3" draw:text-style-name="P50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6">. W przypadku kwadratur zamkniętych, które będziemy wykorzystywać, używamy skrajnych węzłów <text:s/></text:span><text:span text:style-name="T6"><draw:g text:anchor-type="as-char" svg:y="-0.1154in" draw:z-index="3" draw:style-name="gr1"><svg:title>TexMaths</svg:title><svg:desc>12§display§x_{0} = a, x_{n} = b§svg§600§FALSE§</svg:desc><draw:polygon draw:style-name="gr2" draw:text-style-name="P49" svg:width="1.0106in" svg:height="0.1307in" svg:x="0.0031in" svg:y="0.0087in" svg:viewBox="0 0 2568 333" draw:points="1283,333 0,333 0,0 2568,0 2568,333"><text:p/></draw:polygon><draw:path draw:style-name="gr3" draw:text-style-name="P50" svg:width="0.0827in" svg:height="0.0752in" svg:x="0in" svg:y="0.0421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draw:path draw:style-name="gr3" draw:text-style-name="P50" svg:width="0.0539in" svg:height="0.0791in" svg:x="0.0961in" svg:y="0.0634in" svg:viewBox="0 0 138 202" svg:d="M138 103c0-34-4-57-18-77-8-14-26-26-50-26-70 0-70 80-70 103 0 20 0 99 70 99 68 0 68-79 68-99zM70 194c-15 0-33-8-39-32-5-17-5-42-5-64 0-21 0-43 5-60 6-24 25-30 39-30 15 0 31 10 36 28 4 14 6 37 6 62 0 22 0 43-5 62-6 28-27 34-37 34z"><text:p/></draw:path><draw:path draw:style-name="gr3" draw:text-style-name="P50" svg:width="0.1102in" svg:height="0.0386in" svg:x="0.2201in" svg:y="0.0543in" svg:viewBox="0 0 281 99" svg:d="M266 17c7 0 15 0 15-9 0-8-8-8-14-8h-253c-7 0-14 0-14 8 0 9 7 9 14 9zM267 99c6 0 14 0 14-8s-8-8-15-8h-252c-7 0-14 0-14 8s7 8 14 8z"><text:p/></draw:path><draw:path draw:style-name="gr3" draw:text-style-name="P50" svg:width="0.076in" svg:height="0.0752in" svg:x="0.3925in" svg:y="0.0421in" svg:viewBox="0 0 194 192" svg:d="M142 26c-9-14-21-26-40-26-49 0-102 62-102 123 0 41 23 69 56 69 9 0 30-3 56-32 3 17 18 32 38 32 16 0 25-10 31-23 7-16 13-42 13-42 0-5-4-5-4-5-5 0-5 1-6 9-9 26-16 51-33 51-12 0-13-11-13-19 0-10 1-12 6-31 4-18 5-23 8-39l16-58c2-13 2-13 2-15 0-8-4-12-10-12-11 0-18 10-18 18zM113 137c-1 8-1 8-9 15-18 23-34 30-46 30-22 0-28-23-28-39 0-21 13-74 24-93 12-25 31-40 49-40 28 0 34 34 34 37 0 2-1 5-3 7z"><text:p/></draw:path><draw:path draw:style-name="gr3" draw:text-style-name="P50" svg:width="0.0193in" svg:height="0.0496in" svg:x="0.4878in" svg:y="0.0972in" svg:viewBox="0 0 50 127" svg:d="M50 44c0-27-10-44-27-44-15 0-23 11-23 22 0 12 8 24 23 24 5 0 11-3 14-6 3-2 3-2 4-2v6c0 31-15 58-29 71-5 5-5 6-5 7 0 4 1 5 5 5 5 0 38-34 38-83z"><text:p/></draw:path><draw:path draw:style-name="gr3" draw:text-style-name="P50" svg:width="0.0827in" svg:height="0.0752in" svg:x="0.552in" svg:y="0.0421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2 0-12-10-16-17-16-12 0-23 12-23 25 0 19 22 28 40 28 28 0 44-30 44-33 5 16 20 33 46 33 44 0 68-55 68-65 0-5-4-5-5-5-3 0-5 1-6 5-13 45-43 55-56 55-17 0-23-13-23-27 0-10 2-18 7-38z"><text:p/></draw:path><draw:path draw:style-name="gr3" draw:text-style-name="P50" svg:width="0.0709in" svg:height="0.0524in" svg:x="0.6476in" svg:y="0.0886in" svg:viewBox="0 0 181 134" svg:d="M22 113c0 3-3 10-3 12 0 7 6 9 11 9s10-3 11-7c1-2 5-12 5-18 2-6 4-19 7-26 2-8 3-14 5-21 3-12 3-14 12-26s22-28 45-28c17 0 17 15 17 21 0 18-12 50-17 63-3 9-5 11-5 16 0 15 14 26 28 26 30 0 43-41 43-45 0-5-3-5-5-5-3 0-4 2-6 6-6 23-19 36-31 36-6 0-7-4-7-11s1-11 7-24c3-10 16-41 16-57 0-29-23-34-39-34-25 0-42 16-50 26-2-19-20-26-31-26-13 0-21 10-24 17-7 9-11 27-11 29 0 3 4 3 5 3 5 0 5-1 7-8 5-18 10-33 22-33 7 0 9 6 9 15 0 6-2 17-5 25-2 7-4 20-7 26z"><text:p/></draw:path><draw:path draw:style-name="gr3" draw:text-style-name="P50" svg:width="0.1102in" svg:height="0.0386in" svg:x="0.7878in" svg:y="0.0543in" svg:viewBox="0 0 281 99" svg:d="M266 17c7 0 15 0 15-9 0-8-8-8-14-8h-253c-7 0-14 0-14 8 0 9 7 9 14 9zM267 99c6 0 14 0 14-8s-8-8-15-8h-252c-7 0-14 0-14 8s7 8 14 8z"><text:p/></draw:path><draw:path draw:style-name="gr3" draw:text-style-name="P50" svg:width="0.061in" svg:height="0.1169in" svg:x="0.9614in" svg:y="0in" svg:viewBox="0 0 156 298" svg:d="M82 5c0-1 0-5-6-5-10 0-40 4-52 4-2 1-7 1-7 8 0 6 3 6 9 6 21 0 21 4 21 7s-3 17-6 25l-34 139c-5 21-7 28-7 43 0 39 22 66 54 66 49 0 102-63 102-123 0-40-23-68-56-68-20 0-38 12-50 25zM41 164c3-8 3-9 7-14 22-28 40-34 50-34 16 0 28 12 28 40 0 24-14 73-23 90-13 27-33 43-49 43-14 0-29-12-29-42 0-10 0-17 7-43z"><text:p/></draw:path></draw:g></text:span><text:span text:style-name="T6">. <text:s/></text:span></text:p>
      <text:p text:style-name="P27"/>
      <text:p text:style-name="P28">W zbiorze kwadratur zamkniętych NC do interpolacji wykorzystujemy wielomiany dowolnego stopnia <draw:g text:anchor-type="as-char" svg:y="-0.1138in" draw:z-index="4" draw:style-name="gr1"><svg:title>TexMaths</svg:title><svg:desc>12§display§N = 1,2,3,4...§svg§600§FALSE§</svg:desc><draw:polygon draw:style-name="gr2" draw:text-style-name="P49" svg:width="1.0335in" svg:height="0.1291in" svg:x="0.002in" svg:y="0.0083in" svg:viewBox="0 0 2626 329" draw:points="1312,329 0,329 0,0 2626,0 2626,329"><text:p/></draw:polygon><draw:path draw:style-name="gr3" draw:text-style-name="P50" svg:width="0.1398in" svg:height="0.1134in" svg:x="0in" svg:y="0in" svg:viewBox="0 0 356 289" svg:d="M303 44c4-16 11-30 45-31 3 0 8-1 8-8 0-1 0-5-6-5-13 0-29 1-42 1-14 0-30-1-43-1-4 0-8 0-8 8 0 5 4 5 8 5 24 0 29 9 29 18 0 1-1 9-3 10l-46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3" draw:text-style-name="P50" svg:width="0.1102in" svg:height="0.039in" svg:x="0.2008in" svg:y="0.0524in" svg:viewBox="0 0 281 100" svg:d="M266 17c7 0 15 0 15-9 0-8-8-8-14-8h-253c-7 0-14 0-14 8 0 9 7 9 14 9zM267 100c6 0 14 0 14-9 0-8-8-8-15-8h-252c-7 0-14 0-14 8 0 9 7 9 14 9z"><text:p/></draw:path><draw:path draw:style-name="gr3" draw:text-style-name="P50" svg:width="0.0547in" svg:height="0.1106in" svg:x="0.3811in" svg:y="0.0028in" svg:viewBox="0 0 140 282" svg:d="M88 11c0-10 0-11-10-11-28 26-65 26-78 26v15c8 0 34 0 55-12v219c0 16 0 21-38 21h-15v13c15-1 53-1 69-1 18 0 54 0 69 1v-13h-13c-38 0-39-5-39-21z"><text:p/></draw:path><draw:path draw:style-name="gr3" draw:text-style-name="P50" svg:width="0.0193in" svg:height="0.0496in" svg:x="0.4638in" svg:y="0.0957in" svg:viewBox="0 0 50 127" svg:d="M50 44c0-27-10-44-27-44-15 0-23 11-23 22 0 12 8 24 23 24 5 0 11-3 14-6 3-2 3-2 4-2v6c0 32-15 58-29 71-5 5-5 6-5 7 0 4 1 5 5 5 5 0 38-33 38-83z"><text:p/></draw:path><draw:path draw:style-name="gr3" draw:text-style-name="P50" svg:width="0.0661in" svg:height="0.1106in" svg:x="0.5311in" svg:y="0.002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0" svg:width="0.0193in" svg:height="0.0496in" svg:x="0.6201in" svg:y="0.0957in" svg:viewBox="0 0 50 127" svg:d="M50 44c0-27-10-44-27-44-15 0-23 11-23 22 0 12 8 24 23 24 5 0 11-3 14-6 3-2 3-2 4-2v6c0 32-15 58-29 71-5 5-5 6-5 7 0 4 1 5 5 5 5 0 38-33 38-83z"><text:p/></draw:path><draw:path draw:style-name="gr3" draw:text-style-name="P50" svg:width="0.0685in" svg:height="0.1138in" svg:x="0.6866in" svg:y="0.0028in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50" svg:width="0.0193in" svg:height="0.0496in" svg:x="0.7768in" svg:y="0.0957in" svg:viewBox="0 0 50 127" svg:d="M50 44c0-27-10-44-27-44-15 0-23 11-23 22 0 12 8 24 23 24 5 0 11-3 14-6 3-2 3-2 4-2v6c0 32-15 58-29 71-5 5-5 6-5 7 0 4 1 5 5 5 5 0 38-33 38-83z"><text:p/></draw:path><draw:path draw:style-name="gr3" draw:text-style-name="P50" svg:width="0.0736in" svg:height="0.1122in" svg:x="0.8409in" svg:y="0.0016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0" svg:width="0.0177in" svg:height="0.0177in" svg:x="0.9335in" svg:y="0.0957in" svg:viewBox="0 0 46 46" svg:d="M46 23c0-12-10-23-23-23-12 0-23 11-23 23 0 13 11 23 23 23 13 0 23-10 23-23z"><text:p/></draw:path><draw:path draw:style-name="gr3" draw:text-style-name="P50" svg:width="0.0177in" svg:height="0.0177in" svg:x="0.9799in" svg:y="0.0957in" svg:viewBox="0 0 46 46" svg:d="M46 23c0-12-10-23-23-23-12 0-23 11-23 23 0 13 11 23 23 23 13 0 23-10 23-23z"><text:p/></draw:path><draw:path draw:style-name="gr3" draw:text-style-name="P50" svg:width="0.0177in" svg:height="0.0177in" svg:x="1.0264in" svg:y="0.0957in" svg:viewBox="0 0 46 46" svg:d="M46 23c0-12-10-23-23-23-12 0-23 11-23 23 0 13 11 23 23 23 13 0 23-10 23-23z"><text:p/></draw:path></draw:g>, jednak w praktyce używamy tylko wielomianów niskiego stopnia. </text:p>
      <text:p text:style-name="P30">Przykładowo dla <text:s/><draw:g text:anchor-type="as-char" svg:y="-0.1138in" draw:z-index="5" draw:style-name="gr1"><svg:title>TexMaths</svg:title><svg:desc>12§display§N = 2§svg§600§FALSE§</svg:desc><draw:polygon draw:style-name="gr2" draw:text-style-name="P49" svg:width="0.4303in" svg:height="0.0969in" svg:x="0.002in" svg:y="0.0083in" svg:viewBox="0 0 1094 247" draw:points="547,247 0,247 0,0 1094,0 1094,247"><text:p/></draw:polygon><draw:path draw:style-name="gr3" draw:text-style-name="P50" svg:width="0.1398in" svg:height="0.113in" svg:x="0in" svg:y="0in" svg:viewBox="0 0 356 288" svg:d="M304 44c3-16 10-30 44-31 4 0 8-1 8-8 0-1 0-5-6-5-13 0-28 1-42 1s-30-1-43-1c-3 0-8 0-8 8 0 5 5 5 8 5 24 0 29 9 29 18 0 1-1 9-2 10l-47 188-94-222c-3-7-3-7-13-7h-56c-9 0-12 0-12 8 0 5 3 5 10 5 3 0 29 0 29 4l-56 226c-4 18-12 31-46 32-2 0-7 2-7 9 0 2 2 4 6 4 13 0 28-1 42-1s30 1 43 1c3 0 7 0 7-8 0-3-3-5-8-5-24 0-28-9-28-18 0-3 2-4 3-9l55-224c2 2 2 4 4 7l105 250c4 6 4 7 9 7 4 0 4-1 6-8z"><text:p/></draw:path><draw:path draw:style-name="gr3" draw:text-style-name="P50" svg:width="0.1102in" svg:height="0.0386in" svg:x="0.2008in" svg:y="0.0524in" svg:viewBox="0 0 281 99" svg:d="M266 17c8 0 15 0 15-9 0-8-7-8-13-8h-254c-7 0-14 0-14 8 0 9 7 9 14 9zM268 99c6 0 13 0 13-8s-7-8-15-8h-252c-7 0-14 0-14 8s7 8 14 8z"><text:p/></draw:path><draw:path draw:style-name="gr3" draw:text-style-name="P50" svg:width="0.0661in" svg:height="0.1102in" svg:x="0.3748in" svg:y="0.0028in" svg:viewBox="0 0 169 281" svg:d="M32 249l46-44c66-58 91-81 91-122 0-49-37-83-90-83-48 0-79 40-79 77 0 22 22 22 22 22 8 0 22-4 22-21 0-11-8-23-22-23-4 0-4 0-5 1 9-27 32-43 57-43 39 0 57 34 57 70 0 33-22 67-45 93l-81 90c-5 5-5 6-5 15h157l12-73h-11c-2 12-4 31-8 37-4 4-32 4-41 4z"><text:p/></draw:path></draw:g><text:s/>używamy funkcji kwadratowej, dlatego wzór który będziemy wykorzystywać <text:s/>nazywamy wzorem parabol lub Simpsona. Przedstawia on się następująco, <text:span text:style-name="T9">jeśli </text:span><text:span text:style-name="T9"><draw:g text:anchor-type="as-char" svg:y="-0.0756in" draw:z-index="14" draw:style-name="gr1"><svg:title>TexMaths</svg:title><svg:desc>12§display§n§svg§600§FALSE§</svg:desc><draw:polygon draw:style-name="gr2" draw:text-style-name="P49" svg:width="0.0783in" svg:height="0.0587in" svg:x="0.0031in" svg:y="0.0083in" svg:viewBox="0 0 200 150" draw:points="100,150 0,150 0,0 200,0 200,150"><text:p/></draw:polygon><draw:path draw:style-name="gr3" draw:text-style-name="P50" svg:width="0.0902in" svg:height="0.0752in" svg:x="0in" svg:y="0in" svg:viewBox="0 0 230 192" svg:d="M25 162c-1 7-3 16-3 18 0 8 4 12 12 12 5 0 12-4 15-12 2 0 6-21 9-31l8-39c4-8 6-18 9-27 1-9 4-21 4-22 6-13 29-51 69-51 19 0 23 15 23 30 0 25-21 80-27 97-3 10-4 15-4 20 0 20 15 35 35 35 39 0 55-61 55-65 0-5-4-5-5-5-5 0-5 1-7 9-9 28-22 51-43 51-6 0-10-4-10-13 0-11 5-22 8-31 8-22 26-69 26-92 0-29-18-46-49-46-38 0-60 26-66 36-2-23-19-36-39-36s-28 17-33 24c-6 14-12 39-12 41 0 4 4 4 5 4 5 0 5 0 7-9 7-30 16-50 31-50 9 0 14 4 14 19 0 8-2 13-6 36z"><text:p/></draw:path></draw:g></text:span><text:span text:style-name="T9"><text:s/>jest parzyste:</text:span></text:p>
      <text:p text:style-name="P29"/>
      <text:p text:style-name="P31"><draw:g text:anchor-type="as-char" svg:y="-0.2299in" draw:z-index="6" draw:style-name="gr1"><svg:title>TexMaths</svg:title><svg:desc>12§display§S_{i}(f) = \frac{h}{3}(f(x_{2i}) + 4f(x_{2i + 1}) + f(x_{2i+2}))§svg§600§FALSE§</svg:desc><draw:polygon draw:style-name="gr2" draw:text-style-name="P49" svg:width="2.9969in" svg:height="0.3287in" svg:x="0in" svg:y="0.0087in" svg:viewBox="0 0 7613 836" draw:points="3807,836 0,836 0,0 7613,0 7613,836"><text:p/></draw:polygon><draw:path draw:style-name="gr3" draw:text-style-name="P50" svg:width="0.0988in" svg:height="0.1205in" svg:x="0.0004in" svg:y="0.1098in" svg:viewBox="0 0 252 307" svg:d="M252 4c0-2-1-4-5-4-3 0-3 0-8 7l-21 24c-10-20-33-31-61-31-54 0-103 49-103 100 0 34 22 54 43 61l46 11c15 3 38 10 38 45 0 38-35 78-75 78-27 0-75-9-75-62 0-10 3-21 3-23 1-1 1-2 1-2 0-5-4-5-5-5-2 0-4 0-5 1s-25 99-25 100c0 2 2 3 5 3 2 0 2 0 7-6l20-24c18 24 47 30 72 30 58 0 108-55 108-108 0-29-14-43-21-49-10-11-16-12-54-22-9-2-24-7-28-7-11-3-25-17-25-39 0-34 34-70 73-70 36 0 61 18 61 66 0 13-1 20-1 23 0 1 0 5 5 5 4 0 5-3 6-9z"><text:p/></draw:path><draw:path draw:style-name="gr3" draw:text-style-name="P50" svg:width="0.035in" svg:height="0.078in" svg:x="0.0992in" svg:y="0.1756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382in" svg:height="0.1661in" svg:x="0.1654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1512in" svg:x="0.222in" svg:y="0.1098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50" svg:width="0.0382in" svg:height="0.1661in" svg:x="0.322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1102in" svg:height="0.039in" svg:x="0.4323in" svg:y="0.1669in" svg:viewBox="0 0 281 100" svg:d="M266 17c8 0 15 0 15-9 0-8-7-8-13-8h-254c-7 0-14 0-14 8 0 9 7 9 14 9zM268 100c6 0 13 0 13-9 0-8-7-8-15-8h-252c-7 0-14 0-14 8 0 9 7 9 14 9z"><text:p/></draw:path><draw:path draw:style-name="gr3" draw:text-style-name="P50" svg:width="0.0819in" svg:height="0.1173in" svg:x="0.6272in" svg:y="0in" svg:viewBox="0 0 209 299" svg:d="M98 5c0-1 0-5-4-5-11 0-42 4-53 4-4 1-9 1-9 8 0 6 4 6 11 6 21 0 22 4 22 7l-1 9-62 243c-2 6-2 8-2 9 0 11 8 13 12 13 7 0 14-6 16-12l8-31 10-39c2-9 4-18 7-27 1-4 3-18 5-20 1-4 14-28 28-39 9-7 22-15 41-15 18 0 23 15 23 30 0 22-17 68-28 94-2 10-4 16-4 24 0 19 14 35 34 35 40 0 57-63 57-66 0-5-5-5-6-5-4 0-4 2-6 8-7 23-21 53-43 53-8 0-11-3-11-14s3-20 8-30c6-18 25-69 25-94 0-26-16-44-49-44-26 0-47 13-62 32z"><text:p/></draw:path><draw:polygon draw:style-name="gr3" draw:text-style-name="P50" svg:width="0.0957in" svg:height="0.0067in" svg:x="0.6185in" svg:y="0.1827in" svg:viewBox="0 0 244 18" draw:points="122,18 0,18 0,0 244,0 244,18"><text:p/></draw:polygon><draw:path draw:style-name="gr3" draw:text-style-name="P50" svg:width="0.0685in" svg:height="0.1142in" svg:x="0.6315in" svg:y="0.2307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draw:path draw:style-name="gr3" draw:text-style-name="P50" svg:width="0.0382in" svg:height="0.1661in" svg:x="0.7508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1512in" svg:x="0.8075in" svg:y="0.1098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3-26 24-76 24-80z"><text:p/></draw:path><draw:path draw:style-name="gr3" draw:text-style-name="P50" svg:width="0.0382in" svg:height="0.1661in" svg:x="0.9142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0752in" svg:x="0.9669in" svg:y="0.1543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50" svg:width="0.0516in" svg:height="0.0772in" svg:x="1.065in" svg:y="0.175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0" svg:width="0.035in" svg:height="0.078in" svg:x="1.1291in" svg:y="0.175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382in" svg:height="0.1661in" svg:x="1.1882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1102in" svg:height="0.1106in" svg:x="1.2898in" svg:y="0.1307in" svg:viewBox="0 0 281 282" svg:d="M150 150h118c6 0 13 0 13-8 0-10-7-10-13-10h-118v-118c0-7 0-14-8-14-10 0-10 7-10 14v118h-118c-7 0-14 0-14 10 0 8 7 8 14 8h118v118c0 6 0 14 10 14 8 0 8-8 8-14z"><text:p/></draw:path><draw:path draw:style-name="gr3" draw:text-style-name="P50" svg:width="0.0736in" svg:height="0.1122in" svg:x="1.4508in" svg:y="0.1154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0" svg:width="0.0827in" svg:height="0.1512in" svg:x="1.5378in" svg:y="0.1098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50" svg:width="0.0382in" svg:height="0.1661in" svg:x="1.6445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0752in" svg:x="1.6972in" svg:y="0.1543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0" svg:width="0.0516in" svg:height="0.0772in" svg:x="1.7953in" svg:y="0.175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0" svg:width="0.035in" svg:height="0.078in" svg:x="1.8594in" svg:y="0.175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854in" svg:height="0.0854in" svg:x="1.9091in" svg:y="0.1807in" svg:viewBox="0 0 218 218" svg:d="M116 116h92c3 0 10 0 10-7s-7-7-10-7h-92v-91c0-4 0-11-7-11s-7 7-7 11v91h-91c-4 0-11 0-11 7s7 7 11 7h91v92c0 3 0 10 7 10s7-6 7-10z"><text:p/></draw:path><draw:path draw:style-name="gr3" draw:text-style-name="P50" svg:width="0.0421in" svg:height="0.0772in" svg:x="2.0154in" svg:y="0.1756in" svg:viewBox="0 0 108 197" svg:d="M67 8c0-8-1-8-8-8-19 18-47 19-59 19v11c7 0 26 0 43-8v151c0 9 0 13-30 13h-11v11c5 0 42-1 53-1 10 0 47 1 53 1v-11h-11c-30 0-30-4-30-13z"><text:p/></draw:path><draw:path draw:style-name="gr3" draw:text-style-name="P50" svg:width="0.0382in" svg:height="0.1661in" svg:x="2.0866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1102in" svg:height="0.1106in" svg:x="2.1882in" svg:y="0.1307in" svg:viewBox="0 0 281 282" svg:d="M150 150h118c6 0 13 0 13-8 0-10-7-10-13-10h-118v-118c0-7 0-14-8-14-10 0-10 7-10 14v118h-118c-7 0-14 0-14 10 0 8 7 8 14 8h118v118c0 6 0 14 10 14 8 0 8-8 8-14z"><text:p/></draw:path><draw:path draw:style-name="gr3" draw:text-style-name="P50" svg:width="0.0827in" svg:height="0.1512in" svg:x="2.3535in" svg:y="0.1098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3-26 24-76 24-80z"><text:p/></draw:path><draw:path draw:style-name="gr3" draw:text-style-name="P50" svg:width="0.0382in" svg:height="0.1661in" svg:x="2.4602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0752in" svg:x="2.513in" svg:y="0.1543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50" svg:width="0.0516in" svg:height="0.0772in" svg:x="2.6106in" svg:y="0.175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0" svg:width="0.035in" svg:height="0.078in" svg:x="2.6748in" svg:y="0.175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854in" svg:height="0.0854in" svg:x="2.7248in" svg:y="0.1807in" svg:viewBox="0 0 218 218" svg:d="M116 116h92c3 0 10 0 10-7s-7-7-10-7h-92v-91c0-4 0-11-7-11s-7 7-7 11v91h-91c-4 0-11 0-11 7s7 7 11 7h91v92c0 3 0 10 7 10s7-6 7-10z"><text:p/></draw:path><draw:path draw:style-name="gr3" draw:text-style-name="P50" svg:width="0.0516in" svg:height="0.0772in" svg:x="2.8256in" svg:y="0.175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0" svg:width="0.0382in" svg:height="0.1661in" svg:x="2.9024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0382in" svg:height="0.1661in" svg:x="2.9673in" svg:y="0.1031in" svg:viewBox="0 0 98 423" svg:d="M98 211c0-32-4-84-27-132-25-51-63-79-67-79-2 0-4 2-4 4s0 3 7 10c43 41 67 108 67 197 0 72-15 147-68 200-6 6-6 7-6 8 0 2 2 4 4 4 4 0 43-29 68-83 22-46 26-93 26-129z"><text:p/></draw:path></draw:g>, <text:span text:style-name="T8">dla <text:s/></text:span><text:span text:style-name="T8"><draw:g text:anchor-type="as-char" svg:y="-0.1252in" draw:z-index="11" draw:style-name="gr1"><svg:title>TexMaths</svg:title><svg:desc>12§display§i = 0,1,2, \dots ,n/2-1 §svg§600§FALSE§</svg:desc><draw:polygon draw:style-name="gr2" draw:text-style-name="P49" svg:width="1.5657in" svg:height="0.1492in" svg:x="0.0031in" svg:y="0.0075in" svg:viewBox="0 0 3978 380" draw:points="1990,380 0,380 0,0 3978,0 3978,380"><text:p/></draw:polygon><draw:path draw:style-name="gr3" draw:text-style-name="P50" svg:width="0.0441in" svg:height="0.1114in" svg:x="0in" svg:y="0.013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0" svg:width="0.1102in" svg:height="0.039in" svg:x="0.1079in" svg:y="0.063in" svg:viewBox="0 0 281 100" svg:d="M266 17c8 0 15 0 15-9 0-8-7-8-13-8h-254c-7 0-14 0-14 8 0 9 7 9 14 9zM268 100c6 0 13 0 13-9 0-8-7-8-15-8h-252c-7 0-14 0-14 8 0 9 7 9 14 9z"><text:p/></draw:path><draw:path draw:style-name="gr3" draw:text-style-name="P50" svg:width="0.0701in" svg:height="0.1138in" svg:x="0.2803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0" svg:width="0.0193in" svg:height="0.0496in" svg:x="0.3713in" svg:y="0.1067in" svg:viewBox="0 0 50 127" svg:d="M50 44c0-27-10-44-27-44-15 0-23 11-23 22 0 12 8 24 23 24 5 0 11-3 14-6 3-2 3-2 4-2v6c0 32-15 58-29 71-5 5-5 6-5 7 0 4 1 5 5 5 5 0 38-33 38-83z"><text:p/></draw:path><draw:path draw:style-name="gr3" draw:text-style-name="P50" svg:width="0.0547in" svg:height="0.1106in" svg:x="0.4449in" svg:y="0.0134in" svg:viewBox="0 0 140 282" svg:d="M88 11c0-10 0-11-11-11-27 26-64 26-77 26v15c8 0 34 0 55-12v219c0 16 0 21-38 21h-15v13c15-1 53-1 69-1 18 0 54 0 69 1v-13h-13c-38 0-39-5-39-21z"><text:p/></draw:path><draw:path draw:style-name="gr3" draw:text-style-name="P50" svg:width="0.0193in" svg:height="0.0496in" svg:x="0.528in" svg:y="0.1067in" svg:viewBox="0 0 50 127" svg:d="M50 44c0-27-10-44-27-44-15 0-23 11-23 22 0 12 8 24 23 24 5 0 11-3 14-6 3-2 3-2 4-2v6c0 32-15 58-29 71-5 5-5 6-5 7 0 4 1 5 5 5 5 0 38-33 38-83z"><text:p/></draw:path><draw:path draw:style-name="gr3" draw:text-style-name="P50" svg:width="0.0661in" svg:height="0.1106in" svg:x="0.5957in" svg:y="0.013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0" svg:width="0.0193in" svg:height="0.0496in" svg:x="0.6846in" svg:y="0.1067in" svg:viewBox="0 0 50 127" svg:d="M50 44c0-27-10-44-27-44-15 0-23 11-23 22 0 12 8 24 23 24 5 0 11-3 14-6 3-2 3-2 4-2v6c0 32-15 58-29 71-5 5-5 6-5 7 0 4 1 5 5 5 5 0 38-33 38-83z"><text:p/></draw:path><draw:path draw:style-name="gr3" draw:text-style-name="P50" svg:width="0.0177in" svg:height="0.0177in" svg:x="0.7587in" svg:y="0.1067in" svg:viewBox="0 0 46 46" svg:d="M46 23c0-12-10-23-23-23-12 0-23 11-23 23 0 13 11 23 23 23 13 0 23-10 23-23z"><text:p/></draw:path><draw:path draw:style-name="gr3" draw:text-style-name="P50" svg:width="0.0177in" svg:height="0.0177in" svg:x="0.8327in" svg:y="0.1067in" svg:viewBox="0 0 46 46" svg:d="M46 23c0-12-10-23-23-23-12 0-23 11-23 23 0 13 11 23 23 23 13 0 23-10 23-23z"><text:p/></draw:path><draw:path draw:style-name="gr3" draw:text-style-name="P50" svg:width="0.0177in" svg:height="0.0177in" svg:x="0.9063in" svg:y="0.1067in" svg:viewBox="0 0 46 46" svg:d="M46 23c0-12-10-23-23-23-12 0-23 11-23 23 0 13 11 23 23 23 13 0 23-10 23-23z"><text:p/></draw:path><draw:path draw:style-name="gr3" draw:text-style-name="P50" svg:width="0.0193in" svg:height="0.0496in" svg:x="0.9799in" svg:y="0.1067in" svg:viewBox="0 0 50 127" svg:d="M50 44c0-27-10-44-27-44-15 0-23 11-23 22 0 12 8 24 23 24 5 0 11-3 14-6 3-2 3-2 4-2v6c0 32-15 58-29 71-5 5-5 6-5 7 0 4 1 5 5 5 5 0 38-33 38-83z"><text:p/></draw:path><draw:path draw:style-name="gr3" draw:text-style-name="P50" svg:width="0.0898in" svg:height="0.0752in" svg:x="1.0441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0" svg:width="0.065in" svg:height="0.1657in" svg:x="1.148in" svg:y="0in" svg:viewBox="0 0 166 422" svg:d="M163 17c3-6 3-9 3-9 0-4-5-8-10-8-2 0-5 1-6 4l-148 403c-2 5-2 7-2 8 0 4 4 7 8 7 6 0 8-2 10-9z"><text:p/></draw:path><draw:path draw:style-name="gr3" draw:text-style-name="P50" svg:width="0.0661in" svg:height="0.1106in" svg:x="1.2303in" svg:y="0.013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0" svg:width="0.1012in" svg:height="0.0067in" svg:x="1.3559in" svg:y="0.0791in" svg:viewBox="0 0 258 18" svg:d="M244 18c7 0 14 0 14-10 0-8-7-8-14-8h-230c-7 0-14 0-14 8 0 10 7 10 14 10z"><text:p/></draw:path><draw:path draw:style-name="gr3" draw:text-style-name="P50" svg:width="0.0547in" svg:height="0.1106in" svg:x="1.5228in" svg:y="0.0134in" svg:viewBox="0 0 140 282" svg:d="M88 11c0-10 0-11-10-11-28 26-65 26-78 26v15c8 0 34 0 55-12v219c0 16 0 21-38 21h-15v13c15-1 53-1 69-1 18 0 54 0 69 1v-13h-13c-38 0-39-5-39-21z"><text:p/></draw:path></draw:g></text:span>,</text:p>
      <text:p text:style-name="P31"/>
      <text:p text:style-name="P32">gdzie:</text:p>
      <text:p text:style-name="P32"/>
      <text:p text:style-name="P32"><draw:g text:anchor-type="as-char" svg:y="-0.2283in" draw:z-index="7" draw:style-name="gr1"><svg:title>TexMaths</svg:title><svg:desc>12§display§h = \frac{b-a}{n}§svg§600§FALSE§</svg:desc><draw:polygon draw:style-name="gr2" draw:text-style-name="P49" svg:width="0.6819in" svg:height="0.3264in" svg:x="0in" svg:y="0.0083in" svg:viewBox="0 0 1733 830" draw:points="866,830 0,830 0,0 1733,0 1733,830"><text:p/></draw:polygon><draw:path draw:style-name="gr3" draw:text-style-name="P50" svg:width="0.0819in" svg:height="0.1173in" svg:x="0.0008in" svg:y="0.113in" svg:viewBox="0 0 209 299" svg:d="M98 5c0-1 0-5-4-5-10 0-42 4-53 4-4 1-9 1-9 8 0 6 4 6 11 6 21 0 22 4 22 7l-1 9-62 243c-2 6-2 7-2 8 0 11 8 14 12 14 7 0 14-6 16-12l8-32 10-38c2-10 4-18 7-28 1-3 3-18 5-19 1-5 14-29 28-39 9-8 22-15 41-15 18 0 23 15 23 30 0 22-17 67-28 94-2 9-4 15-4 24 0 19 14 35 34 35 40 0 57-63 57-66 0-5-5-5-6-5-4 0-4 2-6 8-8 23-21 53-44 53-7 0-10-4-10-14 0-11 3-21 8-30 6-18 25-69 25-94 0-26-17-44-49-44-26 0-47 13-62 32z"><text:p/></draw:path><draw:path draw:style-name="gr3" draw:text-style-name="P50" svg:width="0.1102in" svg:height="0.039in" svg:x="0.1425in" svg:y="0.1665in" svg:viewBox="0 0 281 100" svg:d="M266 17c7 0 15 0 15-9 0-8-8-8-14-8h-253c-7 0-14 0-14 8 0 9 7 9 14 9zM267 100c6 0 14 0 14-9 0-8-8-8-15-8h-252c-7 0-14 0-14 8 0 9 7 9 14 9z"><text:p/></draw:path><draw:path draw:style-name="gr3" draw:text-style-name="P50" svg:width="0.061in" svg:height="0.1173in" svg:x="0.3362in" svg:y="0in" svg:viewBox="0 0 156 299" svg:d="M82 5c0-1 0-5-6-5-10 0-40 4-52 4-2 1-7 1-7 8 0 6 3 6 9 6 21 0 22 4 22 7s-4 17-7 25l-34 139c-5 21-7 28-7 44 0 38 22 66 54 66 49 0 102-64 102-124 0-40-23-68-56-68-20 0-38 12-50 25zM41 164c3-8 3-9 7-14 22-28 40-34 50-34 16 0 28 12 28 40 0 24-14 73-23 90-13 27-33 43-49 43-14 0-28-12-28-42 0-10 0-17 6-43z"><text:p/></draw:path><draw:path draw:style-name="gr3" draw:text-style-name="P50" svg:width="0.1012in" svg:height="0.0067in" svg:x="0.45in" svg:y="0.0701in" svg:viewBox="0 0 258 18" svg:d="M243 18c8 0 15 0 15-10 0-8-7-8-15-8h-229c-7 0-14 0-14 8 0 10 7 10 14 10z"><text:p/></draw:path><draw:path draw:style-name="gr3" draw:text-style-name="P50" svg:width="0.076in" svg:height="0.0752in" svg:x="0.6091in" svg:y="0.0417in" svg:viewBox="0 0 194 192" svg:d="M141 26c-8-14-20-26-39-26-49 0-102 62-102 123 0 41 23 69 56 69 9 0 30-3 56-31 3 16 17 31 38 31 15 0 25-10 31-23 7-16 13-42 13-42 0-5-5-5-5-5-4 0-4 1-6 9-8 26-15 51-32 51-12 0-13-11-13-19 0-10 1-12 6-31 5-18 5-23 8-38l16-59c2-13 2-13 2-15 0-8-5-12-11-12-10 0-18 10-18 18zM113 137c-1 8-1 8-7 15-20 23-36 30-48 30-22 0-28-23-28-39 0-21 13-73 24-93 12-25 31-40 49-40 28 0 34 34 34 37 0 2-2 5-3 7z"><text:p/></draw:path><draw:polygon draw:style-name="gr3" draw:text-style-name="P50" svg:width="0.3618in" svg:height="0.0067in" svg:x="0.3287in" svg:y="0.1823in" svg:viewBox="0 0 920 18" draw:points="459,18 0,18 0,0 920,0 920,18"><text:p/></draw:polygon><draw:path draw:style-name="gr3" draw:text-style-name="P50" svg:width="0.0898in" svg:height="0.0752in" svg:x="0.4642in" svg:y="0.2677in" svg:viewBox="0 0 229 192" svg:d="M25 162c-1 7-3 17-3 18 0 8 4 12 12 12 4 0 12-4 15-12 1 0 6-21 9-31l8-39c4-8 6-18 8-27s5-21 5-22c6-13 29-51 68-51 20 0 23 15 23 30 0 25-19 80-26 97-4 10-5 15-5 20 0 20 16 35 35 35 39 0 55-61 55-65 0-5-4-5-5-5-5 0-5 1-6 9-9 28-23 51-43 51-7 0-10-3-10-13 0-11 4-22 8-31 7-22 25-68 25-92 0-29-18-46-48-46-38 0-60 26-66 36-2-23-19-36-40-36-19 0-27 17-32 24-6 14-12 40-12 41 0 5 4 5 5 5 5 0 5 0 7-10 7-30 16-50 31-50 9 0 13 4 13 19 0 8-1 13-6 36z"><text:p/></draw:path></draw:g><text:s/>- odległość między węzłami.</text:p>
      <text:p text:style-name="P32"/>
      <text:p text:style-name="P32">Sumując wszystkie wartości <text:s/><draw:g text:anchor-type="as-char" svg:y="-0.1173in" draw:z-index="8" draw:style-name="gr1"><svg:title>TexMaths</svg:title><svg:desc>12§display§S_{i}§svg§600§FALSE§</svg:desc><draw:polygon draw:style-name="gr2" draw:text-style-name="P49" svg:width="0.1256in" svg:height="0.1264in" svg:x="0in" svg:y="0.0083in" svg:viewBox="0 0 320 322" draw:points="160,322 0,322 0,0 320,0 320,322"><text:p/></draw:polygon><draw:path draw:style-name="gr3" draw:text-style-name="P50" svg:width="0.0984in" svg:height="0.1205in" svg:x="0.0004in" svg:y="0in" svg:viewBox="0 0 251 307" svg:d="M251 4c0-2-1-4-4-4-4 0-4 0-9 7l-19 24c-12-20-33-31-62-31-54 0-103 49-103 99 0 35 21 54 43 61l46 11c15 4 38 11 38 46 0 37-35 78-76 78-26 0-74-10-74-63 0-9 3-20 3-22 1-2 1-3 1-3 0-5-4-5-5-5-2 0-4 0-5 2-1 1-25 98-25 99 0 2 2 4 5 4 2 0 2 0 7-6l20-24c18 24 47 30 72 30 58 0 108-55 108-108 0-29-14-43-22-49-9-11-14-12-53-22-9-2-24-7-28-7-11-4-25-17-25-40 0-33 33-69 73-69 36 0 62 18 62 66 0 13-2 20-2 23 0 1 0 4 5 4 3 0 4-2 7-8z"><text:p/></draw:path><draw:path draw:style-name="gr3" draw:text-style-name="P50" svg:width="0.035in" svg:height="0.078in" svg:x="0.0988in" svg:y="0.065in" svg:viewBox="0 0 90 199" svg:d="M83 12c0-5-4-12-12-12-9 0-17 7-17 17 0 5 3 11 12 11 8 0 17-9 17-16zM22 162c-2 3-3 7-3 13 0 13 12 24 28 24 31 0 43-41 43-45 0-3-4-3-5-3-4 0-4 1-6 5-6 24-19 34-31 34-6 0-7-3-7-10 0-6 2-11 5-18 3-9 5-16 9-24 2-6 13-35 14-37 2-3 3-8 3-10 0-14-12-25-29-25-30 0-43 41-43 45s4 4 5 4c5 0 5-2 6-5 7-26 20-36 31-36 5 0 8 3 8 10s-2 12-9 30z"><text:p/></draw:path></draw:g><text:s/>otrzymujemy przybliżoną wartość całki oznaczonej:</text:p>
      <text:p text:style-name="P32"/>
      <text:p text:style-name="P33"><draw:g text:anchor-type="as-char" svg:y="-0.3071in" draw:z-index="9" draw:style-name="gr1"><svg:title>TexMaths</svg:title><svg:desc>12§display§\int_{a}^{b}f(x)dx \approx \sum_{i=0}^{n/2 - 1}S_{i}(f)§svg§600§FALSE§</svg:desc><draw:polygon draw:style-name="gr2" draw:text-style-name="P49" svg:width="1.7524in" svg:height="0.4906in" svg:x="0in" svg:y="0.0079in" svg:viewBox="0 0 4452 1247" draw:points="2226,1247 0,1247 0,0 4452,0 4452,1247"><text:p/></draw:polygon><draw:path draw:style-name="gr3" draw:text-style-name="P50" svg:width="0.1476in" svg:height="0.3685in" svg:x="0.0008in" svg:y="0.0835in" svg:viewBox="0 0 376 937" svg:d="M20 918c14 0 21-9 21-19 0-14-10-22-19-22-11 0-22 8-22 22 0 22 22 38 47 38 65 0 89-98 119-220 32-134 60-269 82-404 16-90 32-174 46-229 5-20 19-74 36-74 13 0 23 7 25 9-14 1-21 10-21 21 0 14 10 20 20 20 11 0 22-6 22-20 0-23-23-40-47-40-33 0-55 46-79 132-2 5-59 216-105 493-12 64-24 135-37 194-8 31-28 110-62 110-15 0-24-11-26-11z"><text:p/></draw:path><draw:path draw:style-name="gr3" draw:text-style-name="P50" svg:width="0.0472in" svg:height="0.0819in" svg:x="0.1654in" svg:y="0.0437in" svg:viewBox="0 0 121 209" svg:d="M59 8c1 0 1-3 1-4 0-2-1-4-5-4-6 0-30 2-38 2-3 0-6 2-6 8 0 4 3 4 7 4 14 0 14 3 14 4 0 2-2 14-4 22l-6 26c-4 11-20 76-20 79-2 7-2 11-2 16 0 29 19 48 44 48 36 0 77-41 77-84 0-35-25-51-45-51-16 0-29 10-38 17zM44 200c-14 0-22-12-22-30 0-10 2-21 9-55 3-5 3-6 9-12 10-13 25-19 34-19 12 0 23 8 23 29 0 11-7 42-15 59-8 14-22 28-38 28z"><text:p/></draw:path><draw:path draw:style-name="gr3" draw:text-style-name="P50" svg:width="0.0591in" svg:height="0.0524in" svg:x="0.0913in" svg:y="0.4091in" svg:viewBox="0 0 151 134" svg:d="M108 17c-7-10-17-17-31-17-39 0-77 42-77 84 0 29 19 50 46 50 14 0 28-9 42-21 6 19 22 21 30 21 10 0 18-7 24-16 6-11 9-28 9-29 0-5-3-5-5-5-3 0-4 2-6 10-3 14-9 32-22 32-8 0-10-7-10-14 0-5 4-17 5-24 2-9 5-21 7-28l6-22c1-7 5-21 5-22 0-8-5-10-10-10s-12 4-13 11zM89 94c-3 9-10 14-16 20-3 2-14 12-27 12-11 0-22-8-22-29 0-15 8-49 16-61 13-24 28-28 37-28 21 0 26 23 26 27 0 1 0 2-1 3z"><text:p/></draw:path><draw:path draw:style-name="gr3" draw:text-style-name="P50" svg:width="0.0827in" svg:height="0.1512in" svg:x="0.2606in" svg:y="0.192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-1 24-15 24-23 0-9-9-14-17-14-11 0-23 10-23 25 0 20 18 30 36 30 24 0 40-25 48-42 14-26 24-77 24-80z"><text:p/></draw:path><draw:path draw:style-name="gr3" draw:text-style-name="P50" svg:width="0.0382in" svg:height="0.1661in" svg:x="0.3677in" svg:y="0.1835in" svg:viewBox="0 0 98 423" svg:d="M98 419c0-1 0-2-7-10-53-53-66-133-66-198 0-73 16-146 69-199 4-5 4-6 4-8 0-3-1-4-4-4-4 0-42 29-68 83-21 45-26 92-26 128 0 34 5 84 28 132 26 52 62 80 66 80 3 0 4-2 4-4z"><text:p/></draw:path><draw:path draw:style-name="gr3" draw:text-style-name="P50" svg:width="0.0827in" svg:height="0.0752in" svg:x="0.4205in" svg:y="0.235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0" svg:width="0.0382in" svg:height="0.1661in" svg:x="0.5201in" svg:y="0.1835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0791in" svg:height="0.1173in" svg:x="0.5823in" svg:y="0.1937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50" svg:width="0.0827in" svg:height="0.0752in" svg:x="0.6665in" svg:y="0.2354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50" svg:width="0.1106in" svg:height="0.0709in" svg:x="0.8118in" svg:y="0.228in" svg:viewBox="0 0 282 181" svg:d="M282 13c0-9-2-13-6-13-1 0-5 2-5 12-2 29-32 47-60 47-24 0-45-13-67-28-23-15-46-31-73-31-40 0-71 30-71 70 0 9 4 12 6 12 5 0 6-8 6-10 2-36 37-48 59-48 24 0 45 12 67 28 23 15 47 31 73 31 40 0 71-31 71-70zM282 113c0-13-5-15-6-15s-5 4-5 12c-2 30-32 47-60 47-24 0-45-13-67-27-23-16-46-32-73-32-40 0-71 30-71 70 0 10 4 12 6 12 5 0 6-7 6-10 2-34 37-48 59-48 24 0 45 14 67 29 23 15 47 30 73 30 41 0 71-31 71-68z"><text:p/></draw:path><draw:path draw:style-name="gr3" draw:text-style-name="P50" svg:width="0.0709in" svg:height="0.0524in" svg:x="0.9839in" svg:y="0.0362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50" svg:width="0.0496in" svg:height="0.1161in" svg:x="1.0693in" svg:y="0in" svg:viewBox="0 0 127 296" svg:d="M126 13c1-3 1-5 1-6 0-5-3-7-6-7-5 0-7 4-8 7l-111 276c-2 4-2 5-2 6 0 5 4 7 7 7 5 0 6-3 9-7z"><text:p/></draw:path><draw:path draw:style-name="gr3" draw:text-style-name="P50" svg:width="0.0516in" svg:height="0.0772in" svg:x="1.1354in" svg:y="0.0098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0" svg:width="0.0783in" svg:height="0.0059in" svg:x="1.2067in" svg:y="0.0555in" svg:viewBox="0 0 200 16" svg:d="M190 16c3 0 10 0 10-9 0-7-6-7-10-7h-178c-5 0-12 0-12 7 0 9 7 9 12 9z"><text:p/></draw:path><draw:path draw:style-name="gr3" draw:text-style-name="P50" svg:width="0.0421in" svg:height="0.0772in" svg:x="1.3106in" svg:y="0.0098in" svg:viewBox="0 0 108 197" svg:d="M67 8c0-8-1-8-8-8-19 18-47 19-59 19v11c7 0 26 0 43-8v151c0 9 0 13-30 13h-11v11c5 0 42-1 53-1 10 0 47 1 53 1v-11h-11c-30 0-30-4-30-13z"><text:p/></draw:path><draw:path draw:style-name="gr3" draw:text-style-name="P50" svg:width="0.2213in" svg:height="0.2327in" svg:x="1.0606in" svg:y="0.1512in" svg:viewBox="0 0 563 592" svg:d="M511 592l52-136h-11c-17 45-61 73-110 85-9 3-51 14-132 14h-255l216-253c3-2 4-4 4-7 0 0 0-1-4-6l-197-269h232c56 0 95 6 100 6 22 5 58 11 92 33 11 6 40 25 54 60h11l-52-119h-499c-10 0-10 0-12 2 0 2 0 10 0 15l223 306-218 256c-5 6-5 8-5 8 0 5 4 5 12 5z"><text:p/></draw:path><draw:path draw:style-name="gr3" draw:text-style-name="P50" svg:width="0.035in" svg:height="0.078in" svg:x="1.0693in" svg:y="0.428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854in" svg:height="0.0311in" svg:x="1.1189in" svg:y="0.4598in" svg:viewBox="0 0 218 80" svg:d="M208 14c3 0 10 0 10-7s-7-7-10-7h-197c-4 0-11 0-11 7s7 7 12 7zM208 80c3 0 10 0 10-7 0-8-7-8-10-8h-196c-5 0-12 0-12 8 0 7 7 7 11 7z"><text:p/></draw:path><draw:path draw:style-name="gr3" draw:text-style-name="P50" svg:width="0.0539in" svg:height="0.0795in" svg:x="1.2185in" svg:y="0.428in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3" draw:text-style-name="P50" svg:width="0.0988in" svg:height="0.1205in" svg:x="1.4008in" svg:y="0.1921in" svg:viewBox="0 0 252 307" svg:d="M252 4c0-2-1-4-5-4-3 0-3 0-8 7l-21 24c-10-20-33-31-61-31-54 0-103 49-103 100 0 34 22 54 43 61l46 11c15 3 38 10 38 45 0 37-35 78-75 78-27 0-75-9-75-62 0-10 3-21 3-23 1-1 1-2 1-2 0-5-4-5-5-5-2 0-4 0-5 1s-25 98-25 100 2 3 5 3c2 0 2 0 7-6l20-24c18 24 47 30 72 30 58 0 108-55 108-108 0-29-14-43-21-49-10-11-16-12-54-22-9-2-24-7-28-7-11-3-25-17-25-39 0-34 34-70 73-70 36 0 61 18 61 66 0 13-1 20-1 23 0 1 0 5 5 5 4 0 5-3 6-9z"><text:p/></draw:path><draw:path draw:style-name="gr3" draw:text-style-name="P50" svg:width="0.035in" svg:height="0.078in" svg:x="1.4996in" svg:y="0.257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382in" svg:height="0.1661in" svg:x="1.5657in" svg:y="0.1835in" svg:viewBox="0 0 98 423" svg:d="M98 419c0-1 0-2-7-10-53-53-66-133-66-198 0-73 16-146 69-199 4-5 4-6 4-8 0-3-1-4-4-4-4 0-42 29-68 83-21 45-26 92-26 128 0 34 5 84 28 132 26 52 62 80 66 80 3 0 4-2 4-4z"><text:p/></draw:path><draw:path draw:style-name="gr3" draw:text-style-name="P50" svg:width="0.0827in" svg:height="0.1512in" svg:x="1.6224in" svg:y="0.1921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-1 24-15 24-23 0-9-9-14-17-14-11 0-23 10-23 25 0 20 18 30 36 30 24 0 40-25 48-42 13-26 24-77 24-80z"><text:p/></draw:path><draw:path draw:style-name="gr3" draw:text-style-name="P50" svg:width="0.0382in" svg:height="0.1661in" svg:x="1.7228in" svg:y="0.1835in" svg:viewBox="0 0 98 423" svg:d="M98 211c0-32-4-84-27-132-25-51-63-79-67-79-2 0-4 2-4 4s0 3 7 10c43 41 67 108 67 197 0 72-15 147-68 200-6 6-6 7-6 8 0 2 2 4 4 4 4 0 43-29 68-83 22-46 26-93 26-129z"><text:p/></draw:path></draw:g>.</text:p>
      <text:p text:style-name="P33"/>
      <text:p text:style-name="P32">Interpolacji możemy także dokonać za pomocą wielomianu stopnia czwartego wykorzystując wzór Milne’a:</text:p>
      <text:p text:style-name="P32"/>
      <text:p text:style-name="P33"><draw:g text:anchor-type="as-char" svg:y="-0.2299in" draw:z-index="10" draw:style-name="gr1"><svg:title>TexMaths</svg:title><svg:desc>12§display§S_{i}(f) = \frac{4h}{90}(7f(x_{4i}) + 32f(x_{4i+1}) + 12f(x_{4i+2}) + 32f(x_{4i+3}) + 7f(x_{4i+4}))§svg§600§FALSE§</svg:desc><draw:polygon draw:style-name="gr2" draw:text-style-name="P49" svg:width="5.2925in" svg:height="0.3287in" svg:x="0in" svg:y="0.0087in" svg:viewBox="0 0 13444 836" draw:points="6722,836 0,836 0,0 13444,0 13444,836"><text:p/></draw:polygon><draw:path draw:style-name="gr3" draw:text-style-name="P50" svg:width="0.0988in" svg:height="0.1205in" svg:x="0.0004in" svg:y="0.1098in" svg:viewBox="0 0 252 307" svg:d="M252 4c0-2-1-4-5-4-3 0-3 0-8 7l-21 24c-10-20-33-31-61-31-54 0-103 49-103 100 0 34 22 54 43 61l46 11c15 3 38 10 38 45 0 38-35 78-75 78-27 0-75-9-75-62 0-10 3-21 3-23 1-1 1-2 1-2 0-5-4-5-5-5-2 0-4 0-5 1s-25 99-25 100c0 2 2 3 5 3 2 0 2 0 7-6l20-24c18 24 47 30 72 30 58 0 108-55 108-108 0-29-14-43-21-49-10-11-16-12-54-22-9-2-24-7-28-7-11-3-25-17-25-39 0-34 34-70 73-70 36 0 61 18 61 66 0 13-1 20-1 23 0 1 0 5 5 5 4 0 5-3 6-9z"><text:p/></draw:path><draw:path draw:style-name="gr3" draw:text-style-name="P50" svg:width="0.035in" svg:height="0.078in" svg:x="0.0992in" svg:y="0.1756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382in" svg:height="0.1661in" svg:x="0.1654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1512in" svg:x="0.222in" svg:y="0.1098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50" svg:width="0.0382in" svg:height="0.1661in" svg:x="0.322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1102in" svg:height="0.039in" svg:x="0.4323in" svg:y="0.1669in" svg:viewBox="0 0 281 100" svg:d="M266 17c8 0 15 0 15-9 0-8-7-8-13-8h-254c-7 0-14 0-14 8 0 9 7 9 14 9zM268 100c6 0 13 0 13-9 0-8-7-8-15-8h-252c-7 0-14 0-14 8 0 9 7 9 14 9z"><text:p/></draw:path><draw:path draw:style-name="gr3" draw:text-style-name="P50" svg:width="0.0736in" svg:height="0.1122in" svg:x="0.6232in" svg:y="0.0028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0" svg:width="0.0819in" svg:height="0.1173in" svg:x="0.7106in" svg:y="0in" svg:viewBox="0 0 209 299" svg:d="M98 5c0-1 0-5-4-5-10 0-42 4-53 4-4 1-9 1-9 8 0 6 4 6 11 6 21 0 22 4 22 7l-1 9-62 243c-2 6-2 8-2 9 0 11 8 13 12 13 7 0 14-6 16-12l8-31 10-39c2-9 4-18 7-27 1-4 3-18 5-20 1-4 14-28 28-39 9-7 22-15 41-15 18 0 23 15 23 30 0 22-17 68-28 94-2 10-4 16-4 24 0 19 14 35 34 35 40 0 57-63 57-66 0-5-5-5-6-5-4 0-4 2-6 8-7 23-21 53-43 53-8 0-11-3-11-14s3-20 8-30c6-18 25-69 25-94 0-26-16-44-49-44-26 0-47 13-62 32z"><text:p/></draw:path><draw:polygon draw:style-name="gr3" draw:text-style-name="P50" svg:width="0.1787in" svg:height="0.0067in" svg:x="0.6185in" svg:y="0.1827in" svg:viewBox="0 0 455 18" draw:points="228,18 0,18 0,0 455,0 455,18"><text:p/></draw:polygon><draw:path draw:style-name="gr3" draw:text-style-name="P50" svg:width="0.0685in" svg:height="0.1142in" svg:x="0.6315in" svg:y="0.2307in" svg:viewBox="0 0 175 291" svg:d="M138 146v15c0 100-44 119-68 119-9 0-30-1-42-16 18 0 22-12 22-19 0-13-10-21-20-21-7 0-19 4-19 22 0 28 23 45 59 45 54 0 105-58 105-148 0-114-48-143-86-143-23 0-43 7-63 26-16 20-26 38-26 69 0 53 37 95 84 95 26 0 43-18 54-44zM85 180c-6 0-26 0-39-26-8-17-8-38-8-58 0-23 0-43 9-59 12-20 27-26 42-26 20 0 33 14 42 33 5 14 6 40 6 59 0 36-15 77-52 77z"><text:p/></draw:path><draw:path draw:style-name="gr3" draw:text-style-name="P50" svg:width="0.0701in" svg:height="0.1142in" svg:x="0.7142in" svg:y="0.2307in" svg:viewBox="0 0 179 291" svg:d="M179 146c0-33-3-67-18-99-19-40-53-47-72-47-24 0-57 11-73 50-14 29-16 63-16 96s2 70 19 102c18 34 49 43 70 43 24 0 55-9 74-49 13-28 16-62 16-96zM89 282c-16 0-42-11-48-52-5-25-5-64-5-88 0-28 0-56 2-78 9-51 41-54 51-54 14 0 43 7 50 49 4 24 4 55 4 83 0 31 0 60-5 86-6 41-30 54-49 54z"><text:p/></draw:path><draw:path draw:style-name="gr3" draw:text-style-name="P50" svg:width="0.0382in" svg:height="0.1661in" svg:x="0.8335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709in" svg:height="0.1157in" svg:x="0.8909in" svg:y="0.1154in" svg:viewBox="0 0 181 295" svg:d="M178 29c3-6 3-7 3-16h-102c-53 0-53-6-54-13h-11l-14 88h11c1-8 5-34 11-39 2-3 36-3 40-3h89c-5 7-38 52-48 67-38 57-53 115-53 158 0 5 0 24 20 24s20-19 20-24v-20c0-23 1-47 5-70 1-9 7-45 26-73z"><text:p/></draw:path><draw:path draw:style-name="gr3" draw:text-style-name="P50" svg:width="0.0827in" svg:height="0.1512in" svg:x="0.9732in" svg:y="0.1098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50" svg:width="0.0382in" svg:height="0.1661in" svg:x="1.0799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0752in" svg:x="1.1327in" svg:y="0.1543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0" svg:width="0.0571in" svg:height="0.078in" svg:x="1.228in" svg:y="0.1744in" svg:viewBox="0 0 146 199" svg:d="M146 151v-11h-33v-132c0-6 0-8-7-8-3 0-4 0-8 4l-98 136v11h88v24c0 10 0 15-24 15h-9v9c15 0 34 0 45 0 10 0 30 0 45 0v-9h-8c-24 0-24-5-24-15v-24zM89 31v109h-78z"><text:p/></draw:path><draw:path draw:style-name="gr3" draw:text-style-name="P50" svg:width="0.035in" svg:height="0.078in" svg:x="1.2949in" svg:y="0.175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382in" svg:height="0.1661in" svg:x="1.3539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1102in" svg:height="0.1106in" svg:x="1.4555in" svg:y="0.1307in" svg:viewBox="0 0 281 282" svg:d="M150 150h118c6 0 13 0 13-8 0-10-7-10-13-10h-118v-118c0-7 0-14-8-14-10 0-10 7-10 14v118h-118c-7 0-14 0-14 10 0 8 7 8 14 8h118v118c0 6 0 14 10 14 8 0 8-8 8-14z"><text:p/></draw:path><draw:path draw:style-name="gr3" draw:text-style-name="P50" svg:width="0.0685in" svg:height="0.1142in" svg:x="1.6189in" svg:y="0.1173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draw:path draw:style-name="gr3" draw:text-style-name="P50" svg:width="0.0661in" svg:height="0.1106in" svg:x="1.7031in" svg:y="0.1173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50" svg:width="0.0827in" svg:height="0.1512in" svg:x="1.7866in" svg:y="0.1098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50" svg:width="0.0382in" svg:height="0.1661in" svg:x="1.8941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0752in" svg:x="1.9469in" svg:y="0.1543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0" svg:width="0.0571in" svg:height="0.078in" svg:x="2.0413in" svg:y="0.1744in" svg:viewBox="0 0 146 199" svg:d="M146 151v-11h-33v-132c0-6 0-8-7-8-3 0-4 0-8 4l-98 136v11h88v24c0 10 0 15-24 15h-9v9c15 0 34 0 45 0 10 0 30 0 45 0v-9h-8c-24 0-24-5-24-15v-24zM89 31v109h-78z"><text:p/></draw:path><draw:path draw:style-name="gr3" draw:text-style-name="P50" svg:width="0.035in" svg:height="0.078in" svg:x="2.1083in" svg:y="0.175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854in" svg:height="0.0854in" svg:x="2.1579in" svg:y="0.1807in" svg:viewBox="0 0 218 218" svg:d="M116 116h92c3 0 10 0 10-7s-7-7-10-7h-92v-91c0-4 0-11-7-11s-7 7-7 11v91h-91c-4 0-11 0-11 7s7 7 11 7h91v92c0 3 0 10 7 10s7-6 7-10z"><text:p/></draw:path><draw:path draw:style-name="gr3" draw:text-style-name="P50" svg:width="0.0421in" svg:height="0.0772in" svg:x="2.2642in" svg:y="0.1756in" svg:viewBox="0 0 108 197" svg:d="M67 8c0-8-1-8-8-8-19 18-47 19-59 19v11c7 0 26 0 43-8v151c0 9 0 13-30 13h-11v11c5 0 42-1 53-1 10 0 47 1 53 1v-11h-11c-30 0-30-4-30-13z"><text:p/></draw:path><draw:path draw:style-name="gr3" draw:text-style-name="P50" svg:width="0.0382in" svg:height="0.1661in" svg:x="2.3362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1102in" svg:height="0.1106in" svg:x="2.437in" svg:y="0.1307in" svg:viewBox="0 0 281 282" svg:d="M150 150h118c6 0 13 0 13-8 0-10-7-10-13-10h-118v-118c0-7 0-14-8-14-10 0-10 7-10 14v118h-118c-7 0-14 0-14 10 0 8 7 8 14 8h118v118c0 6 0 14 10 14 8 0 8-8 8-14z"><text:p/></draw:path><draw:path draw:style-name="gr3" draw:text-style-name="P50" svg:width="0.0547in" svg:height="0.1106in" svg:x="2.6083in" svg:y="0.1173in" svg:viewBox="0 0 140 282" svg:d="M88 11c0-10 0-11-10-11-28 26-65 26-78 26v15c8 0 34 0 55-12v220c0 15 0 20-38 20h-15v13c15-1 53-1 69-1 18 0 54 0 69 1v-13h-13c-38 0-39-5-39-20z"><text:p/></draw:path><draw:path draw:style-name="gr3" draw:text-style-name="P50" svg:width="0.0661in" svg:height="0.1106in" svg:x="2.685in" svg:y="0.1173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50" svg:width="0.0827in" svg:height="0.1512in" svg:x="2.7689in" svg:y="0.1098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50" svg:width="0.0382in" svg:height="0.1661in" svg:x="2.8756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0752in" svg:x="2.9283in" svg:y="0.1543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0" svg:width="0.0571in" svg:height="0.078in" svg:x="3.0228in" svg:y="0.1744in" svg:viewBox="0 0 146 199" svg:d="M146 151v-11h-33v-132c0-6 0-8-7-8-3 0-4 0-8 4l-98 136v11h88v24c0 10 0 15-24 15h-9v9c15 0 34 0 45 0 10 0 30 0 45 0v-9h-8c-24 0-24-5-24-15v-24zM89 31v109h-78z"><text:p/></draw:path><draw:path draw:style-name="gr3" draw:text-style-name="P50" svg:width="0.035in" svg:height="0.078in" svg:x="3.0902in" svg:y="0.175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854in" svg:height="0.0854in" svg:x="3.1398in" svg:y="0.1807in" svg:viewBox="0 0 218 218" svg:d="M116 116h92c3 0 10 0 10-7s-7-7-10-7h-92v-91c0-4 0-11-7-11s-7 7-7 11v91h-91c-4 0-11 0-11 7s7 7 11 7h91v92c0 3 0 10 7 10s7-6 7-10z"><text:p/></draw:path><draw:path draw:style-name="gr3" draw:text-style-name="P50" svg:width="0.0516in" svg:height="0.0772in" svg:x="3.2409in" svg:y="0.175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0" svg:width="0.0382in" svg:height="0.1661in" svg:x="3.3173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1102in" svg:height="0.1106in" svg:x="3.4189in" svg:y="0.1307in" svg:viewBox="0 0 281 282" svg:d="M150 150h118c6 0 13 0 13-8 0-10-7-10-13-10h-118v-118c0-7 0-14-8-14-10 0-10 7-10 14v118h-118c-7 0-14 0-14 10 0 8 7 8 14 8h118v118c0 6 0 14 10 14 8 0 8-8 8-14z"><text:p/></draw:path><draw:path draw:style-name="gr3" draw:text-style-name="P50" svg:width="0.0685in" svg:height="0.1142in" svg:x="3.5823in" svg:y="0.1173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7-24 25 0 39 40 67 85 67 52 0 90-39 90-82 0-34-26-67-69-77z"><text:p/></draw:path><draw:path draw:style-name="gr3" draw:text-style-name="P50" svg:width="0.0661in" svg:height="0.1106in" svg:x="3.6669in" svg:y="0.1173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50" svg:width="0.0827in" svg:height="0.1512in" svg:x="3.7504in" svg:y="0.1098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3-26 24-76 24-80z"><text:p/></draw:path><draw:path draw:style-name="gr3" draw:text-style-name="P50" svg:width="0.0382in" svg:height="0.1661in" svg:x="3.8571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0752in" svg:x="3.9102in" svg:y="0.1543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50" svg:width="0.0571in" svg:height="0.078in" svg:x="4.0047in" svg:y="0.1744in" svg:viewBox="0 0 146 199" svg:d="M146 151v-11h-33v-132c0-6 0-8-7-8-3 0-4 0-8 4l-98 136v11h88v24c0 10 0 15-24 15h-9v9c15 0 34 0 45 0 10 0 30 0 45 0v-9h-8c-24 0-24-5-24-15v-24zM89 31v109h-78z"><text:p/></draw:path><draw:path draw:style-name="gr3" draw:text-style-name="P50" svg:width="0.035in" svg:height="0.078in" svg:x="4.0717in" svg:y="0.175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854in" svg:height="0.0854in" svg:x="4.1213in" svg:y="0.1807in" svg:viewBox="0 0 218 218" svg:d="M116 116h92c3 0 10 0 10-7s-7-7-10-7h-92v-91c0-4 0-11-7-11s-7 7-7 11v91h-91c-4 0-11 0-11 7s7 7 11 7h91v92c0 3 0 10 7 10s7-6 7-10z"><text:p/></draw:path><draw:path draw:style-name="gr3" draw:text-style-name="P50" svg:width="0.0535in" svg:height="0.0795in" svg:x="4.2217in" svg:y="0.1756in" svg:viewBox="0 0 137 203" svg:d="M65 98c24 0 39 16 39 48 0 36-20 47-38 47-11 0-38-3-50-20 14-1 16-11 16-17 0-10-6-16-15-16s-17 5-17 16c0 29 31 47 67 47 41 0 70-28 70-57 0-24-19-46-52-54 31-10 42-33 42-51 0-24-26-41-60-41-32 0-57 17-57 40 0 10 6 15 15 15s16-6 16-14c0-10-7-15-16-16 11-13 30-17 41-17 13 0 32 8 32 33 0 13-3 26-12 35-9 12-16 13-32 13-8 0-8 0-10 1 0 0-3 0-3 4s3 4 8 4z"><text:p/></draw:path><draw:path draw:style-name="gr3" draw:text-style-name="P50" svg:width="0.0382in" svg:height="0.1661in" svg:x="4.2988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1102in" svg:height="0.1106in" svg:x="4.4004in" svg:y="0.1307in" svg:viewBox="0 0 281 282" svg:d="M150 150h118c6 0 13 0 13-8 0-10-7-10-13-10h-118v-118c0-7 0-14-8-14-10 0-10 7-10 14v118h-118c-7 0-14 0-14 10 0 8 7 8 14 8h118v118c0 6 0 14 10 14 8 0 8-8 8-14z"><text:p/></draw:path><draw:path draw:style-name="gr3" draw:text-style-name="P50" svg:width="0.0709in" svg:height="0.1157in" svg:x="4.5665in" svg:y="0.1154in" svg:viewBox="0 0 181 295" svg:d="M178 29c3-6 3-7 3-16h-102c-53 0-53-6-54-13h-11l-14 88h11c1-8 5-34 11-39 2-3 36-3 40-3h89c-5 7-38 52-48 67-38 57-53 115-53 158 0 5 0 24 20 24s20-19 20-24v-20c0-23 1-47 4-70 2-9 8-45 27-73z"><text:p/></draw:path><draw:path draw:style-name="gr3" draw:text-style-name="P50" svg:width="0.0827in" svg:height="0.1512in" svg:x="4.6492in" svg:y="0.1098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6 24-80z"><text:p/></draw:path><draw:path draw:style-name="gr3" draw:text-style-name="P50" svg:width="0.0382in" svg:height="0.1661in" svg:x="4.7559in" svg:y="0.1031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0752in" svg:x="4.8087in" svg:y="0.1543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0" svg:width="0.0571in" svg:height="0.078in" svg:x="4.9035in" svg:y="0.1744in" svg:viewBox="0 0 146 199" svg:d="M146 151v-11h-33v-132c0-6 0-8-6-8-4 0-5 0-9 4l-98 136v11h88v24c0 10 0 15-24 15h-9v9c15 0 34 0 45 0 12 0 30 0 45 0v-9h-8c-24 0-24-5-24-15v-24zM89 31v109h-78z"><text:p/></draw:path><draw:path draw:style-name="gr3" draw:text-style-name="P50" svg:width="0.035in" svg:height="0.078in" svg:x="4.9705in" svg:y="0.1756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50" svg:width="0.0854in" svg:height="0.0854in" svg:x="5.0205in" svg:y="0.1807in" svg:viewBox="0 0 218 218" svg:d="M116 116h92c3 0 10 0 10-7s-7-7-10-7h-92v-91c0-4 0-11-7-11s-7 7-7 11v91h-91c-4 0-11 0-11 7s7 7 11 7h91v92c0 3 0 10 7 10s7-6 7-10z"><text:p/></draw:path><draw:path draw:style-name="gr3" draw:text-style-name="P50" svg:width="0.0571in" svg:height="0.078in" svg:x="5.1185in" svg:y="0.1744in" svg:viewBox="0 0 146 199" svg:d="M146 151v-11h-33v-132c0-6 0-8-6-8-4 0-5 0-9 4l-98 136v11h88v24c0 10 0 15-24 15h-9v9c15 0 34 0 45 0 12 0 30 0 45 0v-9h-8c-24 0-24-5-24-15v-24zM89 31v109h-78z"><text:p/></draw:path><draw:path draw:style-name="gr3" draw:text-style-name="P50" svg:width="0.0382in" svg:height="0.1661in" svg:x="5.198in" svg:y="0.1031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0382in" svg:height="0.1661in" svg:x="5.2626in" svg:y="0.1031in" svg:viewBox="0 0 98 423" svg:d="M98 211c0-32-4-84-27-132-25-51-63-79-67-79-2 0-4 2-4 4s0 3 7 10c43 41 67 108 67 197 0 72-15 147-68 200-6 6-6 7-6 8 0 2 2 4 4 4 4 0 43-29 68-83 22-46 26-93 26-129z"><text:p/></draw:path></draw:g>,</text:p>
      <text:p text:style-name="P33">dla <text:s/><draw:g text:anchor-type="as-char" svg:y="-0.1252in" draw:z-index="12" draw:style-name="gr1"><svg:title>TexMaths</svg:title><svg:desc>12§display§i = 0,1,2, \dots , n/4-1§svg§600§FALSE§</svg:desc><draw:polygon draw:style-name="gr2" draw:text-style-name="P49" svg:width="1.5657in" svg:height="0.1492in" svg:x="0.0031in" svg:y="0.0075in" svg:viewBox="0 0 3978 380" draw:points="1990,380 0,380 0,0 3978,0 3978,380"><text:p/></draw:polygon><draw:path draw:style-name="gr3" draw:text-style-name="P50" svg:width="0.0441in" svg:height="0.1114in" svg:x="0in" svg:y="0.013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0" svg:width="0.1102in" svg:height="0.039in" svg:x="0.1079in" svg:y="0.063in" svg:viewBox="0 0 281 100" svg:d="M266 17c8 0 15 0 15-9 0-8-7-8-13-8h-254c-7 0-14 0-14 8 0 9 7 9 14 9zM268 100c6 0 13 0 13-9 0-8-7-8-15-8h-252c-7 0-14 0-14 8 0 9 7 9 14 9z"><text:p/></draw:path><draw:path draw:style-name="gr3" draw:text-style-name="P50" svg:width="0.0701in" svg:height="0.1138in" svg:x="0.2803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50" svg:width="0.0193in" svg:height="0.0496in" svg:x="0.3713in" svg:y="0.1067in" svg:viewBox="0 0 50 127" svg:d="M50 44c0-27-10-44-27-44-15 0-23 11-23 22 0 12 8 24 23 24 5 0 11-3 14-6 3-2 3-2 4-2v6c0 32-15 58-29 71-5 5-5 6-5 7 0 4 1 5 5 5 5 0 38-33 38-83z"><text:p/></draw:path><draw:path draw:style-name="gr3" draw:text-style-name="P50" svg:width="0.0547in" svg:height="0.1106in" svg:x="0.4449in" svg:y="0.0134in" svg:viewBox="0 0 140 282" svg:d="M88 11c0-10 0-11-11-11-27 26-64 26-77 26v15c8 0 34 0 55-12v219c0 16 0 21-38 21h-15v13c15-1 53-1 69-1 18 0 54 0 69 1v-13h-13c-38 0-39-5-39-21z"><text:p/></draw:path><draw:path draw:style-name="gr3" draw:text-style-name="P50" svg:width="0.0193in" svg:height="0.0496in" svg:x="0.528in" svg:y="0.1067in" svg:viewBox="0 0 50 127" svg:d="M50 44c0-27-10-44-27-44-15 0-23 11-23 22 0 12 8 24 23 24 5 0 11-3 14-6 3-2 3-2 4-2v6c0 32-15 58-29 71-5 5-5 6-5 7 0 4 1 5 5 5 5 0 38-33 38-83z"><text:p/></draw:path><draw:path draw:style-name="gr3" draw:text-style-name="P50" svg:width="0.0661in" svg:height="0.1106in" svg:x="0.5957in" svg:y="0.0134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50" svg:width="0.0193in" svg:height="0.0496in" svg:x="0.6846in" svg:y="0.1067in" svg:viewBox="0 0 50 127" svg:d="M50 44c0-27-10-44-27-44-15 0-23 11-23 22 0 12 8 24 23 24 5 0 11-3 14-6 3-2 3-2 4-2v6c0 32-15 58-29 71-5 5-5 6-5 7 0 4 1 5 5 5 5 0 38-33 38-83z"><text:p/></draw:path><draw:path draw:style-name="gr3" draw:text-style-name="P50" svg:width="0.0177in" svg:height="0.0177in" svg:x="0.7587in" svg:y="0.1067in" svg:viewBox="0 0 46 46" svg:d="M46 23c0-12-10-23-23-23-12 0-23 11-23 23 0 13 11 23 23 23 13 0 23-10 23-23z"><text:p/></draw:path><draw:path draw:style-name="gr3" draw:text-style-name="P50" svg:width="0.0177in" svg:height="0.0177in" svg:x="0.8327in" svg:y="0.1067in" svg:viewBox="0 0 46 46" svg:d="M46 23c0-12-10-23-23-23-12 0-23 11-23 23 0 13 11 23 23 23 13 0 23-10 23-23z"><text:p/></draw:path><draw:path draw:style-name="gr3" draw:text-style-name="P50" svg:width="0.0177in" svg:height="0.0177in" svg:x="0.9063in" svg:y="0.1067in" svg:viewBox="0 0 46 46" svg:d="M46 23c0-12-10-23-23-23-12 0-23 11-23 23 0 13 11 23 23 23 13 0 23-10 23-23z"><text:p/></draw:path><draw:path draw:style-name="gr3" draw:text-style-name="P50" svg:width="0.0193in" svg:height="0.0496in" svg:x="0.9799in" svg:y="0.1067in" svg:viewBox="0 0 50 127" svg:d="M50 44c0-27-10-44-27-44-15 0-23 11-23 22 0 12 8 24 23 24 5 0 11-3 14-6 3-2 3-2 4-2v6c0 32-15 58-29 71-5 5-5 6-5 7 0 4 1 5 5 5 5 0 38-33 38-83z"><text:p/></draw:path><draw:path draw:style-name="gr3" draw:text-style-name="P50" svg:width="0.0898in" svg:height="0.0752in" svg:x="1.0441in" svg:y="0.0508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0" svg:width="0.065in" svg:height="0.1657in" svg:x="1.148in" svg:y="0in" svg:viewBox="0 0 166 422" svg:d="M163 17c3-6 3-9 3-9 0-4-5-8-10-8-2 0-5 1-6 4l-148 403c-2 5-2 7-2 8 0 4 4 7 8 7 6 0 8-2 10-9z"><text:p/></draw:path><draw:path draw:style-name="gr3" draw:text-style-name="P50" svg:width="0.0736in" svg:height="0.1122in" svg:x="1.2272in" svg:y="0.012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50" svg:width="0.1012in" svg:height="0.0067in" svg:x="1.3559in" svg:y="0.0791in" svg:viewBox="0 0 258 18" svg:d="M244 18c7 0 14 0 14-10 0-8-7-8-14-8h-230c-7 0-14 0-14 8 0 10 7 10 14 10z"><text:p/></draw:path><draw:path draw:style-name="gr3" draw:text-style-name="P50" svg:width="0.0547in" svg:height="0.1106in" svg:x="1.5228in" svg:y="0.0134in" svg:viewBox="0 0 140 282" svg:d="M88 11c0-10 0-11-10-11-28 26-65 26-78 26v15c8 0 34 0 55-12v219c0 16 0 21-38 21h-15v13c15-1 53-1 69-1 18 0 54 0 69 1v-13h-13c-38 0-39-5-39-21z"><text:p/></draw:path></draw:g><text:s/><text:span text:style-name="T9">oraz n – wielokrotność 4.</text:span></text:p>
      <text:p text:style-name="P33"/>
      <text:p text:style-name="P32">Wartość całki ponownie obliczamy sumując wszystkie <draw:g text:anchor-type="as-char" svg:y="-0.1173in" draw:z-index="13" draw:style-name="gr1"><svg:title>TexMaths</svg:title><svg:desc>12§display§S_{i}§svg§600§FALSE§</svg:desc><draw:polygon draw:style-name="gr2" draw:text-style-name="P49" svg:width="0.1256in" svg:height="0.1264in" svg:x="0in" svg:y="0.0083in" svg:viewBox="0 0 320 322" draw:points="160,322 0,322 0,0 320,0 320,322"><text:p/></draw:polygon><draw:path draw:style-name="gr3" draw:text-style-name="P50" svg:width="0.0984in" svg:height="0.1205in" svg:x="0.0004in" svg:y="0in" svg:viewBox="0 0 251 307" svg:d="M251 4c0-2-1-4-4-4-4 0-4 0-9 7l-19 24c-12-20-33-31-62-31-54 0-103 49-103 99 0 35 21 54 43 61l46 11c15 4 38 11 38 46 0 37-35 78-76 78-26 0-74-10-74-63 0-9 3-20 3-22 1-2 1-3 1-3 0-5-4-5-5-5-2 0-4 0-5 2-1 1-25 98-25 99 0 2 2 4 5 4 2 0 2 0 7-6l20-24c18 24 47 30 72 30 58 0 108-55 108-108 0-29-14-43-22-49-9-11-14-12-53-22-9-2-24-7-28-7-11-4-25-17-25-40 0-33 33-69 73-69 36 0 62 18 62 66 0 13-2 20-2 23 0 1 0 4 5 4 3 0 4-2 7-8z"><text:p/></draw:path><draw:path draw:style-name="gr3" draw:text-style-name="P50" svg:width="0.035in" svg:height="0.078in" svg:x="0.0988in" svg:y="0.065in" svg:viewBox="0 0 90 199" svg:d="M83 12c0-5-4-12-12-12-9 0-17 7-17 17 0 5 3 11 12 11 8 0 17-9 17-16zM22 162c-2 3-3 7-3 13 0 13 12 24 28 24 31 0 43-41 43-45 0-3-4-3-5-3-4 0-4 1-6 5-6 24-19 34-31 34-6 0-7-3-7-10 0-6 2-11 5-18 3-9 5-16 9-24 2-6 13-35 14-37 2-3 3-8 3-10 0-14-12-25-29-25-30 0-43 41-43 45s4 4 5 4c5 0 5-2 6-5 7-26 20-36 31-36 5 0 8 3 8 10s-2 12-9 30z"><text:p/></draw:path></draw:g>.</text:p>
      <text:p text:style-name="P35">Wyniki możemy dodatkowo poprawić korzystając z ekstrapolacji <text:span text:style-name="T10">Richardsona. Najpierw za pomocą metody Simpsona lub Milne’a obliczamy wartość całki oznaczonej dla różnej liczby węzłów, odpowiednio wyliczając </text:span><text:span text:style-name="T10"><draw:g text:anchor-type="as-char" svg:y="-0.1472in" draw:z-index="15" draw:style-name="gr1"><svg:title>TexMaths</svg:title><svg:desc>12§display§n = 2^{w+1}§svg§600§FALSE§</svg:desc><draw:polygon draw:style-name="gr2" draw:text-style-name="P49" svg:width="0.6441in" svg:height="0.1307in" svg:x="0.0031in" svg:y="0.0087in" svg:viewBox="0 0 1637 333" draw:points="819,333 0,333 0,0 1637,0 1637,333"><text:p/></draw:polygon><draw:path draw:style-name="gr3" draw:text-style-name="P50" svg:width="0.0898in" svg:height="0.0752in" svg:x="0in" svg:y="0.072in" svg:viewBox="0 0 229 192" svg:d="M25 162c-1 7-3 16-3 18 0 8 4 12 12 12 4 0 12-4 15-12 1 0 6-21 9-31l8-39c4-8 6-18 8-27s5-21 5-22c6-13 29-51 69-51 19 0 23 15 23 30 0 25-20 80-27 97-4 10-5 15-5 20 0 20 16 35 35 35 40 0 55-61 55-65 0-5-3-5-4-5-5 0-5 1-6 9-10 28-23 51-44 51-7 0-9-4-9-13 0-11 3-22 7-31 7-22 25-69 25-92 0-29-18-46-48-46-38 0-60 26-66 36-2-23-19-36-40-36-19 0-27 17-32 24-6 14-12 39-12 41 0 4 4 4 5 4 5 0 5 0 7-9 7-30 16-50 31-50 9 0 13 4 13 19 0 8-1 13-6 36z"><text:p/></draw:path><draw:path draw:style-name="gr3" draw:text-style-name="P50" svg:width="0.1102in" svg:height="0.0386in" svg:x="0.1504in" svg:y="0.0843in" svg:viewBox="0 0 281 99" svg:d="M267 17c7 0 14 0 14-9 0-8-7-8-13-8h-254c-7 0-14 0-14 8 0 9 7 9 14 9zM268 99c6 0 13 0 13-8s-7-8-14-8h-253c-7 0-14 0-14 8s7 8 14 8z"><text:p/></draw:path><draw:path draw:style-name="gr3" draw:text-style-name="P50" svg:width="0.0661in" svg:height="0.1102in" svg:x="0.3244in" svg:y="0.035in" svg:viewBox="0 0 169 281" svg:d="M32 249l46-44c66-59 91-80 91-122 0-49-37-83-90-83-48 0-79 40-79 77 0 22 22 22 22 22 8 0 22-4 22-21 0-11-8-23-22-23-4 0-4 0-5 1 9-27 32-43 57-43 39 0 57 34 57 70 0 33-22 67-45 92l-81 91c-5 5-5 6-5 15h157l12-73h-10c-3 12-5 32-9 38-4 3-32 3-41 3z"><text:p/></draw:path><draw:path draw:style-name="gr3" draw:text-style-name="P50" svg:width="0.085in" svg:height="0.0524in" svg:x="0.4051in" svg:y="0.0256in" svg:viewBox="0 0 217 134" svg:d="M142 36c2-7 6-22 6-24 0-5-5-10-10-10-6 0-11 5-13 10-1 2-4 14-6 23-4 15-4 17-9 33-3 16-3 19-4 28 1 6-2 12-8 20-4 5-10 10-20 10-12 0-28-4-28-28 0-14 10-37 15-52 5-12 6-15 6-20 0-14-11-26-28-26-30 0-43 41-43 46 0 4 4 4 5 4 5 0 5-2 6-4 7-26 20-38 31-38 5 0 8 4 8 11s-3 13-4 17c-17 43-17 49-17 59 0 34 31 39 48 39 6 0 20 0 33-20 8 13 23 20 41 20 27 0 40-23 46-36 12-24 20-61 20-75 0-22-13-23-14-23-8 0-17 7-17 16 0 6 4 7 6 9 7 6 11 15 11 24 0 4-13 77-51 77-24 0-24-22-24-27 0-8 2-13 5-30z"><text:p/></draw:path><draw:path draw:style-name="gr3" draw:text-style-name="P50" svg:width="0.0858in" svg:height="0.0858in" svg:x="0.5067in" svg:y="0.0051in" svg:viewBox="0 0 219 219" svg:d="M116 116h92c3 0 11 0 11-7s-8-7-11-7h-92v-91c0-4 0-11-7-11s-7 7-7 11v91h-91c-4 0-11 0-11 7s7 7 11 7h91v91c0 4 0 12 7 12s7-7 7-12z"><text:p/></draw:path><draw:path draw:style-name="gr3" draw:text-style-name="P50" svg:width="0.0421in" svg:height="0.0768in" svg:x="0.6138in" svg:y="0in" svg:viewBox="0 0 108 196" svg:d="M67 8c0-8-1-8-8-8-19 18-47 19-59 19v11c7 0 26 0 43-8v150c0 10 0 14-30 14h-11v10c5 0 42-1 53-1 10 0 47 1 53 1v-10h-11c-30 0-30-4-30-14z"><text:p/></draw:path></draw:g></text:span><text:span text:style-name="T10"><text:s/>lub </text:span><text:span text:style-name="T10"><draw:g text:anchor-type="as-char" svg:y="-0.1472in" draw:z-index="16" draw:style-name="gr1"><svg:title>TexMaths</svg:title><svg:desc>12§display§n = 2^{w+2}§svg§600§FALSE§</svg:desc><draw:polygon draw:style-name="gr2" draw:text-style-name="P49" svg:width="0.6469in" svg:height="0.1307in" svg:x="0.0031in" svg:y="0.0087in" svg:viewBox="0 0 1644 333" draw:points="823,333 0,333 0,0 1644,0 1644,333"><text:p/></draw:polygon><draw:path draw:style-name="gr3" draw:text-style-name="P50" svg:width="0.0898in" svg:height="0.0752in" svg:x="0in" svg:y="0.072in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3" draw:text-style-name="P50" svg:width="0.1102in" svg:height="0.0386in" svg:x="0.1504in" svg:y="0.0843in" svg:viewBox="0 0 281 99" svg:d="M266 17c8 0 15 0 15-9 0-8-7-8-13-8h-254c-7 0-14 0-14 8 0 9 7 9 14 9zM268 99c6 0 13 0 13-8s-7-8-15-8h-252c-7 0-14 0-14 8s7 8 14 8z"><text:p/></draw:path><draw:path draw:style-name="gr3" draw:text-style-name="P50" svg:width="0.0661in" svg:height="0.1102in" svg:x="0.324in" svg:y="0.035in" svg:viewBox="0 0 169 281" svg:d="M32 249l46-44c66-59 91-80 91-122 0-49-37-83-90-83-48 0-79 40-79 77 0 22 22 22 22 22 8 0 22-4 22-21 0-11-8-23-22-23-4 0-4 0-5 1 9-27 32-43 57-43 39 0 57 34 57 70 0 33-22 67-45 92l-81 91c-5 5-5 6-5 15h157l12-73h-11c-2 12-4 32-8 38-4 3-32 3-41 3z"><text:p/></draw:path><draw:path draw:style-name="gr3" draw:text-style-name="P50" svg:width="0.085in" svg:height="0.0524in" svg:x="0.4047in" svg:y="0.0256in" svg:viewBox="0 0 217 134" svg:d="M142 36c2-7 6-22 6-24 0-5-5-10-10-10-6 0-11 5-13 10-1 2-4 14-6 23-4 15-4 17-9 33-3 16-3 19-4 28 1 6-2 12-8 20-4 5-10 10-20 10-12 0-28-4-28-28 0-14 10-37 15-52 5-12 6-15 6-20 0-14-11-26-28-26-30 0-43 41-43 46 0 4 4 4 5 4 5 0 5-2 6-4 7-26 20-38 31-38 5 0 8 4 8 11s-3 13-4 17c-17 43-17 49-17 59 0 34 31 39 48 39 6 0 20 0 33-20 8 13 23 20 41 20 27 0 40-23 46-36 12-24 20-61 20-75 0-22-13-23-14-23-9 0-17 7-17 16 0 6 4 7 6 9 7 6 11 15 11 24 0 4-13 77-51 77-24 0-24-22-24-27 0-8 2-13 5-30z"><text:p/></draw:path><draw:path draw:style-name="gr3" draw:text-style-name="P50" svg:width="0.0854in" svg:height="0.0858in" svg:x="0.5063in" svg:y="0.0051in" svg:viewBox="0 0 218 219" svg:d="M116 116h92c3 0 10 0 10-7s-7-7-10-7h-92v-91c0-4 0-11-7-11s-7 7-7 11v91h-91c-4 0-11 0-11 7s7 7 11 7h91v91c0 4 0 12 7 12s7-7 7-12z"><text:p/></draw:path><draw:path draw:style-name="gr3" draw:text-style-name="P50" svg:width="0.0516in" svg:height="0.0768in" svg:x="0.6075in" svg:y="0in" svg:viewBox="0 0 132 196" svg:d="M132 143h-11c-1 7-3 23-8 27-1 1-24 1-29 1h-54c30-27 41-34 59-49 23-18 43-36 43-65 0-35-32-57-71-57-36 0-61 26-61 53 0 15 12 16 16 16 7 0 15-4 15-15 0-5-1-16-17-16 9-21 29-27 44-27 30 0 45 23 45 46 0 27-19 46-29 58l-72 69c-2 4-2 5-2 12h122z"><text:p/></draw:path></draw:g></text:span><text:span text:style-name="T10">, dla </text:span><text:span text:style-name="T10"><draw:g text:anchor-type="as-char" svg:y="-0.1098in" draw:z-index="20" draw:style-name="gr1"><svg:title>TexMaths</svg:title><svg:desc>12§display§w = 0,1,2, \dots , w_{max}§svg§600§FALSE§</svg:desc><draw:polygon draw:style-name="gr2" draw:text-style-name="P49" svg:width="1.4705in" svg:height="0.1256in" svg:x="0.0031in" svg:y="0.0087in" svg:viewBox="0 0 3736 320" draw:points="1867,320 0,320 0,0 3736,0 3736,320"><text:p/></draw:polygon><draw:path draw:style-name="gr3" draw:text-style-name="P50" svg:width="0.1102in" svg:height="0.0752in" svg:x="0in" svg:y="0.0362in" svg:viewBox="0 0 281 192" svg:d="M184 43c1-8 6-25 6-26 0-9-6-12-12-12s-14 2-17 12c0 2-21 84-24 94-3 12-4 20-4 28 0 5 0 6 1 7-9 23-22 36-39 36-34 0-34-31-34-38 0-13 3-30 23-83 5-12 6-18 6-26 0-19-13-35-35-35-39 0-55 61-55 65 0 5 4 5 5 5 5 0 5 0 7-9 11-39 28-51 43-51 4 0 10 0 10 13 0 11-5 23-7 30-18 49-24 69-24 85 0 39 28 54 60 54 7 0 27 0 44-30 11 26 41 30 53 30 32 0 50-28 61-52 14-33 29-90 29-110 0-23-12-30-19-30-11 0-22 11-22 20 0 6 2 9 7 11 5 5 15 16 15 37 0 15-12 55-23 77-11 23-25 37-47 37-20 0-31-13-31-37 0-11 3-24 5-30z"><text:p/></draw:path><draw:path draw:style-name="gr3" draw:text-style-name="P50" svg:width="0.1102in" svg:height="0.039in" svg:x="0.174in" svg:y="0.0488in" svg:viewBox="0 0 281 100" svg:d="M266 17c8 0 15 0 15-9 0-8-7-8-13-8h-254c-7 0-14 0-14 8 0 9 7 9 14 9zM268 100c6 0 13 0 13-9 0-8-7-8-15-8h-252c-7 0-14 0-14 8 0 9 7 9 14 9z"><text:p/></draw:path><draw:path draw:style-name="gr3" draw:text-style-name="P50" svg:width="0.0701in" svg:height="0.1138in" svg:x="0.3465in" svg:y="0in" svg:viewBox="0 0 179 290" svg:d="M179 146c0-35-3-67-18-99-19-40-53-47-72-47-24 0-57 11-73 50-14 29-16 61-16 96 0 33 2 70 19 102 18 34 49 42 70 42 24 0 55-8 74-49 13-29 16-62 16-95zM89 282c-16 0-42-11-48-52-5-25-5-65-5-90 0-26 0-54 2-76 9-51 41-54 51-54 14 0 42 7 50 49 4 24 4 55 4 81 0 33 0 61-5 88-6 41-30 54-49 54z"><text:p/></draw:path><draw:path draw:style-name="gr3" draw:text-style-name="P50" svg:width="0.0193in" svg:height="0.0492in" svg:x="0.4374in" svg:y="0.0925in" svg:viewBox="0 0 50 126" svg:d="M50 44c0-27-10-44-27-44-15 0-23 11-23 22 0 12 8 24 23 24 5 0 11-3 14-6 3-2 3-2 4-2v6c0 32-15 58-29 71-5 5-5 6-5 6 0 5 1 5 5 5 5 0 38-32 38-82z"><text:p/></draw:path><draw:path draw:style-name="gr3" draw:text-style-name="P50" svg:width="0.0547in" svg:height="0.1106in" svg:x="0.5118in" svg:y="0in" svg:viewBox="0 0 140 282" svg:d="M88 11c0-10 0-11-11-11-27 26-64 26-77 26v15c8 0 34 0 55-12v219c0 16 0 21-38 21h-15v13c15-3 53-3 69-3 18 0 54 0 69 3v-13h-13c-38 0-39-5-39-21z"><text:p/></draw:path><draw:path draw:style-name="gr3" draw:text-style-name="P50" svg:width="0.0193in" svg:height="0.0492in" svg:x="0.5941in" svg:y="0.0925in" svg:viewBox="0 0 50 126" svg:d="M50 44c0-27-10-44-27-44-15 0-23 11-23 22 0 12 8 24 23 24 5 0 11-3 14-6 3-2 3-2 4-2v6c0 32-15 58-29 71-5 5-5 6-5 6 0 5 1 5 5 5 5 0 38-32 38-82z"><text:p/></draw:path><draw:path draw:style-name="gr3" draw:text-style-name="P50" svg:width="0.0661in" svg:height="0.1106in" svg:x="0.6618in" svg:y="0in" svg:viewBox="0 0 169 282" svg:d="M32 249l46-44c66-59 91-80 91-122 0-49-37-83-90-83-48 0-79 40-79 77 0 23 22 23 22 23 8 0 22-5 22-22 0-11-8-23-22-23-4 0-4 0-5 1 9-27 32-43 57-43 39 0 57 34 57 70 0 33-22 67-45 92l-81 90c-5 5-5 6-5 17h157l12-75h-11c-2 14-4 33-8 39-4 3-32 3-41 3z"><text:p/></draw:path><draw:path draw:style-name="gr3" draw:text-style-name="P50" svg:width="0.0193in" svg:height="0.0492in" svg:x="0.7508in" svg:y="0.0925in" svg:viewBox="0 0 50 126" svg:d="M50 44c0-27-10-44-27-44-15 0-23 11-23 22 0 12 8 24 23 24 5 0 11-3 14-6 3-2 3-2 4-2v6c0 32-15 58-29 71-5 5-5 6-5 6 0 5 1 5 5 5 5 0 38-32 38-82z"><text:p/></draw:path><draw:path draw:style-name="gr3" draw:text-style-name="P50" svg:width="0.0177in" svg:height="0.0177in" svg:x="0.8248in" svg:y="0.0925in" svg:viewBox="0 0 46 46" svg:d="M46 23c0-12-10-23-23-23-12 0-23 11-23 23 0 13 11 23 23 23 13 0 23-10 23-23z"><text:p/></draw:path><draw:path draw:style-name="gr3" draw:text-style-name="P50" svg:width="0.0177in" svg:height="0.0177in" svg:x="0.8988in" svg:y="0.0925in" svg:viewBox="0 0 46 46" svg:d="M46 23c0-12-10-23-23-23-12 0-23 11-23 23 0 13 11 23 23 23 13 0 23-10 23-23z"><text:p/></draw:path><draw:path draw:style-name="gr3" draw:text-style-name="P50" svg:width="0.0177in" svg:height="0.0177in" svg:x="0.9724in" svg:y="0.0925in" svg:viewBox="0 0 46 46" svg:d="M46 23c0-12-10-23-23-23-12 0-23 11-23 23 0 13 11 23 23 23 13 0 23-10 23-23z"><text:p/></draw:path><draw:path draw:style-name="gr3" draw:text-style-name="P50" svg:width="0.0193in" svg:height="0.0492in" svg:x="1.0461in" svg:y="0.0925in" svg:viewBox="0 0 50 126" svg:d="M50 44c0-27-10-44-27-44-15 0-23 11-23 22 0 12 8 24 23 24 5 0 11-3 14-6 3-2 3-2 4-2v6c0 32-15 58-29 71-5 5-5 6-5 6 0 5 1 5 5 5 5 0 38-32 38-82z"><text:p/></draw:path><draw:path draw:style-name="gr3" draw:text-style-name="P50" svg:width="0.1102in" svg:height="0.0752in" svg:x="1.1106in" svg:y="0.0362in" svg:viewBox="0 0 281 192" svg:d="M184 43c1-8 6-25 6-26 0-9-6-12-12-12s-14 2-17 12c0 2-21 84-24 94-3 12-4 20-4 28 0 5 0 6 1 7-9 23-22 36-39 36-34 0-34-31-34-38 0-13 3-30 23-83 5-12 6-18 6-26 0-19-13-35-35-35-39 0-55 61-55 65 0 5 4 5 5 5 5 0 5 0 7-9 11-39 28-51 43-51 4 0 10 0 10 13 0 11-5 23-7 30-18 49-24 69-24 85 0 39 28 54 60 54 7 0 27 0 44-30 11 26 41 30 53 30 32 0 50-28 61-52 14-33 29-90 29-110 0-23-12-30-19-30-11 0-22 11-22 20 0 6 2 9 7 11 5 5 15 16 15 37 0 15-12 55-23 77-11 23-25 37-47 37-20 0-31-13-31-37 0-11 3-24 5-30z"><text:p/></draw:path><draw:path draw:style-name="gr3" draw:text-style-name="P50" svg:width="0.1063in" svg:height="0.0524in" svg:x="1.2303in" svg:y="0.0835in" svg:viewBox="0 0 271 134" svg:d="M114 107c-1 6-4 15-4 18 0 6 6 9 11 9s10-3 11-7c1-2 5-12 5-18 2-6 5-19 7-26s4-13 5-21c3-12 3-13 9-21 10-16 24-33 47-33 17 0 18 14 18 21 0 18-13 50-18 63-2 9-3 11-3 16 0 15 12 26 27 26 30 0 42-42 42-45 0-5-3-5-5-5-3 0-3 2-4 6-8 23-20 36-32 36-7 0-7-5-7-11 0-7 1-11 6-24 4-9 17-41 17-57 0-5 0-17-12-27-5-3-13-7-28-7-26 0-42 17-51 30-4-25-24-30-39-30-25 0-42 16-50 26-2-19-20-26-32-26s-20 10-23 17c-7 9-11 27-11 29 0 3 4 3 5 3 5 0 5-1 7-8 5-18 10-33 22-33 7 0 9 6 9 15 0 6-2 17-5 25-2 7-4 20-7 26l-9 37c0 5-3 12-3 14 0 6 6 9 11 9s10-3 11-7c1-2 5-12 5-18 2-6 4-19 7-26 2-7 3-13 5-21 3-12 3-14 12-26s22-28 44-28c18 0 18 15 18 21 0 7 0 12-5 27z"><text:p/></draw:path><draw:path draw:style-name="gr3" draw:text-style-name="P50" svg:width="0.0591in" svg:height="0.0524in" svg:x="1.3496in" svg:y="0.0835in" svg:viewBox="0 0 151 134" svg:d="M108 17c-7-10-17-17-31-17-39 0-77 42-77 84 0 29 19 50 46 50 14 0 28-9 42-21 6 18 22 21 30 21 10 0 18-7 24-17s9-27 9-28c0-5-3-5-5-5-3 0-4 2-6 10-3 14-8 32-21 32-9 0-11-7-11-15 0-4 4-16 5-23 2-9 5-21 7-28l6-22c1-7 6-21 6-22 0-8-6-10-11-10s-12 4-13 11zM89 94c-3 8-10 14-16 20-3 2-14 12-27 12-11 0-22-9-22-29 0-15 8-49 16-61 13-24 28-28 37-28 21 0 26 23 26 27 0 1 0 2-1 3z"><text:p/></draw:path><draw:path draw:style-name="gr3" draw:text-style-name="P50" svg:width="0.0626in" svg:height="0.0524in" svg:x="1.4197in" svg:y="0.0835in" svg:viewBox="0 0 160 134" svg:d="M60 100c-4 9-13 26-29 26 0 0-9 0-15-5 12-4 13-14 13-16 0-7-5-11-12-11-9 0-17 8-17 17 0 16 17 23 31 23 15 0 25-8 34-21 7 15 24 21 35 21 34 0 51-37 51-45 0-5-3-5-5-5-3 0-3 2-4 6-6 20-24 36-41 36-12 0-18-9-18-19 0-9 7-35 15-69 6-22 20-30 29-30 0 0 10 0 16 4-9 4-12 11-12 17 0 7 5 12 11 12 7 0 18-6 18-19 0-17-20-22-33-22-14 0-26 10-32 22-6-14-19-22-35-22-34 0-53 36-53 46 0 3 4 3 5 3 4 0 5-1 5-5 8-22 26-36 42-36 9 0 17 5 17 20 0 6-3 21-6 31z"><text:p/></draw:path></draw:g></text:span><text:span text:style-name="T10">. Następnie uzyskane wartości zapisujemy </text:span></text:p>
      <text:p text:style-name="P34"><text:span text:style-name="T10">jako </text:span><text:span text:style-name="T10"><draw:g text:anchor-type="as-char" svg:y="-0.1138in" draw:z-index="17" draw:style-name="gr1"><svg:title>TexMaths</svg:title><svg:desc>12§display§D_{w, 0}§svg§600§FALSE§</svg:desc><draw:polygon draw:style-name="gr2" draw:text-style-name="P49" svg:width="0.3201in" svg:height="0.1437in" svg:x="0.0016in" svg:y="0.0083in" svg:viewBox="0 0 814 366" draw:points="407,366 0,366 0,0 814,0 814,366"><text:p/></draw:polygon><draw:path draw:style-name="gr3" draw:text-style-name="P50" svg:width="0.1276in" svg:height="0.113in" svg:x="0in" svg:y="0in" svg:viewBox="0 0 325 288" svg:d="M50 256c-4 15-4 19-38 19-7 0-12 0-12 8 0 5 4 5 12 5h139c89 0 174-88 174-180 0-61-38-108-100-108h-143c-7 0-12 0-12 7 0 6 3 6 12 6 5 0 12 0 18 1 7 0 8 3 8 8 0 0 0 2-1 7zM142 29c5-15 5-16 23-16h45c42 0 77 23 77 78 0 21-9 90-44 137-13 15-47 47-99 47h-48c-6 0-7 0-8 0-5 0-6-1-6-4 0-2 0-3 2-10z"><text:p/></draw:path><draw:path draw:style-name="gr3" draw:text-style-name="P50" svg:width="0.0854in" svg:height="0.0524in" svg:x="0.1362in" svg:y="0.0866in" svg:viewBox="0 0 218 134" svg:d="M142 36c2-7 6-22 6-24 0-5-5-10-10-10-6 0-11 5-13 10-1 2-4 14-6 23-4 15-4 16-8 33-4 16-4 19-5 28 2 6-1 12-7 20-5 5-11 10-21 10-12 0-28-4-28-28 0-14 10-37 15-53 5-12 6-14 6-19 0-14-11-26-28-26-30 0-43 41-43 45 0 5 4 5 5 5 5 0 5-2 6-5 7-25 20-37 31-37 5 0 8 4 8 11s-3 13-4 17c-17 43-17 49-17 58 0 35 31 40 48 40 6 0 20 0 34-20 7 14 22 20 40 20 27 0 40-23 46-36 13-24 21-61 21-75 0-22-14-23-15-23-8 0-17 7-17 16 0 6 4 7 6 9 8 6 11 14 11 24 0 4-13 77-50 77-24 0-24-22-24-27 0-8 1-13 4-30z"><text:p/></draw:path><draw:path draw:style-name="gr3" draw:text-style-name="P50" svg:width="0.0146in" svg:height="0.0358in" svg:x="0.2437in" svg:y="0.1256in" svg:viewBox="0 0 38 92" svg:d="M30 30c0 15-4 35-23 54-2 1-3 2-3 3 0 3 3 5 4 5 4 0 30-24 30-60 0-18-7-32-21-32-10 0-17 7-17 17 0 9 7 18 17 18 8 0 13-5 13-5z"><text:p/></draw:path><draw:path draw:style-name="gr3" draw:text-style-name="P50" svg:width="0.0539in" svg:height="0.0791in" svg:x="0.276in" svg:y="0.061in" svg:viewBox="0 0 138 202" svg:d="M138 103c0-34-3-58-18-77-8-14-26-26-50-26-70 0-70 80-70 103 0 20 0 99 70 99 68 0 68-79 68-99zM70 195c-15 0-33-10-39-34-5-16-5-41-5-63 0-21 0-43 5-60 6-24 25-30 39-30 15 0 31 10 36 28 5 14 6 37 6 62 0 22 0 44-5 63-6 27-26 34-37 34z"><text:p/></draw:path></draw:g></text:span><text:span text:style-name="T10">. Ekstrapolację obliczamy korzystając ze wzoru:</text:span></text:p>
      <text:p text:style-name="P34"/>
      <text:p text:style-name="P36"><text:span text:style-name="T10"><draw:g text:anchor-type="as-char" svg:y="-0.2445in" draw:z-index="18" draw:style-name="gr1"><svg:title>TexMaths</svg:title><svg:desc>12§display§D_{w, k} = \frac{4^{k}D_{w, k-1} - D_{w-1,k-1}}{4^{k} - 1}§svg§600§FALSE§</svg:desc><draw:polygon draw:style-name="gr2" draw:text-style-name="P49" svg:width="2.1756in" svg:height="0.3508in" svg:x="0.0016in" svg:y="0.0087in" svg:viewBox="0 0 5527 892" draw:points="2764,892 0,892 0,0 5527,0 5527,892"><text:p/></draw:polygon><draw:path draw:style-name="gr3" draw:text-style-name="P50" svg:width="0.1272in" svg:height="0.1138in" svg:x="0in" svg:y="0.1402in" svg:viewBox="0 0 324 290" svg:d="M50 256c-4 17-4 19-38 19-7 0-12 0-12 10 0 5 4 5 12 5h139c89 0 173-90 173-182 0-61-37-108-101-108h-141c-8 0-12 0-12 7 0 6 3 6 12 6 4 0 12 0 18 1 7 0 8 3 8 8 0 0 0 2-1 7zM142 29c4-15 4-16 22-16h46c42 0 76 23 76 78 0 22-9 90-44 137-13 16-46 47-98 47h-48c-6 0-7 0-8 0-5 0-6 0-6-3 0-2 0-3 2-11z"><text:p/></draw:path><draw:path draw:style-name="gr3" draw:text-style-name="P50" svg:width="0.085in" svg:height="0.0528in" svg:x="0.1362in" svg:y="0.2272in" svg:viewBox="0 0 217 135" svg:d="M142 36c2-7 6-22 6-24 0-5-5-10-10-10-6 0-11 5-13 10-1 2-4 14-6 23-4 15-4 17-9 34-3 15-3 19-4 27 2 6-2 12-8 21-4 4-10 9-20 9-12 0-28-3-28-27 0-15 10-38 15-53 5-12 6-15 6-20 0-14-11-26-28-26-30 0-43 41-43 46 0 4 4 4 5 4 5 0 5-2 6-4 7-26 20-38 31-38 5 0 8 4 8 11s-3 13-4 17c-17 43-17 49-17 59 0 35 31 40 48 40 6 0 20 0 33-21 8 13 23 21 41 21 27 0 40-23 46-36 12-24 20-62 20-76 0-22-13-23-14-23-9 0-17 7-17 16 0 6 4 7 6 9 7 6 11 15 11 24 0 4-13 77-51 77-24 0-24-21-24-26 0-9 2-13 5-30z"><text:p/></draw:path><draw:path draw:style-name="gr3" draw:text-style-name="P50" svg:width="0.0146in" svg:height="0.0362in" svg:x="0.2429in" svg:y="0.2654in" svg:viewBox="0 0 38 93" svg:d="M30 30c0 16-4 35-23 54-2 1-3 3-3 4 0 2 3 5 4 5 4 0 30-24 30-61 0-18-7-32-21-32-10 0-17 7-17 17 0 9 7 18 17 18 8 0 13-5 13-5z"><text:p/></draw:path><draw:path draw:style-name="gr3" draw:text-style-name="P50" svg:width="0.0571in" svg:height="0.0819in" svg:x="0.2783in" svg:y="0.1976in" svg:viewBox="0 0 146 209" svg:d="M71 8c0 0 1-3 1-4 0-2-1-4-5-4-6 0-31 2-38 2-3 0-6 2-6 8 0 4 3 4 8 4 13 0 13 3 13 4 0 2 0 4-1 7l-41 168c-2 5-2 7-2 7 0 4 4 9 11 9s11-6 13-12c0-2 13-54 14-58 22 3 39 9 39 24 0 2 0 3-1 6-2 5-2 6-2 10 0 21 18 30 33 30 29 0 37-44 37-46 0-3-4-3-5-3-3 0-5 1-6 7-3 13-11 34-26 34-9 0-10-8-10-16 0-5 0-5 1-13 0-1 2-6 2-10 0-25-35-30-48-30 8-6 19-15 25-20 14-15 30-28 45-28 5 0 9 0 10 4-12 1-14 12-14 15 0 8 4 12 12 12 7 0 16-7 16-19 0-9-7-21-24-21-15 0-31 13-46 26-12 12-22 22-35 26z"><text:p/></draw:path><draw:path draw:style-name="gr3" draw:text-style-name="P50" svg:width="0.1102in" svg:height="0.039in" svg:x="0.4063in" svg:y="0.1925in" svg:viewBox="0 0 281 100" svg:d="M266 17c8 0 15 0 15-9 0-8-7-8-13-8h-254c-7 0-14 0-14 8 0 9 7 9 14 9zM268 100c6 0 13 0 13-9 0-8-7-8-15-8h-252c-7 0-14 0-14 8 0 9 7 9 14 9z"><text:p/></draw:path><draw:path draw:style-name="gr3" draw:text-style-name="P50" svg:width="0.0736in" svg:height="0.1122in" svg:x="0.5969in" svg:y="0.0283in" svg:viewBox="0 0 188 286" svg:d="M113 218v36c0 15 0 20-33 20h-8v12c17-1 40-1 56-1 18 0 41 0 58 1v-12h-8c-32 0-33-5-33-20v-36h43v-14h-43v-193c0-9 0-11-7-11-4 0-5 0-7 5l-131 199v14zM115 204h-103l103-158z"><text:p/></draw:path><draw:path draw:style-name="gr3" draw:text-style-name="P50" svg:width="0.0571in" svg:height="0.0819in" svg:x="0.6843in" svg:y="0in" svg:viewBox="0 0 146 209" svg:d="M71 8c0 0 1-3 1-4 0-2-1-4-5-4-6 0-31 2-38 2-3 0-6 2-6 8 0 4 3 4 8 4 13 0 13 3 13 4 0 2 0 4-1 7l-41 168c-2 5-2 7-2 7 0 4 4 9 11 9s11-6 13-12c0-2 13-54 14-58 22 3 39 9 39 24 0 2 0 3-1 6-2 5-2 6-2 10 0 21 18 30 33 30 29 0 37-44 37-46 0-3-4-3-5-3-3 0-5 1-6 7-3 13-11 34-26 34-9 0-10-8-10-16 0-5 0-5 1-13 0-1 2-6 2-10 0-25-35-30-48-30 8-6 19-15 25-20 14-15 30-28 45-28 5 0 9 0 10 4-12 1-14 11-14 15 0 8 4 12 12 12 7 0 16-7 16-19 0-9-7-21-24-21-15 0-31 13-46 26-12 12-22 22-35 26z"><text:p/></draw:path><draw:path draw:style-name="gr3" draw:text-style-name="P50" svg:width="0.1272in" svg:height="0.1138in" svg:x="0.7642in" svg:y="0.0276in" svg:viewBox="0 0 324 290" svg:d="M50 256c-4 17-4 19-38 19-7 0-12 0-12 10 0 5 4 5 12 5h139c89 0 173-90 173-182 0-61-37-108-101-108h-141c-8 0-12 0-12 7 0 6 3 6 12 6 4 0 12 0 18 1 7 0 8 3 8 8 0 0 0 2-1 7zM142 29c4-15 4-16 22-16h46c42 0 76 23 76 78 0 22-8 90-44 137-13 16-46 47-98 47h-48c-6 0-7 0-8 0-5 0-6 0-6-3 0-2 0-3 2-11z"><text:p/></draw:path><draw:path draw:style-name="gr3" draw:text-style-name="P50" svg:width="0.085in" svg:height="0.0528in" svg:x="0.9in" svg:y="0.1146in" svg:viewBox="0 0 217 135" svg:d="M142 36c2-7 6-22 6-24 0-5-5-10-10-10-6 0-11 5-13 10-1 2-4 14-6 23-4 15-4 17-9 34-3 15-3 19-4 27 1 6-2 12-8 21-4 4-10 9-20 9-12 0-28-3-28-27 0-15 10-38 15-53 5-12 6-15 6-20 0-14-11-26-28-26-30 0-43 41-43 46 0 4 4 4 5 4 5 0 5-2 6-4 7-26 20-38 31-38 5 0 8 4 8 11s-3 13-4 17c-17 43-17 49-17 59 0 35 31 40 48 40 6 0 20 0 33-21 8 13 23 21 41 21 27 0 40-23 46-36 12-24 20-62 20-76 0-22-13-23-14-23-9 0-17 7-17 16 0 6 4 7 6 9 7 6 11 15 11 24 0 4-13 77-51 77-24 0-24-21-24-26 0-9 2-13 5-30z"><text:p/></draw:path><draw:path draw:style-name="gr3" draw:text-style-name="P50" svg:width="0.0146in" svg:height="0.0362in" svg:x="1.0071in" svg:y="0.1524in" svg:viewBox="0 0 38 93" svg:d="M30 30c0 16-4 35-23 54-2 1-3 3-3 4 0 2 3 5 4 5 4 0 30-24 30-61 0-18-7-32-21-32-10 0-17 7-17 17 0 9 7 18 17 18 8 0 13-5 13-5z"><text:p/></draw:path><draw:path draw:style-name="gr3" draw:text-style-name="P50" svg:width="0.0571in" svg:height="0.0819in" svg:x="1.0417in" svg:y="0.085in" svg:viewBox="0 0 146 209" svg:d="M71 8c0 0 1-3 1-4 0-2-1-4-5-4-6 0-31 2-38 2-3 0-6 2-6 8 0 4 3 4 8 4 13 0 13 3 13 4 0 2 0 4-1 7l-41 168c-2 5-2 7-2 7 0 4 4 9 11 9s11-6 13-12c0-2 13-54 14-58 22 3 39 9 39 24 0 2 0 3-1 6-2 5-2 6-2 10 0 21 18 30 33 30 29 0 37-44 37-46 0-3-4-3-5-3-3 0-5 1-6 7-3 13-11 34-26 34-9 0-10-8-10-16 0-5 0-5 1-13 0-1 2-6 2-10 0-25-35-30-48-30 8-6 19-15 25-20 14-15 30-28 45-28 5 0 9 0 10 4-12 1-14 12-14 15 0 8 4 12 12 12 7 0 16-7 16-19 0-9-7-21-24-21-15 0-31 13-46 26-12 12-22 22-35 26z"><text:p/></draw:path><draw:path draw:style-name="gr3" draw:text-style-name="P50" svg:width="0.0783in" svg:height="0.0059in" svg:x="1.1193in" svg:y="0.1335in" svg:viewBox="0 0 200 16" svg:d="M190 16c3 0 10 0 10-9 0-7-6-7-10-7h-178c-5 0-12 0-12 7 0 9 7 9 12 9z"><text:p/></draw:path><draw:path draw:style-name="gr3" draw:text-style-name="P50" svg:width="0.0421in" svg:height="0.0772in" svg:x="1.2232in" svg:y="0.089in" svg:viewBox="0 0 108 197" svg:d="M67 8c0-8-1-8-8-8-19 18-47 19-59 19v11c7 0 26 0 43-8v151c0 10 0 13-30 13h-11v11c5 0 42-1 53-1 10 0 47 1 53 1v-11h-11c-30 0-30-3-30-13z"><text:p/></draw:path><draw:path draw:style-name="gr3" draw:text-style-name="P50" svg:width="0.1012in" svg:height="0.0067in" svg:x="1.3354in" svg:y="0.0953in" svg:viewBox="0 0 258 18" svg:d="M244 18c7 0 14 0 14-10 0-8-7-8-14-8h-230c-7 0-14 0-14 8 0 10 7 10 14 10z"><text:p/></draw:path><draw:path draw:style-name="gr3" draw:text-style-name="P50" svg:width="0.1272in" svg:height="0.1138in" svg:x="1.4945in" svg:y="0.0276in" svg:viewBox="0 0 324 290" svg:d="M50 256c-4 17-4 19-38 19-7 0-12 0-12 10 0 5 4 5 12 5h139c89 0 173-90 173-182 0-61-37-108-101-108h-141c-8 0-12 0-12 7 0 6 3 6 12 6 4 0 12 0 18 1 7 0 8 3 8 8 0 0 0 2-1 7zM142 29c4-15 4-16 22-16h46c42 0 76 23 76 78 0 22-9 90-44 137-13 16-46 47-98 47h-48c-6 0-7 0-8 0-5 0-6 0-6-3 0-2 0-3 2-11z"><text:p/></draw:path><draw:path draw:style-name="gr3" draw:text-style-name="P50" svg:width="0.085in" svg:height="0.0528in" svg:x="1.6307in" svg:y="0.1146in" svg:viewBox="0 0 217 135" svg:d="M142 36c2-7 6-22 6-24 0-5-5-10-10-10-6 0-11 5-13 10-1 2-4 14-6 23-4 15-4 17-9 34-3 15-3 19-4 27 2 6-2 12-8 21-4 4-10 9-20 9-12 0-28-3-28-27 0-15 10-38 15-53 5-12 6-15 6-20 0-14-11-26-28-26-30 0-43 41-43 46 0 4 4 4 5 4 5 0 5-2 6-4 7-26 20-38 31-38 5 0 8 4 8 11s-3 13-4 17c-17 43-17 49-17 59 0 35 31 40 48 40 6 0 20 0 33-21 8 13 23 21 41 21 27 0 40-23 46-36 12-24 20-62 20-76 0-22-13-23-14-23-9 0-17 7-17 16 0 6 4 7 6 9 7 6 11 15 11 24 0 4-13 77-51 77-24 0-24-21-24-26 0-9 2-13 5-30z"><text:p/></draw:path><draw:path draw:style-name="gr3" draw:text-style-name="P50" svg:width="0.0783in" svg:height="0.0059in" svg:x="1.737in" svg:y="0.1335in" svg:viewBox="0 0 200 16" svg:d="M190 16c3 0 10 0 10-9 0-7-6-7-10-7h-178c-5 0-12 0-12 7 0 9 7 9 12 9z"><text:p/></draw:path><draw:path draw:style-name="gr3" draw:text-style-name="P50" svg:width="0.0421in" svg:height="0.0772in" svg:x="1.8409in" svg:y="0.089in" svg:viewBox="0 0 108 197" svg:d="M67 8c0-8 0-8-8-8-19 18-47 19-59 19v11c7 0 26 0 43-8v151c0 10 0 13-30 13h-11v11c5 0 42-1 53-1 10 0 47 1 53 1v-11h-11c-30 0-30-3-30-13z"><text:p/></draw:path><draw:path draw:style-name="gr3" draw:text-style-name="P50" svg:width="0.0146in" svg:height="0.0362in" svg:x="1.9075in" svg:y="0.1524in" svg:viewBox="0 0 38 93" svg:d="M30 30c0 16-4 35-23 54-2 1-3 3-3 4 0 2 3 5 4 5 4 0 30-24 30-61 0-18-7-32-21-32-10 0-17 7-17 17 0 9 7 18 17 18 8 0 13-5 13-5z"><text:p/></draw:path><draw:path draw:style-name="gr3" draw:text-style-name="P50" svg:width="0.0571in" svg:height="0.0819in" svg:x="1.9429in" svg:y="0.085in" svg:viewBox="0 0 146 209" svg:d="M71 8c0 0 1-3 1-4 0-2-1-4-5-4-6 0-31 2-38 2-3 0-6 2-6 8 0 4 3 4 8 4 13 0 13 3 13 4 0 2 0 4-1 7l-41 168c-2 5-2 7-2 7 0 4 4 9 11 9s11-6 13-12c0-2 13-54 14-58 22 3 39 9 39 24 0 2 0 3-1 6-2 5-2 6-2 10 0 21 18 30 32 30 30 0 38-44 38-46 0-3-4-3-5-3-3 0-5 1-6 7-3 13-11 34-26 34-9 0-10-8-10-16 0-5 0-5 1-13 0-1 2-6 2-10 0-25-35-30-48-30 8-6 19-15 25-20 14-15 30-28 45-28 5 0 9 0 10 4-12 1-14 12-14 15 0 8 4 12 12 12 7 0 16-7 16-19 0-9-7-21-24-21-15 0-31 13-46 26-12 12-22 22-35 26z"><text:p/></draw:path><draw:path draw:style-name="gr3" draw:text-style-name="P50" svg:width="0.0783in" svg:height="0.0059in" svg:x="2.0201in" svg:y="0.1335in" svg:viewBox="0 0 200 16" svg:d="M190 16c3 0 10 0 10-9 0-7-6-7-10-7h-178c-5 0-12 0-12 7 0 9 7 9 12 9z"><text:p/></draw:path><draw:path draw:style-name="gr3" draw:text-style-name="P50" svg:width="0.0421in" svg:height="0.0772in" svg:x="2.124in" svg:y="0.089in" svg:viewBox="0 0 108 197" svg:d="M67 8c0-8-1-8-8-8-19 18-47 19-59 19v11c7 0 26 0 43-8v151c0 10 0 13-30 13h-11v11c5 0 42-1 53-1 10 0 47 1 53 1v-11h-11c-30 0-30-3-30-13z"><text:p/></draw:path><draw:polygon draw:style-name="gr3" draw:text-style-name="P50" svg:width="1.5933in" svg:height="0.0067in" svg:x="0.5921in" svg:y="0.2087in" svg:viewBox="0 0 4048 18" draw:points="2023,18 0,18 0,0 4048,0 4048,18"><text:p/></draw:polygon><draw:path draw:style-name="gr3" draw:text-style-name="P50" svg:width="0.0736in" svg:height="0.1122in" svg:x="1.1685in" svg:y="0.2551in" svg:viewBox="0 0 188 286" svg:d="M113 218v36c0 15 0 20-33 20h-8v12c17-1 40-1 56-1 18 0 41 0 58 1v-12h-8c-32 0-33-5-33-20v-36h43v-14h-43v-193c0-9 0-11-7-11-4 0-5 0-7 5l-131 199v14zM115 204h-103l103-158z"><text:p/></draw:path><draw:path draw:style-name="gr3" draw:text-style-name="P50" svg:width="0.0571in" svg:height="0.0819in" svg:x="1.2555in" svg:y="0.239in" svg:viewBox="0 0 146 209" svg:d="M71 8c0 0 1-3 1-4 0-2-1-4-5-4-6 0-31 2-38 2-3 0-6 2-6 8 0 4 3 4 8 4 13 0 13 3 13 4 0 2 0 4-1 7l-41 168c-2 5-2 7-2 7 0 4 4 9 11 9s11-6 13-12c0-2 13-54 14-58 22 3 39 9 39 24 0 2 0 3-1 6-2 5-2 6-2 10 0 21 18 30 33 30 29 0 37-44 37-46 0-3-4-3-5-3-3 0-5 1-6 7-3 13-11 34-26 34-9 0-10-8-10-16 0-5 0-5 1-13 0-1 2-6 2-10 0-25-35-30-48-30 8-6 19-15 25-20 14-15 30-28 45-28 5 0 9 0 10 4-12 1-14 12-14 15 0 8 4 12 12 12 7 0 16-7 16-19 0-9-7-21-24-21-15 0-31 13-46 26-12 12-22 22-35 26z"><text:p/></draw:path><draw:path draw:style-name="gr3" draw:text-style-name="P50" svg:width="0.1012in" svg:height="0.0067in" svg:x="1.3787in" svg:y="0.3228in" svg:viewBox="0 0 258 18" svg:d="M244 18c7 0 14 0 14-10 0-8-7-8-14-8h-230c-7 0-14 0-14 8 0 10 7 10 14 10z"><text:p/></draw:path><draw:path draw:style-name="gr3" draw:text-style-name="P50" svg:width="0.0547in" svg:height="0.1106in" svg:x="1.5461in" svg:y="0.2571in" svg:viewBox="0 0 140 282" svg:d="M88 11c0-10 0-11-11-11-27 26-64 26-77 26v15c8 0 34 0 55-12v220c0 15 0 20-38 20h-15v13c15-2 53-2 69-2 18 0 54 0 69 2v-13h-13c-38 0-39-5-39-20z"><text:p/></draw:path></draw:g></text:span><text:span text:style-name="T10"><text:s/>,</text:span></text:p>
      <text:p text:style-name="P38"><text:soft-page-break/>przy czym <text:s/><draw:g text:anchor-type="as-char" svg:y="-0.1161in" draw:z-index="19" draw:style-name="gr1"><svg:title>TexMaths</svg:title><svg:desc>12§display§k &lt;= w§svg§600§FALSE§</svg:desc><draw:polygon draw:style-name="gr2" draw:text-style-name="P49" svg:width="0.5394in" svg:height="0.1047in" svg:x="0in" svg:y="0.0079in" svg:viewBox="0 0 1371 267" draw:points="686,267 0,267 0,0 1371,0 1371,267"><text:p/></draw:polygon><draw:path draw:style-name="gr3" draw:text-style-name="P50" svg:width="0.0752in" svg:height="0.1169in" svg:x="0.0008in" svg:y="0in" svg:viewBox="0 0 192 298" svg:d="M98 5c0-1 0-5-4-5-10 0-42 4-53 4-4 1-9 1-9 8 0 6 4 6 11 6 21 0 22 4 22 7l-1 9-62 243c-2 6-2 7-2 8 0 11 8 13 12 13 6 0 12-5 14-9 3-5 22-82 24-93 15 2 49 8 49 35 0 4 0 5-1 10 0 4-1 9-1 14 0 25 16 43 38 43 14 0 24-7 34-24 11-18 16-41 16-42 0-5-5-5-5-5-5 0-5 3-6 9-9 31-18 53-37 53-9 0-15-5-15-21 0-7 3-17 5-23 0-8 0-9 0-14 0-27-25-38-62-43 14-8 27-22 37-32 20-22 39-40 60-40 3 0 3 0 3 0 5 1 6 1 10 4 0 0 0 1 1 1-20 1-24 18-24 23 0 7 5 15 17 15 11 0 23-9 23-26 0-12-10-26-29-26-12 0-31 3-61 37-14 15-32 32-47 39z"><text:p/></draw:path><draw:path draw:style-name="gr3" draw:text-style-name="P50" svg:width="0.1012in" svg:height="0.0961in" svg:x="0.1429in" svg:y="0.0252in" svg:viewBox="0 0 258 245" svg:d="M251 18c4-2 7-5 7-10 0-4-4-8-7-8s-4 0-9 2l-235 111c-3 2-7 4-7 9s4 7 7 10l235 110c5 3 6 3 9 3s7-4 7-9-3-6-7-10l-222-104z"><text:p/></draw:path><draw:path draw:style-name="gr3" draw:text-style-name="P50" svg:width="0.1102in" svg:height="0.0386in" svg:x="0.2677in" svg:y="0.0543in" svg:viewBox="0 0 281 99" svg:d="M266 17c7 0 15 0 15-9 0-8-8-8-14-8h-253c-7 0-14 0-14 8 0 9 7 9 14 9zM267 99c6 0 14 0 14-8s-8-8-15-8h-252c-7 0-14 0-14 8s7 8 14 8z"><text:p/></draw:path><draw:path draw:style-name="gr3" draw:text-style-name="P50" svg:width="0.1102in" svg:height="0.0752in" svg:x="0.4378in" svg:y="0.0421in" svg:viewBox="0 0 281 192" svg:d="M183 43c2-8 6-25 6-26 0-9-6-12-12-12s-13 2-16 12c0 2-21 84-24 94-3 12-4 21-4 28 0 5 0 6 1 7-9 23-23 36-39 36-34 0-34-31-34-38 0-13 3-30 23-83 5-12 6-18 6-26 0-19-13-35-35-35-39 0-55 61-55 65s4 4 5 4c5 0 5 0 7-8 11-39 28-51 43-51 4 0 10 0 10 13 0 11-5 22-7 30-18 50-24 69-24 85 0 39 28 54 60 54 7 0 27 0 44-30 11 26 41 30 53 30 32 0 50-28 61-52 14-33 29-90 29-110 0-23-12-30-20-30-10 0-21 11-21 20 0 6 2 9 7 11 5 5 14 16 14 37 0 15-12 55-22 77-11 23-26 37-47 37s-31-13-31-36c0-12 3-25 4-31z"><text:p/></draw:path></draw:g>.</text:p>
      <text:p text:style-name="P38"/>
      <text:p text:style-name="P38">W wyniku powyższej operacji uzyskujemy trójkątną tablicę, której elementy diagonalne stanowią najlepsze teoretyczne przybliżenie za pomocą ekstrapolacji Richardsona.</text:p>
      <text:p text:style-name="P38"/>
      <text:p text:style-name="P19">2. Zadanie do wykonania</text:p>
      <text:p text:style-name="P24"/>
      <text:p text:style-name="P25"><text:span text:style-name="T12">2.</text:span><text:span text:style-name="T13">1.</text:span><text:span text:style-name="T12"> Opis problemu</text:span></text:p>
      <text:p text:style-name="P6"/>
      <text:p text:style-name="P10">Zadaniem jest obliczyć wartość całki oznaczonej:</text:p>
      <text:p text:style-name="P10"/>
      <text:p text:style-name="P11"><draw:g text:anchor-type="as-char" svg:y="-0.2626in" draw:z-index="21" draw:style-name="gr1"><svg:title>TexMaths</svg:title><svg:desc>12§display§\int_{0}^{1}f(x)dx§svg§600§FALSE§</svg:desc><draw:polygon draw:style-name="gr2" draw:text-style-name="P49" svg:width="0.7484in" svg:height="0.3996in" svg:x="0in" svg:y="0.0087in" svg:viewBox="0 0 1902 1016" draw:points="952,1016 0,1016 0,0 1902,0 1902,1016"><text:p/></draw:polygon><draw:path draw:style-name="gr3" draw:text-style-name="P50" svg:width="0.1476in" svg:height="0.3693in" svg:x="0.0008in" svg:y="0.0362in" svg:viewBox="0 0 376 939" svg:d="M20 920c14 0 21-10 21-21 0-14-10-22-19-22-11 0-22 8-22 22 0 22 22 40 47 40 65 0 89-100 119-221 32-133 60-269 82-405 16-90 32-174 46-229 5-20 19-74 36-74 13 0 23 7 25 9-14 1-21 10-21 21 0 14 10 20 20 20 11 0 22-6 22-20 0-23-23-40-47-40-33 0-55 46-79 132-2 5-59 216-105 493-12 65-24 136-37 195-8 30-28 110-62 110-15 0-24-10-26-10z"><text:p/></draw:path><draw:path draw:style-name="gr3" draw:text-style-name="P50" svg:width="0.0421in" svg:height="0.0772in" svg:x="0.1705in" svg:y="0in" svg:viewBox="0 0 108 197" svg:d="M67 8c0-8 0-8-8-8-19 18-47 19-59 19v11c7 0 26 0 43-8v151c0 9 0 13-30 13h-11v11c5 0 42-1 53-1 10 0 47 1 53 1v-11h-11c-30 0-30-4-30-13z"><text:p/></draw:path><draw:path draw:style-name="gr3" draw:text-style-name="P50" svg:width="0.0539in" svg:height="0.0795in" svg:x="0.0898in" svg:y="0.3362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3" draw:text-style-name="P50" svg:width="0.0827in" svg:height="0.1512in" svg:x="0.2689in" svg:y="0.1453in" svg:viewBox="0 0 211 385" svg:d="M133 128h37c8 0 12 0 12-7 0-5-4-5-12-5h-34l8-49c2-8 7-38 11-43 3-8 11-14 20-14 1 0 12 0 19 7-18 1-21 17-21 23 0 10 7 15 15 15 11 0 23-9 23-26 0-19-19-29-36-29-14 0-42 7-54 50-3 9-3 12-14 66h-29c-8 0-13 0-13 8 0 4 3 4 12 4h27l-31 167c-8 42-15 81-37 81-1 0-12 0-20-9 20 0 24-15 24-22 0-10-9-15-17-15-11 0-23 10-23 25 0 20 18 30 36 30 24 0 40-25 48-42 14-26 24-77 24-80z"><text:p/></draw:path><draw:path draw:style-name="gr3" draw:text-style-name="P50" svg:width="0.0382in" svg:height="0.1661in" svg:x="0.3756in" svg:y="0.1378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50" svg:width="0.0827in" svg:height="0.0752in" svg:x="0.4287in" svg:y="0.1886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7 32 43 0 67-55 67-65 0-5-4-5-5-5-3 0-5 2-6 5-13 46-43 55-56 55-17 0-23-13-23-27 0-10 2-18 7-37z"><text:p/></draw:path><draw:path draw:style-name="gr3" draw:text-style-name="P50" svg:width="0.0382in" svg:height="0.1661in" svg:x="0.528in" svg:y="0.1378in" svg:viewBox="0 0 98 423" svg:d="M98 211c0-32-4-84-27-132-25-51-63-79-67-79-2 0-4 2-4 4s0 3 7 10c43 41 67 108 67 197 0 72-15 147-68 200-6 6-6 7-6 8 0 2 2 4 4 4 4 0 43-29 68-83 22-46 26-93 26-129z"><text:p/></draw:path><draw:path draw:style-name="gr3" draw:text-style-name="P50" svg:width="0.0791in" svg:height="0.1173in" svg:x="0.5898in" svg:y="0.1472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50" svg:width="0.0827in" svg:height="0.0752in" svg:x="0.6744in" svg:y="0.1886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/draw:g>,</text:p>
      <text:p text:style-name="P11"/>
      <text:p text:style-name="P10">gdzie <text:s/><draw:g text:anchor-type="as-char" svg:y="-0.1453in" draw:z-index="22" draw:style-name="gr1"><svg:title>TexMaths</svg:title><svg:desc>12§display§f(x) = ln(x^{3} + 3x^{2} + x + 0.1)sin(18x)§svg§600§FALSE§</svg:desc><draw:polygon draw:style-name="gr2" draw:text-style-name="P49" svg:width="2.7551in" svg:height="0.1705in" svg:x="0in" svg:y="0.0079in" svg:viewBox="0 0 6999 434" draw:points="3500,434 0,434 0,0 6999,0 6999,434"><text:p/></draw:polygon><draw:path draw:style-name="gr3" draw:text-style-name="P50" svg:width="0.0827in" svg:height="0.1512in" svg:x="0.0004in" svg:y="0.0283in" svg:viewBox="0 0 211 385" svg:d="M133 128h37c8 0 12 0 12-7 0-5-4-5-12-5h-34l8-49c2-8 7-38 11-43 3-8 11-14 20-14 1 0 12 0 19 7-18 1-21 17-21 23 0 10 7 15 15 15 11 0 23-9 23-26 0-19-19-29-36-29-14 0-42 7-54 50-3 9-3 12-14 66h-29c-8 0-13 0-13 8 0 4 3 4 12 4h27l-31 168c-8 41-15 80-37 80-1 0-12 0-20-8 20-1 24-16 24-24 0-9-9-14-17-14-11 0-23 10-23 25 0 19 18 30 36 30 24 0 40-25 48-41 14-27 24-78 24-81z"><text:p/></draw:path><draw:path draw:style-name="gr3" draw:text-style-name="P50" svg:width="0.0382in" svg:height="0.1657in" svg:x="0.1071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50" svg:width="0.0827in" svg:height="0.0752in" svg:x="0.1602in" svg:y="0.0717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50" svg:width="0.0382in" svg:height="0.1657in" svg:x="0.2598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50" svg:width="0.1102in" svg:height="0.039in" svg:x="0.3705in" svg:y="0.0839in" svg:viewBox="0 0 281 100" svg:d="M266 17c8 0 15 0 15-9 0-8-7-8-13-8h-254c-7 0-14 0-14 8 0 9 7 9 14 9zM268 100c6 0 13 0 13-9 0-8-7-8-15-8h-252c-7 0-14 0-14 8 0 9 7 9 14 9z"><text:p/></draw:path><draw:path draw:style-name="gr3" draw:text-style-name="P50" svg:width="0.0354in" svg:height="0.1173in" svg:x="0.5433in" svg:y="0.0307in" svg:viewBox="0 0 91 299" svg:d="M91 5c0-1 0-5-6-5-9 0-39 4-51 4-3 1-8 1-8 9 0 5 4 5 10 5 20 0 20 4 20 7l-1 9-53 211c-1 5-2 8-2 14 0 24 19 40 38 40 15 0 26-9 33-24 8-17 13-41 13-42 0-5-5-5-5-5-5 0-5 2-7 8-7 28-16 53-31 53s-15-13-15-19c0-11 2-12 4-20z"><text:p/></draw:path><draw:path draw:style-name="gr3" draw:text-style-name="P50" svg:width="0.0898in" svg:height="0.0752in" svg:x="0.5937in" svg:y="0.0717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0" svg:width="0.0382in" svg:height="0.1657in" svg:x="0.7051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50" svg:width="0.0827in" svg:height="0.0752in" svg:x="0.7583in" svg:y="0.0717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0" svg:width="0.0535in" svg:height="0.0795in" svg:x="0.8547in" svg:y="0in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3 26-12 35-9 12-16 13-32 13-8 0-8 0-10 1 0 0-3 0-3 4s3 4 8 4z"><text:p/></draw:path><draw:path draw:style-name="gr3" draw:text-style-name="P50" svg:width="0.1102in" svg:height="0.1106in" svg:x="0.9689in" svg:y="0.048in" svg:viewBox="0 0 281 282" svg:d="M150 150h118c6 0 13 0 13-8 0-10-7-10-13-10h-118v-118c0-7 0-14-8-14-10 0-10 7-10 14v118h-118c-7 0-14 0-14 10 0 8 7 8 14 8h118v118c0 6 0 14 10 14 8 0 8-8 8-14z"><text:p/></draw:path><draw:path draw:style-name="gr3" draw:text-style-name="P50" svg:width="0.0685in" svg:height="0.1146in" svg:x="1.1327in" svg:y="0.0343in" svg:viewBox="0 0 175 292" svg:d="M106 132c34-10 58-40 58-73 0-35-37-59-78-59-43 0-74 25-74 58 0 13 10 21 20 21 14 0 23-9 23-21 0-22-20-22-26-22 12-19 41-25 55-25 18 0 42 9 42 47 0 6-1 30-13 49-12 20-27 20-37 21-3 0-14 2-16 2-5 0-7 1-7 4 0 5 2 5 11 5h18c34 0 50 29 50 70 0 59-29 71-48 71-18 0-49-8-65-33 16 3 28-7 28-24 0-14-11-24-23-24-11 0-24 7-24 25 0 39 40 68 85 68 52 0 90-39 90-83 0-34-26-67-69-77z"><text:p/></draw:path><draw:path draw:style-name="gr3" draw:text-style-name="P50" svg:width="0.0827in" svg:height="0.0752in" svg:x="1.2134in" svg:y="0.0717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0" svg:width="0.0516in" svg:height="0.0772in" svg:x="1.3102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0" svg:width="0.1102in" svg:height="0.1106in" svg:x="1.4236in" svg:y="0.048in" svg:viewBox="0 0 281 282" svg:d="M150 150h118c6 0 13 0 13-8 0-10-7-10-13-10h-118v-118c0-7 0-14-8-14-10 0-10 7-10 14v118h-118c-7 0-14 0-14 10 0 8 7 8 14 8h118v118c0 6 0 14 10 14 8 0 8-8 8-14z"><text:p/></draw:path><draw:path draw:style-name="gr3" draw:text-style-name="P50" svg:width="0.0827in" svg:height="0.0752in" svg:x="1.5858in" svg:y="0.0717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50" svg:width="0.1102in" svg:height="0.1106in" svg:x="1.722in" svg:y="0.048in" svg:viewBox="0 0 281 282" svg:d="M150 150h118c6 0 13 0 13-8 0-10-7-10-13-10h-118v-118c0-7 0-14-8-14-10 0-10 7-10 14v118h-118c-7 0-14 0-14 10 0 8 7 8 14 8h118v118c0 6 0 14 10 14 8 0 8-8 8-14z"><text:p/></draw:path><draw:path draw:style-name="gr3" draw:text-style-name="P50" svg:width="0.0701in" svg:height="0.1146in" svg:x="1.885in" svg:y="0.0343in" svg:viewBox="0 0 179 292" svg:d="M179 146c0-33-3-67-18-99-19-40-53-47-72-47-24 0-57 11-73 50-14 29-16 63-16 96s2 70 19 102c18 34 49 44 70 44 24 0 55-10 74-50 13-28 16-62 16-96zM89 282c-16 0-42-10-48-52-5-25-5-64-5-88 0-28 0-56 2-78 9-51 41-54 51-54 14 0 43 7 50 49 4 24 4 55 4 83 0 31 0 60-5 86-6 41-30 54-49 54z"><text:p/></draw:path><draw:path draw:style-name="gr3" draw:text-style-name="P50" svg:width="0.0177in" svg:height="0.0177in" svg:x="1.976in" svg:y="0.128in" svg:viewBox="0 0 46 46" svg:d="M46 23c0-12-10-23-23-23-12 0-23 11-23 23 0 13 11 23 23 23 13 0 23-10 23-23z"><text:p/></draw:path><draw:path draw:style-name="gr3" draw:text-style-name="P50" svg:width="0.0547in" svg:height="0.1106in" svg:x="2.0224in" svg:y="0.0343in" svg:viewBox="0 0 140 282" svg:d="M88 11c0-10 0-11-11-11-27 26-64 26-77 26v15c8 0 34 0 55-12v219c0 16 0 21-38 21h-15v13c15-1 53-1 69-1 18 0 54 0 69 1v-13h-13c-38 0-39-5-39-21z"><text:p/></draw:path><draw:path draw:style-name="gr3" draw:text-style-name="P50" svg:width="0.0382in" svg:height="0.1657in" svg:x="2.1004in" svg:y="0.0213in" svg:viewBox="0 0 98 422" svg:d="M98 211c0-32-4-84-27-132-25-51-63-79-67-79-2 0-4 2-4 4s0 3 7 10c43 41 67 108 67 197 0 72-15 148-68 201-6 4-6 6-6 7 0 2 2 3 4 3 4 0 43-28 68-82 22-46 26-93 26-129z"><text:p/></draw:path><draw:path draw:style-name="gr3" draw:text-style-name="P50" svg:width="0.061in" svg:height="0.0752in" svg:x="2.1642in" svg:y="0.0717in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50" svg:width="0.0441in" svg:height="0.1114in" svg:x="2.2378in" svg:y="0.0362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50" svg:width="0.0898in" svg:height="0.0752in" svg:x="2.2949in" svg:y="0.0717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50" svg:width="0.0382in" svg:height="0.1657in" svg:x="2.4063in" svg:y="0.0213in" svg:viewBox="0 0 98 422" svg:d="M98 419c0-1 0-3-7-10-53-53-66-132-66-198 0-73 16-146 69-199 4-5 4-6 4-8 0-3-1-4-4-4-4 0-42 29-68 83-21 45-26 92-26 128 0 34 5 85 28 133 26 52 62 78 66 78 3 0 4-1 4-3z"><text:p/></draw:path><draw:path draw:style-name="gr3" draw:text-style-name="P50" svg:width="0.0547in" svg:height="0.1106in" svg:x="2.4693in" svg:y="0.0343in" svg:viewBox="0 0 140 282" svg:d="M88 11c0-10 0-11-10-11-28 26-65 26-78 26v15c8 0 34 0 55-12v219c0 16 0 21-38 21h-15v13c15-1 53-1 69-1 18 0 54 0 69 1v-13h-13c-38 0-39-5-39-21z"><text:p/></draw:path><draw:path draw:style-name="gr3" draw:text-style-name="P50" svg:width="0.0685in" svg:height="0.1146in" svg:x="2.5445in" svg:y="0.0343in" svg:viewBox="0 0 175 292" svg:d="M50 89c-19-13-20-28-20-35 0-25 28-43 58-43 31 0 58 21 58 53 0 24-16 44-43 58zM113 128c31-15 51-37 51-64 0-40-37-64-75-64-43 0-77 31-77 71 0 8 0 26 18 47 5 4 20 14 31 22-25 12-61 35-61 78 0 45 43 74 88 74 48 0 87-35 87-81 0-15-5-35-19-53-10-8-16-12-43-30zM71 146l51 34c14 7 33 19 33 46 0 32-33 54-66 54-37 0-67-27-67-62 0-25 13-52 49-72z"><text:p/></draw:path><draw:path draw:style-name="gr3" draw:text-style-name="P50" svg:width="0.0827in" svg:height="0.0752in" svg:x="2.6252in" svg:y="0.0717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50" svg:width="0.0382in" svg:height="0.1657in" svg:x="2.7252in" svg:y="0.0213in" svg:viewBox="0 0 98 422" svg:d="M98 211c0-32-4-84-27-132-25-51-63-79-67-79-2 0-4 2-4 4s0 3 7 10c43 41 67 108 67 197 0 72-15 148-68 201-6 4-6 6-6 7 0 2 2 3 4 3 4 0 43-28 68-82 22-46 26-93 26-129z"><text:p/></draw:path></draw:g>.</text:p>
      <text:p text:style-name="P10"/>
      <text:p text:style-name="P10">Przyjmujemy wartość <draw:g text:anchor-type="as-char" svg:y="-0.1102in" draw:z-index="23" draw:style-name="gr1"><svg:title>TexMaths</svg:title><svg:desc>12§display§w_{max} = 8§svg§600§FALSE§</svg:desc><draw:polygon draw:style-name="gr2" draw:text-style-name="P49" svg:width="0.6724in" svg:height="0.1197in" svg:x="0.0031in" svg:y="0.0083in" svg:viewBox="0 0 1709 305" draw:points="855,305 0,305 0,0 1709,0 1709,305"><text:p/></draw:polygon><draw:path draw:style-name="gr3" draw:text-style-name="P50" svg:width="0.1102in" svg:height="0.0752in" svg:x="0in" svg:y="0.0366in" svg:viewBox="0 0 281 192" svg:d="M184 43c1-8 6-25 6-26 0-9-6-12-12-12s-14 2-17 12c0 2-21 84-24 95-3 12-4 19-4 27 0 5 0 6 1 8-9 22-22 36-39 36-34 0-34-32-34-39 0-13 3-30 23-83 5-12 6-18 6-26 0-19-13-35-35-35-39 0-55 61-55 65 0 5 4 5 5 5 5 0 5 0 7-9 11-39 28-51 43-51 4 0 10 0 10 13 0 11-5 23-7 30-18 49-24 70-24 85 0 40 28 54 60 54 7 0 27 0 44-30 11 27 41 30 53 30 32 0 50-27 61-51 14-34 29-91 29-111 0-23-12-30-20-30-10 0-21 11-21 20 0 6 2 9 7 11 5 5 14 16 14 37 0 15-12 56-22 77-11 23-25 38-47 38-20 0-31-14-31-38 0-10 3-24 5-30z"><text:p/></draw:path><draw:path draw:style-name="gr3" draw:text-style-name="P50" svg:width="0.1063in" svg:height="0.0528in" svg:x="0.1193in" svg:y="0.0839in" svg:viewBox="0 0 271 135" svg:d="M114 107c-1 6-4 16-4 18 0 6 6 10 11 10s10-4 11-8c1-2 5-12 5-18 2-6 5-19 7-26s4-13 5-21c3-12 3-13 9-21 10-16 24-33 47-33 17 0 18 14 18 21 0 18-13 50-18 63-2 9-3 11-3 16 0 16 12 27 27 27 30 0 42-43 42-47s-4-4-5-4c-3 0-3 2-5 6-7 23-19 36-31 36-7 0-7-5-7-11 0-7 1-10 6-24 4-9 17-41 17-57 0-5 0-17-12-27-5-3-13-7-28-7-26 0-42 17-51 30-4-25-24-30-39-30-25 0-42 16-50 26-2-19-20-26-32-26s-20 10-23 17c-7 9-11 27-11 29 0 3 4 3 5 3 5 0 5-1 7-8 5-18 10-33 22-33 7 0 9 6 9 15 0 6-2 17-5 25-2 7-4 20-7 26l-9 38c0 5-3 12-3 13 0 6 6 10 11 10s10-4 11-8c1-2 5-12 5-18 2-6 4-19 7-26 2-7 3-13 5-21 3-12 3-14 12-26s22-28 44-28c18 0 18 15 18 21 0 7 0 12-5 27z"><text:p/></draw:path><draw:path draw:style-name="gr3" draw:text-style-name="P50" svg:width="0.0591in" svg:height="0.0528in" svg:x="0.239in" svg:y="0.0839in" svg:viewBox="0 0 151 135" svg:d="M108 17c-7-10-17-17-31-17-39 0-77 42-77 84 0 29 19 51 46 51 14 0 28-10 42-22 6 18 22 22 30 22 10 0 18-8 24-17 6-11 9-28 9-30 0-4-3-4-5-4-3 0-4 2-6 10-3 14-9 32-22 32-8 0-10-7-10-14 0-5 4-17 5-24 2-9 5-21 7-28l6-22c1-7 5-21 5-22 0-8-5-10-10-10s-12 4-13 11zM89 94c-3 8-10 14-16 20-3 3-14 12-27 12-11 0-22-8-22-29 0-15 8-49 16-61 13-24 28-28 37-28 21 0 26 23 26 27 0 1 0 2-1 3z"><text:p/></draw:path><draw:path draw:style-name="gr3" draw:text-style-name="P50" svg:width="0.0626in" svg:height="0.0528in" svg:x="0.3094in" svg:y="0.0839in" svg:viewBox="0 0 160 135" svg:d="M60 100c-4 9-13 26-29 26 0 0-9 0-15-5 12-3 13-14 13-15 0-8-5-12-12-12-9 0-17 8-17 18 0 15 17 23 31 23 15 0 25-9 34-22 7 16 24 22 35 22 34 0 51-38 51-47 0-4-3-4-5-4-3 0-3 2-4 6-6 21-24 36-41 36-12 0-18-8-18-19 0-8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50" svg:width="0.1102in" svg:height="0.039in" svg:x="0.4429in" svg:y="0.0496in" svg:viewBox="0 0 281 100" svg:d="M266 17c7 0 15 0 15-9 0-8-8-8-14-8h-253c-7 0-14 0-14 8 0 9 7 9 14 9zM267 100c6 0 14 0 14-9 0-8-8-8-15-8h-252c-7 0-14 0-14 8 0 9 7 9 14 9z"><text:p/></draw:path><draw:path draw:style-name="gr3" draw:text-style-name="P50" svg:width="0.0685in" svg:height="0.1142in" svg:x="0.6157in" svg:y="0in" svg:viewBox="0 0 175 291" svg:d="M50 88c-19-12-20-27-20-34 0-25 28-43 58-43 31 0 58 21 58 53 0 24-16 43-43 57zM113 129c31-16 51-38 51-65 0-40-37-64-75-64-43 0-77 31-77 71 0 8 0 26 18 46 5 4 20 15 31 24-25 12-61 34-61 76 0 46 43 74 88 74 48 0 87-35 87-80 0-15-5-34-19-52-10-9-16-14-43-30zM71 147l51 32c12 8 33 20 33 47 0 31-33 53-66 53-37 0-67-26-67-62 0-24 13-51 49-70z"><text:p/></draw:path></draw:g>. Do obliczeń wykorzystamy zarówno metodę Simpsona jak i Milne’a.</text:p>
      <text:p text:style-name="P10">W obu przypadkach zastosujemy ekstrapolację Richardsona do poprawienia wyników.</text:p>
      <text:p text:style-name="P10"/>
      <text:p text:style-name="P48">2.2. Wyniki</text:p>
      <text:p text:style-name="P7"/>
      <text:p text:style-name="P12">Jako wynik działania programu przedstawiono pierwszą kolumnę tablicy <draw:g text:anchor-type="as-char" svg:y="-0.1138in" draw:z-index="24" draw:style-name="gr1"><svg:title>TexMaths</svg:title><svg:desc>12§display§D§svg§600§FALSE§</svg:desc><draw:polygon draw:style-name="gr2" draw:text-style-name="P49" svg:width="0.1169in" svg:height="0.0969in" svg:x="0.0016in" svg:y="0.0083in" svg:viewBox="0 0 298 247" draw:points="149,247 0,247 0,0 298,0 298,247"><text:p/></draw:polygon><draw:path draw:style-name="gr3" draw:text-style-name="P50" svg:width="0.1276in" svg:height="0.113in" svg:x="0in" svg:y="0in" svg:viewBox="0 0 325 288" svg:d="M51 256c-5 16-5 19-39 19-7 0-12 0-12 9 0 4 4 4 12 4h141c88 0 172-88 172-180 0-61-36-108-100-108h-143c-7 0-12 0-12 7 0 6 3 6 12 6 5 0 13 0 18 1 7 0 9 3 9 8 0 0 0 2-2 7zM143 29c4-15 4-16 22-16h45c43 0 77 23 77 78 0 22-8 90-44 138-13 14-47 46-99 46h-48c-6 0-6 0-8 0-5 0-6-1-6-3 0-3 0-4 2-11z"><text:p/></draw:path></draw:g><text:s/>oraz jej elementy na diagonali, <text:span text:style-name="T19">pokazując </text:span>wyniki <text:span text:style-name="T19">uzyskane </text:span>zarówno metodą Simspona jak i Milne’a.</text:p>
      <text:p text:style-name="P12"/>
      <text:p text:style-name="P8">Wyniki uzyskane metodą Simpsona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"><draw:g text:anchor-type="as-char" svg:y="-0.0756in" draw:z-index="25" draw:style-name="gr1"><svg:title>TexMaths</svg:title><svg:desc>12§display§w§svg§600§FALSE§</svg:desc><draw:polygon draw:style-name="gr2" draw:text-style-name="P49" svg:width="0.098in" svg:height="0.0587in" svg:x="0.0031in" svg:y="0.0083in" svg:viewBox="0 0 250 150" draw:points="125,150 0,150 0,0 250,0 250,150"><text:p/></draw:polygon><draw:path draw:style-name="gr3" draw:text-style-name="P50" svg:width="0.1106in" svg:height="0.0752in" svg:x="0in" svg:y="0in" svg:viewBox="0 0 282 192" svg:d="M184 43c2-8 6-25 6-26 0-9-6-12-12-12s-13 2-16 12c-1 2-21 84-24 94-3 12-4 21-4 28 0 5 0 6 1 7-10 24-23 36-40 36-34 0-34-31-34-38 0-13 3-30 23-83 5-12 6-18 6-26 0-19-13-35-35-35-39 0-55 61-55 65s4 4 5 4c5 0 5 0 7-8 11-39 28-51 43-51 4 0 10 0 10 13 0 11-5 23-7 30-18 50-24 69-24 85 0 39 29 54 61 54 6 0 27 0 43-30 11 27 41 30 53 30 33 0 51-27 63-52 14-33 28-90 28-110 0-23-13-30-20-30-11 0-21 11-21 20 0 6 3 9 7 11 5 5 15 16 15 37 0 15-13 55-22 77-12 23-27 37-49 37-20 0-30-12-30-36 0-12 3-25 4-31z"><text:p/></draw:path></draw:g></text:p>
          </table:table-cell>
          <table:table-cell table:style-name="Table1.A1" office:value-type="string">
            <text:p text:style-name="P44"><draw:g text:anchor-type="as-char" svg:y="-0.1138in" draw:z-index="26" draw:style-name="gr1"><svg:title>TexMaths</svg:title><svg:desc>12§display§D_{w,0}§svg§600§FALSE§</svg:desc><draw:polygon draw:style-name="gr2" draw:text-style-name="P49" svg:width="0.3201in" svg:height="0.1437in" svg:x="0.0016in" svg:y="0.0083in" svg:viewBox="0 0 814 366" draw:points="407,366 0,366 0,0 814,0 814,366"><text:p/></draw:polygon><draw:path draw:style-name="gr3" draw:text-style-name="P50" svg:width="0.1276in" svg:height="0.113in" svg:x="0in" svg:y="0in" svg:viewBox="0 0 325 288" svg:d="M50 256c-4 15-4 19-38 19-7 0-12 0-12 8 0 5 4 5 12 5h139c89 0 174-88 174-180 0-61-38-108-100-108h-143c-7 0-12 0-12 7 0 6 3 6 12 6 5 0 12 0 18 1 7 0 8 3 8 8 0 0 0 2-1 7zM142 29c5-15 5-16 23-16h45c42 0 77 23 77 78 0 21-9 90-44 137-13 15-47 47-99 47h-48c-6 0-7 0-8 0-5 0-6-1-6-4 0-2 0-3 2-10z"><text:p/></draw:path><draw:path draw:style-name="gr3" draw:text-style-name="P50" svg:width="0.0854in" svg:height="0.0524in" svg:x="0.1362in" svg:y="0.0866in" svg:viewBox="0 0 218 134" svg:d="M142 36c2-7 6-22 6-24 0-5-5-10-10-10-6 0-11 5-13 10-1 2-4 14-6 23-4 15-4 16-8 33-4 16-4 19-5 28 2 6-1 12-7 20-5 5-11 10-21 10-12 0-28-4-28-28 0-14 10-37 15-53 5-12 6-14 6-19 0-14-11-26-28-26-30 0-43 41-43 45 0 5 4 5 5 5 5 0 5-2 6-5 7-25 20-37 31-37 5 0 8 4 8 11s-3 13-4 17c-17 43-17 49-17 58 0 35 31 40 48 40 6 0 20 0 34-20 7 14 22 20 40 20 27 0 40-23 46-36 13-24 21-61 21-75 0-22-14-23-15-23-8 0-17 7-17 16 0 6 4 7 6 9 8 6 11 14 11 24 0 4-13 77-50 77-24 0-24-22-24-27 0-8 1-13 4-30z"><text:p/></draw:path><draw:path draw:style-name="gr3" draw:text-style-name="P50" svg:width="0.0146in" svg:height="0.0358in" svg:x="0.2437in" svg:y="0.1256in" svg:viewBox="0 0 38 92" svg:d="M30 30c0 15-4 35-23 54-2 1-3 2-3 3 0 3 3 5 4 5 4 0 30-24 30-60 0-18-7-32-21-32-10 0-17 7-17 17 0 9 7 18 17 18 8 0 13-5 13-5z"><text:p/></draw:path><draw:path draw:style-name="gr3" draw:text-style-name="P50" svg:width="0.0539in" svg:height="0.0791in" svg:x="0.276in" svg:y="0.061in" svg:viewBox="0 0 138 202" svg:d="M138 103c0-34-3-58-18-77-8-14-26-26-50-26-70 0-70 80-70 103 0 20 0 99 70 99 68 0 68-79 68-99zM70 195c-15 0-33-10-39-34-5-16-5-41-5-63 0-21 0-43 5-60 6-24 25-30 39-30 15 0 31 10 36 28 5 14 6 37 6 62 0 22 0 44-5 63-6 27-26 34-37 34z"><text:p/></draw:path></draw:g></text:p>
          </table:table-cell>
          <table:table-cell table:style-name="Table1.C1" office:value-type="string">
            <text:p text:style-name="P44"><draw:g text:anchor-type="as-char" svg:y="-0.1138in" draw:z-index="27" draw:style-name="gr1"><svg:title>TexMaths</svg:title><svg:desc>12§display§D_{w,w}§svg§600§FALSE§</svg:desc><draw:polygon draw:style-name="gr2" draw:text-style-name="P49" svg:width="0.3496in" svg:height="0.1437in" svg:x="0.0016in" svg:y="0.0083in" svg:viewBox="0 0 889 366" draw:points="445,366 0,366 0,0 889,0 889,366"><text:p/></draw:polygon><draw:path draw:style-name="gr3" draw:text-style-name="P50" svg:width="0.1268in" svg:height="0.113in" svg:x="0in" svg:y="0in" svg:viewBox="0 0 323 288" svg:d="M50 256c-4 15-4 19-38 19-7 0-12 0-12 8 0 5 4 5 12 5h139c89 0 172-88 172-180 0-61-36-108-100-108h-141c-8 0-12 0-12 7 0 6 3 6 12 6 4 0 12 0 18 1 7 0 8 3 8 8 0 0 0 2-1 7zM141 29c5-15 5-16 23-16h46c41 0 75 23 75 78 0 21-8 90-44 137-12 15-46 47-97 47h-48c-6 0-7 0-8 0-5 0-6-1-6-4 0-2 0-3 2-10z"><text:p/></draw:path><draw:path draw:style-name="gr3" draw:text-style-name="P50" svg:width="0.085in" svg:height="0.0524in" svg:x="0.1358in" svg:y="0.0866in" svg:viewBox="0 0 217 134" svg:d="M141 36c3-7 6-22 6-24 0-5-4-10-9-10-6 0-11 5-13 10-1 2-4 14-6 23-4 15-4 16-9 33-3 16-3 19-4 28 2 6-2 12-8 20-4 5-10 10-20 10-12 0-28-4-28-28 0-14 10-37 15-53 5-12 6-14 6-19 0-14-11-26-28-26-30 0-43 41-43 45 0 5 4 5 5 5 5 0 5-2 6-5 7-25 20-37 31-37 5 0 8 4 8 11s-3 13-4 17c-17 43-17 49-17 58 0 35 31 40 48 40 6 0 20 0 33-20 8 14 23 20 41 20 26 0 40-23 46-36 12-24 20-61 20-75 0-22-13-23-14-23-9 0-17 7-17 16 0 6 3 7 6 9 7 6 11 14 11 24 0 4-14 77-51 77-24 0-24-22-24-27 0-8 2-13 5-30z"><text:p/></draw:path><draw:path draw:style-name="gr3" draw:text-style-name="P50" svg:width="0.0146in" svg:height="0.0358in" svg:x="0.2425in" svg:y="0.1256in" svg:viewBox="0 0 38 92" svg:d="M30 30c0 15-4 35-23 54-2 1-3 2-3 3 0 3 3 5 4 5 4 0 30-24 30-60 0-18-7-32-21-32-10 0-17 7-17 17 0 9 7 18 17 18 8 0 13-5 13-5z"><text:p/></draw:path><draw:path draw:style-name="gr3" draw:text-style-name="P50" svg:width="0.085in" svg:height="0.0524in" svg:x="0.2744in" svg:y="0.0866in" svg:viewBox="0 0 217 134" svg:d="M141 36c3-7 6-22 6-24 0-5-4-10-9-10-6 0-11 5-13 10-1 2-4 14-6 23-4 15-4 16-9 33-3 16-3 19-4 28 2 6-2 12-8 20-4 5-10 10-20 10-12 0-28-4-28-28 0-14 10-37 15-53 5-12 6-14 6-19 0-14-11-26-28-26-30 0-43 41-43 45 0 5 4 5 5 5 5 0 5-2 6-5 7-25 20-37 31-37 5 0 8 4 8 11s-3 13-4 17c-17 43-17 49-17 58 0 35 31 40 48 40 6 0 20 0 33-20 8 14 23 20 41 20 26 0 40-23 46-36 12-24 20-61 20-75 0-22-13-23-14-23-9 0-17 7-17 16 0 6 3 7 6 9 7 6 11 14 11 24 0 4-14 77-51 77-24 0-24-22-24-27 0-8 2-13 5-30z"><text:p/></draw:path></draw:g></text:p>
          </table:table-cell>
        </table:table-row>
        <table:table-row>
          <table:table-cell table:style-name="Table1.A2" office:value-type="string">
            <text:p text:style-name="P43">0</text:p>
          </table:table-cell>
          <table:table-cell table:style-name="Table1.A2" office:value-type="string">
            <text:p text:style-name="P40">-0.09714104986</text:p>
          </table:table-cell>
          <table:table-cell table:style-name="Table1.C2" office:value-type="string">
            <text:p text:style-name="P41">-0.09714104986</text:p>
          </table:table-cell>
        </table:table-row>
        <table:table-row>
          <table:table-cell table:style-name="Table1.A2" office:value-type="string">
            <text:p text:style-name="P43">1</text:p>
          </table:table-cell>
          <table:table-cell table:style-name="Table1.A2" office:value-type="string">
            <text:p text:style-name="P41">0.4083851989</text:p>
          </table:table-cell>
          <table:table-cell table:style-name="Table1.C2" office:value-type="string">
            <text:p text:style-name="P46">0.5768939485</text:p>
          </table:table-cell>
        </table:table-row>
        <table:table-row>
          <table:table-cell table:style-name="Table1.A2" office:value-type="string">
            <text:p text:style-name="P43">2</text:p>
          </table:table-cell>
          <table:table-cell table:style-name="Table1.A2" office:value-type="string">
            <text:p text:style-name="P41">-0.2209681412</text:p>
          </table:table-cell>
          <table:table-cell table:style-name="Table1.C2" office:value-type="string">
            <text:p text:style-name="P41"><text:s/>-0.4979290236</text:p>
          </table:table-cell>
        </table:table-row>
        <table:table-row>
          <table:table-cell table:style-name="Table1.A2" office:value-type="string">
            <text:p text:style-name="P43">3</text:p>
          </table:table-cell>
          <table:table-cell table:style-name="Table1.A2" office:value-type="string">
            <text:p text:style-name="P41">-0.1880063997</text:p>
          </table:table-cell>
          <table:table-cell table:style-name="Table1.C2" office:value-type="string">
            <text:p text:style-name="P41"><text:s/>-0.1547412817</text:p>
          </table:table-cell>
        </table:table-row>
        <table:table-row>
          <table:table-cell table:style-name="Table1.A2" office:value-type="string">
            <text:p text:style-name="P43">4</text:p>
          </table:table-cell>
          <table:table-cell table:style-name="Table1.A2" office:value-type="string">
            <text:p text:style-name="P41">-0.1865747211</text:p>
          </table:table-cell>
          <table:table-cell table:style-name="Table1.C2" office:value-type="string">
            <text:p text:style-name="P41">-0.1872519207</text:p>
          </table:table-cell>
        </table:table-row>
        <table:table-row>
          <table:table-cell table:style-name="Table1.A2" office:value-type="string">
            <text:p text:style-name="P43">5</text:p>
          </table:table-cell>
          <table:table-cell table:style-name="Table1.A2" office:value-type="string">
            <text:p text:style-name="P41">-0.1864922827</text:p>
          </table:table-cell>
          <table:table-cell table:style-name="Table1.C2" office:value-type="string">
            <text:p text:style-name="P41">-0.1864826455</text:p>
          </table:table-cell>
        </table:table-row>
        <table:table-row>
          <table:table-cell table:style-name="Table1.A2" office:value-type="string">
            <text:p text:style-name="P43">6</text:p>
          </table:table-cell>
          <table:table-cell table:style-name="Table1.A2" office:value-type="string">
            <text:p text:style-name="P41">-0.1864872311</text:p>
          </table:table-cell>
          <table:table-cell table:style-name="Table1.C2" office:value-type="string">
            <text:p text:style-name="P41"><text:s/>-0.1864869011</text:p>
          </table:table-cell>
        </table:table-row>
        <table:table-row>
          <table:table-cell table:style-name="Table1.A2" office:value-type="string">
            <text:p text:style-name="P43">7</text:p>
          </table:table-cell>
          <table:table-cell table:style-name="Table1.A2" office:value-type="string">
            <text:p text:style-name="P41">-0.1864869169</text:p>
          </table:table-cell>
          <table:table-cell table:style-name="Table1.C2" office:value-type="string">
            <text:p text:style-name="P41"><text:s/>-0.186486896</text:p>
          </table:table-cell>
        </table:table-row>
        <table:table-row>
          <table:table-cell table:style-name="Table1.A2" office:value-type="string">
            <text:p text:style-name="P43">8</text:p>
          </table:table-cell>
          <table:table-cell table:style-name="Table1.A2" office:value-type="string">
            <text:p text:style-name="P41">-0.1864868973</text:p>
          </table:table-cell>
          <table:table-cell table:style-name="Table1.C2" office:value-type="string">
            <text:p text:style-name="P41"><text:s/>-0.186486896</text:p>
          </table:table-cell>
        </table:table-row>
      </table:table>
      <text:p text:style-name="P12"><text:s/></text:p>
      <text:p text:style-name="P8">Wyniki uzyskane metodą Milne’a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><draw:g text:anchor-type="as-char" svg:y="-0.0756in" draw:z-index="28" draw:style-name="gr1"><svg:title>TexMaths</svg:title><svg:desc>12§display§w§svg§600§FALSE§</svg:desc><draw:polygon draw:style-name="gr2" draw:text-style-name="P49" svg:width="0.098in" svg:height="0.0587in" svg:x="0.0031in" svg:y="0.0083in" svg:viewBox="0 0 250 150" draw:points="125,150 0,150 0,0 250,0 250,150"><text:p/></draw:polygon><draw:path draw:style-name="gr3" draw:text-style-name="P50" svg:width="0.1106in" svg:height="0.0752in" svg:x="0in" svg:y="0in" svg:viewBox="0 0 282 192" svg:d="M184 43c2-8 6-25 6-26 0-9-6-12-12-12s-13 2-16 12c-1 2-21 84-24 94-3 12-4 21-4 28 0 5 0 6 1 7-10 24-23 36-40 36-34 0-34-31-34-38 0-13 3-30 23-83 5-12 6-18 6-26 0-19-13-35-35-35-39 0-55 61-55 65s4 4 5 4c5 0 5 0 7-8 11-39 28-51 43-51 4 0 10 0 10 13 0 11-5 23-7 30-18 50-24 69-24 85 0 39 29 54 61 54 6 0 27 0 43-30 11 27 41 30 53 30 33 0 51-27 63-52 14-33 28-90 28-110 0-23-13-30-20-30-11 0-21 11-21 20 0 6 3 9 7 11 5 5 15 16 15 37 0 15-13 55-22 77-12 23-27 37-49 37-20 0-30-12-30-36 0-12 3-25 4-31z"><text:p/></draw:path></draw:g></text:p>
          </table:table-cell>
          <table:table-cell table:style-name="Table2.A1" office:value-type="string">
            <text:p text:style-name="P45"><draw:g text:anchor-type="as-char" svg:y="-0.1138in" draw:z-index="29" draw:style-name="gr1"><svg:title>TexMaths</svg:title><svg:desc>12§display§D_{w,0}§svg§600§FALSE§</svg:desc><draw:polygon draw:style-name="gr2" draw:text-style-name="P49" svg:width="0.3201in" svg:height="0.1437in" svg:x="0.0016in" svg:y="0.0083in" svg:viewBox="0 0 814 366" draw:points="407,366 0,366 0,0 814,0 814,366"><text:p/></draw:polygon><draw:path draw:style-name="gr3" draw:text-style-name="P50" svg:width="0.1276in" svg:height="0.113in" svg:x="0in" svg:y="0in" svg:viewBox="0 0 325 288" svg:d="M50 256c-4 15-4 19-38 19-7 0-12 0-12 8 0 5 4 5 12 5h139c89 0 174-88 174-180 0-61-38-108-100-108h-143c-7 0-12 0-12 7 0 6 3 6 12 6 5 0 12 0 18 1 7 0 8 3 8 8 0 0 0 2-1 7zM142 29c5-15 5-16 23-16h45c42 0 77 23 77 78 0 21-9 90-44 137-13 15-47 47-99 47h-48c-6 0-7 0-8 0-5 0-6-1-6-4 0-2 0-3 2-10z"><text:p/></draw:path><draw:path draw:style-name="gr3" draw:text-style-name="P50" svg:width="0.0854in" svg:height="0.0524in" svg:x="0.1362in" svg:y="0.0866in" svg:viewBox="0 0 218 134" svg:d="M142 36c2-7 6-22 6-24 0-5-5-10-10-10-6 0-11 5-13 10-1 2-4 14-6 23-4 15-4 16-8 33-4 16-4 19-5 28 2 6-1 12-7 20-5 5-11 10-21 10-12 0-28-4-28-28 0-14 10-37 15-53 5-12 6-14 6-19 0-14-11-26-28-26-30 0-43 41-43 45 0 5 4 5 5 5 5 0 5-2 6-5 7-25 20-37 31-37 5 0 8 4 8 11s-3 13-4 17c-17 43-17 49-17 58 0 35 31 40 48 40 6 0 20 0 34-20 7 14 22 20 40 20 27 0 40-23 46-36 13-24 21-61 21-75 0-22-14-23-15-23-8 0-17 7-17 16 0 6 4 7 6 9 8 6 11 14 11 24 0 4-13 77-50 77-24 0-24-22-24-27 0-8 1-13 4-30z"><text:p/></draw:path><draw:path draw:style-name="gr3" draw:text-style-name="P50" svg:width="0.0146in" svg:height="0.0358in" svg:x="0.2437in" svg:y="0.1256in" svg:viewBox="0 0 38 92" svg:d="M30 30c0 15-4 35-23 54-2 1-3 2-3 3 0 3 3 5 4 5 4 0 30-24 30-60 0-18-7-32-21-32-10 0-17 7-17 17 0 9 7 18 17 18 8 0 13-5 13-5z"><text:p/></draw:path><draw:path draw:style-name="gr3" draw:text-style-name="P50" svg:width="0.0539in" svg:height="0.0791in" svg:x="0.276in" svg:y="0.061in" svg:viewBox="0 0 138 202" svg:d="M138 103c0-34-3-58-18-77-8-14-26-26-50-26-70 0-70 80-70 103 0 20 0 99 70 99 68 0 68-79 68-99zM70 195c-15 0-33-10-39-34-5-16-5-41-5-63 0-21 0-43 5-60 6-24 25-30 39-30 15 0 31 10 36 28 5 14 6 37 6 62 0 22 0 44-5 63-6 27-26 34-37 34z"><text:p/></draw:path></draw:g></text:p>
          </table:table-cell>
          <table:table-cell table:style-name="Table2.C1" office:value-type="string">
            <text:p text:style-name="P45"><draw:g text:anchor-type="as-char" svg:y="-0.1138in" draw:z-index="30" draw:style-name="gr1"><svg:title>TexMaths</svg:title><svg:desc>12§display§D_{w,w}§svg§600§FALSE§</svg:desc><draw:polygon draw:style-name="gr2" draw:text-style-name="P49" svg:width="0.3496in" svg:height="0.1437in" svg:x="0.0016in" svg:y="0.0083in" svg:viewBox="0 0 889 366" draw:points="445,366 0,366 0,0 889,0 889,366"><text:p/></draw:polygon><draw:path draw:style-name="gr3" draw:text-style-name="P50" svg:width="0.1268in" svg:height="0.113in" svg:x="0in" svg:y="0in" svg:viewBox="0 0 323 288" svg:d="M50 256c-4 15-4 19-38 19-7 0-12 0-12 8 0 5 4 5 12 5h139c89 0 172-88 172-180 0-61-36-108-100-108h-141c-8 0-12 0-12 7 0 6 3 6 12 6 4 0 12 0 18 1 7 0 8 3 8 8 0 0 0 2-1 7zM141 29c5-15 5-16 23-16h46c41 0 75 23 75 78 0 21-8 90-44 137-12 15-46 47-97 47h-48c-6 0-7 0-8 0-5 0-6-1-6-4 0-2 0-3 2-10z"><text:p/></draw:path><draw:path draw:style-name="gr3" draw:text-style-name="P50" svg:width="0.085in" svg:height="0.0524in" svg:x="0.1358in" svg:y="0.0866in" svg:viewBox="0 0 217 134" svg:d="M141 36c3-7 6-22 6-24 0-5-4-10-9-10-6 0-11 5-13 10-1 2-4 14-6 23-4 15-4 16-9 33-3 16-3 19-4 28 2 6-2 12-8 20-4 5-10 10-20 10-12 0-28-4-28-28 0-14 10-37 15-53 5-12 6-14 6-19 0-14-11-26-28-26-30 0-43 41-43 45 0 5 4 5 5 5 5 0 5-2 6-5 7-25 20-37 31-37 5 0 8 4 8 11s-3 13-4 17c-17 43-17 49-17 58 0 35 31 40 48 40 6 0 20 0 33-20 8 14 23 20 41 20 26 0 40-23 46-36 12-24 20-61 20-75 0-22-13-23-14-23-9 0-17 7-17 16 0 6 3 7 6 9 7 6 11 14 11 24 0 4-14 77-51 77-24 0-24-22-24-27 0-8 2-13 5-30z"><text:p/></draw:path><draw:path draw:style-name="gr3" draw:text-style-name="P50" svg:width="0.0146in" svg:height="0.0358in" svg:x="0.2425in" svg:y="0.1256in" svg:viewBox="0 0 38 92" svg:d="M30 30c0 15-4 35-23 54-2 1-3 2-3 3 0 3 3 5 4 5 4 0 30-24 30-60 0-18-7-32-21-32-10 0-17 7-17 17 0 9 7 18 17 18 8 0 13-5 13-5z"><text:p/></draw:path><draw:path draw:style-name="gr3" draw:text-style-name="P50" svg:width="0.085in" svg:height="0.0524in" svg:x="0.2744in" svg:y="0.0866in" svg:viewBox="0 0 217 134" svg:d="M141 36c3-7 6-22 6-24 0-5-4-10-9-10-6 0-11 5-13 10-1 2-4 14-6 23-4 15-4 16-9 33-3 16-3 19-4 28 2 6-2 12-8 20-4 5-10 10-20 10-12 0-28-4-28-28 0-14 10-37 15-53 5-12 6-14 6-19 0-14-11-26-28-26-30 0-43 41-43 45 0 5 4 5 5 5 5 0 5-2 6-5 7-25 20-37 31-37 5 0 8 4 8 11s-3 13-4 17c-17 43-17 49-17 58 0 35 31 40 48 40 6 0 20 0 33-20 8 14 23 20 41 20 26 0 40-23 46-36 12-24 20-61 20-75 0-22-13-23-14-23-9 0-17 7-17 16 0 6 3 7 6 9 7 6 11 14 11 24 0 4-14 77-51 77-24 0-24-22-24-27 0-8 2-13 5-30z"><text:p/></draw:path></draw:g></text:p>
          </table:table-cell>
        </table:table-row>
        <table:table-row>
          <table:table-cell table:style-name="Table2.A2" office:value-type="string">
            <text:p text:style-name="P43">0</text:p>
          </table:table-cell>
          <table:table-cell table:style-name="Table2.A2" office:value-type="string">
            <text:p text:style-name="P41">0.4420869488 </text:p>
          </table:table-cell>
          <table:table-cell table:style-name="Table2.C2" office:value-type="string">
            <text:p text:style-name="P42">0.4420869488</text:p>
          </table:table-cell>
        </table:table-row>
        <table:table-row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42">-0.2629250305</text:p>
          </table:table-cell>
          <table:table-cell table:style-name="Table2.C2" office:value-type="string">
            <text:p text:style-name="P47">-0.4979290236</text:p>
          </table:table-cell>
        </table:table-row>
        <table:table-row>
          <table:table-cell table:style-name="Table2.A2" office:value-type="string">
            <text:p text:style-name="P43">2</text:p>
          </table:table-cell>
          <table:table-cell table:style-name="Table2.A2" office:value-type="string">
            <text:p text:style-name="P42">-0.1858089502</text:p>
          </table:table-cell>
          <table:table-cell table:style-name="Table2.C2" office:value-type="string">
            <text:p text:style-name="P42">-0.1375818946</text:p>
          </table:table-cell>
        </table:table-row>
        <table:table-row>
          <table:table-cell table:style-name="Table2.A2" office:value-type="string">
            <text:p text:style-name="P43">3</text:p>
          </table:table-cell>
          <table:table-cell table:style-name="Table2.A2" office:value-type="string">
            <text:p text:style-name="P42">-0.1864792758</text:p>
          </table:table-cell>
          <table:table-cell table:style-name="Table2.C2" office:value-type="string">
            <text:p text:style-name="P42"><text:s/>-0.1892838357</text:p>
          </table:table-cell>
        </table:table-row>
        <table:table-row>
          <table:table-cell table:style-name="Table2.A2" office:value-type="string">
            <text:p text:style-name="P43">4</text:p>
          </table:table-cell>
          <table:table-cell table:style-name="Table2.A2" office:value-type="string">
            <text:p text:style-name="P42">-0.1864867868</text:p>
          </table:table-cell>
          <table:table-cell table:style-name="Table2.C2" office:value-type="string">
            <text:p text:style-name="P42"><text:s/>-0.1864321619</text:p>
          </table:table-cell>
        </table:table-row>
        <table:table-row>
          <table:table-cell table:style-name="Table2.A2" office:value-type="string">
            <text:p text:style-name="P43">5</text:p>
          </table:table-cell>
          <table:table-cell table:style-name="Table2.A2" office:value-type="string">
            <text:p text:style-name="P42">-0.1864868943</text:p>
          </table:table-cell>
          <table:table-cell table:style-name="Table2.C2" office:value-type="string">
            <text:p text:style-name="P42"><text:s/>-0.1864871836</text:p>
          </table:table-cell>
        </table:table-row>
        <table:table-row>
          <table:table-cell table:style-name="Table2.A2" office:value-type="string">
            <text:p text:style-name="P43">6</text:p>
          </table:table-cell>
          <table:table-cell table:style-name="Table2.A2" office:value-type="string">
            <text:p text:style-name="P42">-0.186486896</text:p>
          </table:table-cell>
          <table:table-cell table:style-name="Table2.C2" office:value-type="string">
            <text:p text:style-name="P42">-0.1864868957</text:p>
          </table:table-cell>
        </table:table-row>
        <table:table-row>
          <table:table-cell table:style-name="Table2.A2" office:value-type="string">
            <text:p text:style-name="P43">7</text:p>
          </table:table-cell>
          <table:table-cell table:style-name="Table2.A2" office:value-type="string">
            <text:p text:style-name="P42">-0.186486896</text:p>
          </table:table-cell>
          <table:table-cell table:style-name="Table2.C2" office:value-type="string">
            <text:p text:style-name="P42">-0.186486896</text:p>
          </table:table-cell>
        </table:table-row>
        <table:table-row>
          <table:table-cell table:style-name="Table2.A2" office:value-type="string">
            <text:p text:style-name="P43">8</text:p>
          </table:table-cell>
          <table:table-cell table:style-name="Table2.A2" office:value-type="string">
            <text:p text:style-name="P42">-0.186486896</text:p>
          </table:table-cell>
          <table:table-cell table:style-name="Table2.C2" office:value-type="string">
            <text:p text:style-name="P42"><text:s/>-0.186486896</text:p>
          </table:table-cell>
        </table:table-row>
      </table:table>
      <text:p text:style-name="P13"><text:soft-page-break/></text:p>
      <text:p text:style-name="P10"/>
      <text:p text:style-name="P39"><text:span text:style-name="T14"><text:s/></text:span><text:span text:style-name="T15">Wartość całki podana w zadaniu: </text:span><text:span text:style-name="T11">−0.186486896</text:span></text:p>
      <text:p text:style-name="P37"/>
      <text:p text:style-name="P37"/>
      <text:p text:style-name="P20">3. Wnioski</text:p>
      <text:p text:style-name="P9"/>
      <text:p text:style-name="P14">Jak widać po powyższych wynikach przy pomocy obu metod uzyskaliśmy poprawne wyniki dla pewnych wartości <draw:g text:anchor-type="as-char" svg:y="-0.0756in" draw:z-index="31" draw:style-name="gr1"><svg:title>TexMaths</svg:title><svg:desc>12§display§w§svg§600§FALSE§</svg:desc><draw:polygon draw:style-name="gr2" draw:text-style-name="P49" svg:width="0.098in" svg:height="0.0587in" svg:x="0.0031in" svg:y="0.0083in" svg:viewBox="0 0 250 150" draw:points="125,150 0,150 0,0 250,0 250,150"><text:p/></draw:polygon><draw:path draw:style-name="gr3" draw:text-style-name="P50" svg:width="0.1106in" svg:height="0.0752in" svg:x="0in" svg:y="0in" svg:viewBox="0 0 282 192" svg:d="M184 43c2-8 6-25 6-26 0-9-6-12-12-12s-13 2-16 12c-1 2-21 84-24 94-3 12-4 21-4 28 0 5 0 6 1 7-10 24-23 36-40 36-34 0-34-31-34-38 0-13 3-30 23-83 5-12 6-18 6-26 0-19-13-35-35-35-39 0-55 61-55 65s4 4 5 4c5 0 5 0 7-8 11-39 28-51 43-51 4 0 10 0 10 13 0 11-5 23-7 30-18 50-24 69-24 85 0 39 29 54 61 54 6 0 27 0 43-30 11 27 41 30 53 30 33 0 51-27 63-52 14-33 28-90 28-110 0-23-13-30-20-30-11 0-21 11-21 20 0 6 3 9 7 11 5 5 15 16 15 37 0 15-13 55-22 77-12 23-27 37-49 37-20 0-30-12-30-36 0-12 3-25 4-31z"><text:p/></draw:path></draw:g>.</text:p>
      <text:p text:style-name="P14"/>
      <text:p text:style-name="P15">W przypadku samej metody Simpsona nie udało się uzyskać dokładnego wyniku, ale już <text:span text:style-name="T19">dla</text:span> <draw:g text:anchor-type="as-char" svg:y="-0.1138in" draw:z-index="32" draw:style-name="gr1"><svg:title>TexMaths</svg:title><svg:desc>12§display§w = 5§svg§600§FALSE§</svg:desc><draw:polygon draw:style-name="gr2" draw:text-style-name="P49" svg:width="0.4028in" svg:height="0.0972in" svg:x="0.0031in" svg:y="0.0083in" svg:viewBox="0 0 1024 248" draw:points="513,248 0,248 0,0 1024,0 1024,248"><text:p/></draw:polygon><draw:path draw:style-name="gr3" draw:text-style-name="P50" svg:width="0.1102in" svg:height="0.0752in" svg:x="0in" svg:y="0.0366in" svg:viewBox="0 0 281 192" svg:d="M184 43c1-8 6-25 6-26 0-9-6-12-12-12s-13 2-17 12c0 2-21 84-24 94-3 12-4 19-4 28 0 5 0 6 1 7-9 23-22 36-39 36-34 0-34-31-34-38 0-14 3-30 23-83 5-12 6-18 6-26 0-19-13-35-35-35-39 0-55 61-55 65s4 4 5 4c5 0 5 0 7-8 11-39 28-51 43-51 4 0 10 0 10 13 0 11-5 22-7 30-18 49-24 69-24 85 0 39 28 54 60 54 7 0 27 0 44-30 11 26 41 30 53 30 32 0 50-28 61-52 16-33 29-90 29-110 0-23-12-30-19-30-11 0-22 11-22 20 0 6 3 9 7 11 5 5 15 16 15 37 0 15-12 55-23 77-11 23-25 37-47 37-20 0-31-13-31-37 0-11 4-24 5-30z"><text:p/></draw:path><draw:path draw:style-name="gr3" draw:text-style-name="P50" svg:width="0.1106in" svg:height="0.0386in" svg:x="0.174in" svg:y="0.0492in" svg:viewBox="0 0 282 99" svg:d="M268 17c6 0 14 0 14-9 0-8-8-8-14-8h-254c-7 0-14 0-14 8 0 9 7 9 14 9zM268 99c6 0 14 0 14-8s-8-8-14-8h-254c-7 0-14 0-14 8s7 8 14 8z"><text:p/></draw:path><draw:path draw:style-name="gr3" draw:text-style-name="P50" svg:width="0.0661in" svg:height="0.1138in" svg:x="0.3484in" svg:y="0in" svg:viewBox="0 0 169 290" svg:d="M169 196c0-50-35-93-80-93-21 0-39 7-54 23v-83c8 2 23 6 36 6 51 0 82-38 82-44 0-3-2-5-4-5-1 0-3 0-4 1-8 4-29 12-57 12-18 0-38-2-57-11-3-2-5-2-5-2-4 0-4 4-4 11v124c0 7 0 11 6 11 3 0 3-1 4-4 5-7 22-29 56-29 21 0 32 19 36 27 7 16 8 32 8 53 0 14 0 40-11 57-9 17-26 28-45 28-30 0-54-22-63-47 1 0 4 0 9 0 13 0 20-11 20-19 0-11-7-22-20-22-8 0-22 3-22 23 0 36 29 77 77 77 49 0 92-41 92-94z"><text:p/></draw:path></draw:g><text:s/>wynik zgadza się do czterech miejsc po przecinku. Ekstrapolacja początkowo niewiele poprawia nasz wynik. </text:p>
      <text:p text:style-name="P15">Dla <draw:g text:anchor-type="as-char" svg:y="-0.1138in" draw:z-index="33" draw:style-name="gr1"><svg:title>TexMaths</svg:title><svg:desc>12§display§w= 4§svg§600§FALSE§</svg:desc><draw:polygon draw:style-name="gr2" draw:text-style-name="P49" svg:width="0.4063in" svg:height="0.0972in" svg:x="0.0031in" svg:y="0.0083in" svg:viewBox="0 0 1033 248" draw:points="517,248 0,248 0,0 1033,0 1033,248"><text:p/></draw:polygon><draw:path draw:style-name="gr3" draw:text-style-name="P50" svg:width="0.1102in" svg:height="0.0752in" svg:x="0in" svg:y="0.0394in" svg:viewBox="0 0 281 192" svg:d="M183 43c2-8 6-25 6-26 0-9-6-12-12-12s-13 2-16 12c0 2-21 84-24 94-3 12-4 19-4 28 0 5 0 6 1 7-9 23-22 36-39 36-34 0-34-31-34-38 0-14 3-30 23-83 5-12 6-18 6-26 0-19-13-35-35-35-39 0-55 61-55 65s4 4 5 4c5 0 5 0 7-8 11-39 28-51 43-51 4 0 10 0 10 13 0 11-5 22-7 30-18 49-24 69-24 85 0 39 28 54 60 54 7 0 27 0 44-30 11 26 41 30 53 30 32 0 50-28 61-52 15-33 29-90 29-110 0-23-12-30-20-30-10 0-21 11-21 20 0 6 2 9 7 11 5 5 14 16 14 37 0 15-12 55-22 77-11 23-26 37-47 37s-31-13-31-37c0-11 3-24 4-30z"><text:p/></draw:path><draw:path draw:style-name="gr3" draw:text-style-name="P50" svg:width="0.1106in" svg:height="0.0386in" svg:x="0.1736in" svg:y="0.052in" svg:viewBox="0 0 282 99" svg:d="M267 17c6 0 15 0 15-9 0-8-9-8-15-8h-253c-7 0-14 0-14 8 0 9 7 9 14 9zM267 99c6 0 15 0 15-8s-9-8-15-8h-253c-7 0-14 0-14 8s7 8 14 8z"><text:p/></draw:path><draw:path draw:style-name="gr3" draw:text-style-name="P50" svg:width="0.0736in" svg:height="0.1118in" svg:x="0.3441in" svg:y="0in" svg:viewBox="0 0 188 285" svg:d="M113 217v36c0 15 0 20-33 20h-8v12c17-1 40-1 56-1 18 0 41 0 58 1v-12h-9c-31 0-32-5-32-20v-36h43v-15h-43v-191c0-9 0-11-7-11-4 0-5 0-7 5l-131 197v15zM115 202h-103l103-157z"><text:p/></draw:path></draw:g><text:s/>wręcz go pogarsza. Jednak dla kolejnych wartości wynik jest już dużo lepszy i dla <draw:g text:anchor-type="as-char" svg:y="-0.1161in" draw:z-index="34" draw:style-name="gr1"><svg:title>TexMaths</svg:title><svg:desc>12§display§w = 7§svg§600§FALSE§</svg:desc><draw:polygon draw:style-name="gr2" draw:text-style-name="P49" svg:width="0.4083in" svg:height="0.0996in" svg:x="0.0031in" svg:y="0.0079in" svg:viewBox="0 0 1038 254" draw:points="520,254 0,254 0,0 1038,0 1038,254"><text:p/></draw:polygon><draw:path draw:style-name="gr3" draw:text-style-name="P50" svg:width="0.1098in" svg:height="0.0752in" svg:x="0in" svg:y="0.039in" svg:viewBox="0 0 280 192" svg:d="M184 43c1-8 6-25 6-26 0-9-6-12-12-12s-14 2-17 12c0 2-21 84-24 95-3 12-4 19-4 27 0 5 0 6 1 8-9 22-22 36-39 36-34 0-34-32-34-39 0-13 3-30 23-83 5-12 6-18 6-26 0-19-13-35-35-35-39 0-55 61-55 65 0 5 4 5 5 5 5 0 5 0 7-9 11-39 28-51 43-51 4 0 10 0 10 13 0 11-5 23-7 30-18 49-24 70-24 85 0 40 28 54 60 54 7 0 27 0 44-30 11 27 41 30 53 30 32 0 50-27 61-51 14-34 28-91 28-111 0-23-11-30-18-30-11 0-22 11-22 20 0 6 2 9 7 11 5 5 15 16 15 37 0 15-12 56-23 77-11 23-25 38-47 38-20 0-31-14-31-38 0-10 3-24 5-30z"><text:p/></draw:path><draw:path draw:style-name="gr3" draw:text-style-name="P50" svg:width="0.1102in" svg:height="0.039in" svg:x="0.174in" svg:y="0.0516in" svg:viewBox="0 0 281 100" svg:d="M266 17c8 0 15 0 15-9 0-8-7-8-13-8h-254c-7 0-14 0-14 8 0 9 7 9 14 9zM268 100c6 0 13 0 13-9 0-8-7-8-15-8h-252c-7 0-14 0-14 8 0 9 7 9 14 9z"><text:p/></draw:path><draw:path draw:style-name="gr3" draw:text-style-name="P50" svg:width="0.0709in" svg:height="0.1161in" svg:x="0.3492in" svg:y="0in" svg:viewBox="0 0 181 296" svg:d="M178 29c3-6 3-7 3-16h-102c-53 0-53-6-54-13h-11l-14 88h11c1-8 5-34 11-39 2-3 36-3 40-3h89c-5 7-38 53-48 67-38 56-53 115-53 159 0 4 0 24 20 24s20-20 20-24v-22c0-23 1-47 4-69 2-9 8-45 27-73z"><text:p/></draw:path></draw:g><text:s/>otrzymujemy już dokładn<text:span text:style-name="T19">ą wartość</text:span>. Możemy uznać, że ekstrpolacja była dla nas przydatna, gdyż alternatywą mogłoby być dalsze zwiększanie liczby węzłów, co za każdym razem oznaczałoby dwukrotne zwiększenie liczby ite<text:span text:style-name="T16">r</text:span>acji. <text:span text:style-name="T16">W porównaniu z tym przeprowadzenie ekstrapolacji Richardsona jest operacją stosunkowo mało kosztowną.</text:span> <text:s text:c="2"/></text:p>
      <text:p text:style-name="P15"/>
      <text:p text:style-name="P17"><text:span text:style-name="T19">W przypadku </text:span>metod<text:span text:style-name="T19">y</text:span> Milne’a dokładny wynik uzyskujemy już dla <draw:g text:anchor-type="as-char" svg:y="-0.1138in" draw:z-index="35" draw:style-name="gr1"><svg:title>TexMaths</svg:title><svg:desc>12§display§w = 6§svg§600§FALSE§</svg:desc><draw:polygon draw:style-name="gr2" draw:text-style-name="P49" svg:width="0.4043in" svg:height="0.0972in" svg:x="0.0031in" svg:y="0.0083in" svg:viewBox="0 0 1028 248" draw:points="514,248 0,248 0,0 1028,0 1028,248"><text:p/></draw:polygon><draw:path draw:style-name="gr3" draw:text-style-name="P50" svg:width="0.1102in" svg:height="0.0752in" svg:x="0in" svg:y="0.0366in" svg:viewBox="0 0 281 192" svg:d="M184 43c1-8 6-25 6-26 0-9-6-12-12-12s-14 2-17 12c0 2-21 84-24 94-3 12-4 19-4 28 0 5 0 6 1 7-9 23-22 36-39 36-34 0-34-31-34-38 0-14 3-30 23-83 5-12 6-18 6-26 0-19-13-35-35-35-39 0-55 61-55 65s4 4 5 4c5 0 5 0 7-8 11-39 28-51 43-51 4 0 10 0 10 13 0 11-5 22-7 30-18 49-24 69-24 85 0 39 28 54 60 54 7 0 27 0 44-30 11 26 41 30 53 30 32 0 50-28 61-52 14-33 29-90 29-110 0-23-12-30-19-30-11 0-22 11-22 20 0 6 2 9 7 11 5 5 15 16 15 37 0 15-12 55-23 77-11 23-25 37-47 37-20 0-31-13-31-37 0-11 3-24 5-30z"><text:p/></draw:path><draw:path draw:style-name="gr3" draw:text-style-name="P50" svg:width="0.1102in" svg:height="0.0386in" svg:x="0.174in" svg:y="0.0492in" svg:viewBox="0 0 281 99" svg:d="M266 17c8 0 15 0 15-9 0-8-7-8-13-8h-254c-7 0-14 0-14 8 0 9 7 9 14 9zM268 99c6 0 13 0 13-8s-7-8-15-8h-252c-7 0-14 0-14 8s7 8 14 8z"><text:p/></draw:path><draw:path draw:style-name="gr3" draw:text-style-name="P50" svg:width="0.0685in" svg:height="0.1138in" svg:x="0.3472in" svg:y="0in" svg:viewBox="0 0 175 290" svg:d="M38 142v-10c0-106 53-121 75-121 9 0 27 2 37 17-7 0-23 0-23 17 0 15 10 21 19 21 6 0 20-4 20-21 0-25-20-45-54-45-54 0-112 55-112 147 0 113 49 143 89 143 47 0 86-40 86-95 0-54-37-94-84-94-29 0-44 21-53 41zM89 278c-28 0-40-25-42-31-7-21-7-54-7-61 0-33 13-76 51-76 7 0 27 0 40 26 7 16 7 38 7 58s0 41-7 56c-13 27-33 28-42 28z"><text:p/></draw:path></draw:g>. Szybsze uzyskanie zbieżności nie powinno być zaskakujące, gdyż korzystamy z większej liczby <text:span text:style-name="T18">węzłów obliczając każde </text:span><text:span text:style-name="T18"><draw:g text:anchor-type="as-char" svg:y="-0.1173in" draw:z-index="36" draw:style-name="gr1"><svg:title>TexMaths</svg:title><svg:desc>12§display§S_{i}§svg§600§FALSE§</svg:desc><draw:polygon draw:style-name="gr2" draw:text-style-name="P49" svg:width="0.1256in" svg:height="0.1264in" svg:x="0in" svg:y="0.0083in" svg:viewBox="0 0 320 322" draw:points="160,322 0,322 0,0 320,0 320,322"><text:p/></draw:polygon><draw:path draw:style-name="gr3" draw:text-style-name="P50" svg:width="0.0984in" svg:height="0.1205in" svg:x="0.0004in" svg:y="0in" svg:viewBox="0 0 251 307" svg:d="M251 4c0-2-1-4-4-4-4 0-4 0-9 7l-19 24c-12-20-33-31-62-31-54 0-103 49-103 99 0 35 21 54 43 61l46 11c15 4 38 11 38 46 0 37-35 78-76 78-26 0-74-10-74-63 0-9 3-20 3-22 1-2 1-3 1-3 0-5-4-5-5-5-2 0-4 0-5 2-1 1-25 98-25 99 0 2 2 4 5 4 2 0 2 0 7-6l20-24c18 24 47 30 72 30 58 0 108-55 108-108 0-29-14-43-22-49-9-11-14-12-53-22-9-2-24-7-28-7-11-4-25-17-25-40 0-33 33-69 73-69 36 0 62 18 62 66 0 13-2 20-2 23 0 1 0 4 5 4 3 0 4-2 7-8z"><text:p/></draw:path><draw:path draw:style-name="gr3" draw:text-style-name="P50" svg:width="0.035in" svg:height="0.078in" svg:x="0.0988in" svg:y="0.065in" svg:viewBox="0 0 90 199" svg:d="M83 12c0-5-4-12-12-12-9 0-17 7-17 17 0 5 3 11 12 11 8 0 17-9 17-16zM22 162c-2 3-3 7-3 13 0 13 12 24 28 24 31 0 43-41 43-45 0-3-4-3-5-3-4 0-4 1-6 5-6 24-19 34-31 34-6 0-7-3-7-10 0-6 2-11 5-18 3-9 5-16 9-24 2-6 13-35 14-37 2-3 3-8 3-10 0-14-12-25-29-25-30 0-43 41-43 45s4 4 5 4c5 0 5-2 6-5 7-26 20-36 31-36 5 0 8 3 8 10s-2 12-9 30z"><text:p/></draw:path></draw:g></text:span><text:span text:style-name="T18">. </text:span></text:p>
      <text:p text:style-name="P16"><text:span text:style-name="T17">Co ciekawe ekstrapolacja pogarszała nasze wyniki i dała nam poprawny wynik później niż sama metoda Milne’a. <text:s/></text:span><text:s text:c="2"/></text:p>
      <text:p text:style-name="P16"/>
      <text:p text:style-name="P18">Moim zdaniem, w naszym przypadku lepiej sprawdziła się druga metoda. Poprawne wyniki uzyskaliśmy </text:p>
      <text:p text:style-name="P18">już dla <text:s/><draw:g text:anchor-type="as-char" svg:y="-0.1508in" draw:z-index="37" draw:style-name="gr1"><svg:title>TexMaths</svg:title><svg:desc>12§display§2^8 = 256§svg§600§FALSE§</svg:desc><draw:polygon draw:style-name="gr2" draw:text-style-name="P49" svg:width="0.6043in" svg:height="0.1335in" svg:x="0in" svg:y="0.0087in" svg:viewBox="0 0 1536 340" draw:points="768,340 0,340 0,0 1536,0 1536,340"><text:p/></draw:polygon><draw:path draw:style-name="gr3" draw:text-style-name="P50" svg:width="0.0661in" svg:height="0.111in" svg:x="0in" svg:y="0.035in" svg:viewBox="0 0 169 283" svg:d="M32 251l46-45c66-59 91-81 91-123 0-49-37-83-90-83-48 0-79 40-79 77 0 23 22 23 22 23 8 0 22-5 22-22 0-10-8-23-22-23-4 0-4 0-5 2 9-28 32-44 57-44 39 0 57 34 57 70 0 34-22 68-45 93l-81 92c-5 4-5 6-5 15h157l12-73h-11c-2 12-4 31-8 37-4 4-32 4-41 4z"><text:p/></draw:path><draw:path draw:style-name="gr3" draw:text-style-name="P50" svg:width="0.0535in" svg:height="0.0799in" svg:x="0.0807in" svg:y="0in" svg:viewBox="0 0 137 204" svg:d="M89 90c24-10 38-25 38-45 0-29-29-45-57-45-34 0-60 22-60 51 0 13 6 24 12 29 4 6 7 8 24 18-16 7-46 23-46 54 0 34 35 52 68 52 38 0 69-24 69-57 0-19-12-36-29-46-5-2-14-8-19-11zM41 61c-7-3-16-12-16-22 0-20 22-31 43-31 23 0 44 15 44 37 0 26-32 39-32 39-1 0-1 0-3-1zM55 104l41 24c7 3 23 13 23 30 0 23-25 36-49 36-29 0-52-18-52-42 0-22 17-39 37-48z"><text:p/></draw:path><draw:path draw:style-name="gr3" draw:text-style-name="P50" svg:width="0.1102in" svg:height="0.039in" svg:x="0.2047in" svg:y="0.085in" svg:viewBox="0 0 281 100" svg:d="M266 17c8 0 15 0 15-9 0-8-7-8-13-8h-254c-7 0-14 0-14 8 0 9 7 9 14 9zM268 100c6 0 13 0 13-8 0-9-7-9-15-9h-252c-7 0-14 0-14 9 0 8 7 8 14 8z"><text:p/></draw:path><draw:path draw:style-name="gr3" draw:text-style-name="P50" svg:width="0.0661in" svg:height="0.111in" svg:x="0.3787in" svg:y="0.035in" svg:viewBox="0 0 169 283" svg:d="M32 251l46-45c66-59 91-81 91-123 0-49-37-83-90-83-48 0-79 40-79 77 0 23 22 23 22 23 8 0 22-5 22-22 0-10-8-23-22-23-4 0-4 0-5 2 9-28 32-44 57-44 39 0 57 34 57 70 0 34-22 68-45 93l-81 92c-5 4-5 6-5 15h157l12-73h-11c-2 12-4 31-8 37-4 4-32 4-41 4z"><text:p/></draw:path><draw:path draw:style-name="gr3" draw:text-style-name="P50" svg:width="0.0661in" svg:height="0.115in" svg:x="0.4622in" svg:y="0.035in" svg:viewBox="0 0 169 293" svg:d="M169 198c0-51-35-94-80-94-21 0-39 7-54 23v-84c8 3 23 6 36 6 51 0 81-38 81-44 0-3-1-5-3-5-1 0-3 0-4 1-8 4-29 12-57 12-18 0-38-2-57-11-3-2-5-2-5-2-4 0-4 4-4 11v125c0 7 0 11 6 11 3 0 3 0 4-4 5-6 22-30 56-30 21 0 32 20 36 28 7 16 8 33 8 54 0 15 0 40-11 58-9 16-26 28-45 28-30 0-54-22-63-47 1 0 4 0 9 0 13 0 20-11 20-21s-7-21-20-21c-8 0-22 3-22 24 0 35 29 77 77 77 49 0 92-41 92-95z"><text:p/></draw:path><draw:path draw:style-name="gr3" draw:text-style-name="P50" svg:width="0.0685in" svg:height="0.115in" svg:x="0.5437in" svg:y="0.035in" svg:viewBox="0 0 175 293" svg:d="M38 143v-10c0-106 53-122 75-122 9 0 27 2 37 17-7 0-23 0-23 18 0 14 10 20 19 20 6 0 20-3 20-20 0-26-20-46-54-46-54 0-112 55-112 148 0 115 49 145 89 145 47 0 86-40 86-96 0-55-37-96-84-96-29 0-44 22-53 42zM89 281c-28 0-40-27-42-31-7-21-7-55-7-63 0-33 13-76 51-76 7 0 27 0 40 26 7 16 7 39 7 60 0 19 0 40-7 56-13 25-33 28-42 28z"><text:p/></draw:path></draw:g><text:s/>węzłow, nawet bez korzystania z ekstrapolacji. W pierwszej metodzie natomiast, dla <text:s/><draw:g text:anchor-type="as-char" svg:y="-0.1508in" draw:z-index="38" draw:style-name="gr1"><svg:title>TexMaths</svg:title><svg:desc>12§display§2^{9} = 512§svg§600§FALSE§</svg:desc><draw:polygon draw:style-name="gr2" draw:text-style-name="P49" svg:width="0.6028in" svg:height="0.1335in" svg:x="0in" svg:y="0.0087in" svg:viewBox="0 0 1532 340" draw:points="766,340 0,340 0,0 1532,0 1532,340"><text:p/></draw:polygon><draw:path draw:style-name="gr3" draw:text-style-name="P50" svg:width="0.0661in" svg:height="0.111in" svg:x="0in" svg:y="0.035in" svg:viewBox="0 0 169 283" svg:d="M32 251l46-45c66-59 91-81 91-123 0-49-37-83-90-83-48 0-79 40-79 77 0 23 22 23 22 23 8 0 22-5 22-22 0-10-8-23-22-23-4 0-4 0-5 2 9-28 32-44 57-44 39 0 57 34 57 70 0 34-22 68-45 93l-81 92c-5 4-5 6-5 15h157l12-73h-11c-2 12-4 31-8 37-4 4-32 4-41 4z"><text:p/></draw:path><draw:path draw:style-name="gr3" draw:text-style-name="P50" svg:width="0.0535in" svg:height="0.0799in" svg:x="0.0807in" svg:y="0in" svg:viewBox="0 0 137 204" svg:d="M108 108c0 75-36 86-54 86-7 0-23 0-31-10 13-1 13-10 13-13 0-8-5-14-13-14-10 0-15 5-15 14 0 21 17 33 46 33 43 0 83-40 83-104 0-73-34-100-67-100-10 0-30 2-48 18-10 10-22 22-22 48 0 38 30 67 65 67 24 0 37-16 43-29zM66 124c-11 0-22-3-30-18-7-11-7-23-7-40s0-29 8-41c7-11 17-17 33-17 14 0 24 10 28 19 9 12 10 32 10 43 0 39-23 54-42 54z"><text:p/></draw:path><draw:path draw:style-name="gr3" draw:text-style-name="P50" svg:width="0.1102in" svg:height="0.039in" svg:x="0.2047in" svg:y="0.085in" svg:viewBox="0 0 281 100" svg:d="M266 17c8 0 15 0 15-9 0-8-7-8-13-8h-254c-7 0-14 0-14 8 0 9 7 9 14 9zM268 100c6 0 13 0 13-8 0-9-7-9-15-9h-252c-7 0-14 0-14 9 0 8 7 8 14 8z"><text:p/></draw:path><draw:path draw:style-name="gr3" draw:text-style-name="P50" svg:width="0.0661in" svg:height="0.115in" svg:x="0.3783in" svg:y="0.035in" svg:viewBox="0 0 169 293" svg:d="M169 198c0-51-35-94-80-94-21 0-39 7-54 23v-84c8 3 23 6 36 6 51 0 81-38 81-44 0-3-1-5-3-5-1 0-3 0-4 1-8 4-29 12-57 12-18 0-38-2-57-11-3-2-5-2-5-2-4 0-4 4-4 11v125c0 7 0 11 6 11 3 0 3 0 4-4 5-6 22-30 56-30 21 0 32 20 36 28 7 16 8 33 8 54 0 15 0 40-11 58-9 16-26 28-45 28-30 0-54-22-63-47 1 0 4 0 9 0 13 0 20-11 20-21s-7-21-20-21c-8 0-22 3-22 24 0 35 29 77 77 77 49 0 92-41 92-95z"><text:p/></draw:path><draw:path draw:style-name="gr3" draw:text-style-name="P50" svg:width="0.0547in" svg:height="0.111in" svg:x="0.4681in" svg:y="0.035in" svg:viewBox="0 0 140 283" svg:d="M88 11c0-10 0-11-10-11-28 27-65 27-78 27v14c8 0 34 0 55-12v221c0 15 0 20-38 20h-15v13c15-1 53-1 69-1 18 0 54 0 69 1v-13h-13c-38 0-39-5-39-20z"><text:p/></draw:path><draw:path draw:style-name="gr3" draw:text-style-name="P50" svg:width="0.0661in" svg:height="0.111in" svg:x="0.5449in" svg:y="0.035in" svg:viewBox="0 0 169 283" svg:d="M32 251l46-45c66-59 91-81 91-123 0-49-37-83-90-83-48 0-79 40-79 77 0 23 22 23 22 23 8 0 22-5 22-22 0-10-8-23-22-23-4 0-4 0-5 2 9-28 32-44 57-44 39 0 57 34 57 70 0 34-22 68-45 93l-81 92c-5 4-5 6-5 15h157l12-73h-11c-2 12-4 31-8 37-4 4-32 4-41 4z"><text:p/></draw:path></draw:g><text:s/>wynik dalej nie był poprawny bez korzystania z ekstrapolacji Richardsona.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20:15:03.447177286</meta:creation-date>
    <dc:date>2020-05-30T20:22:23.105301097</dc:date>
    <meta:editing-duration>PT1H20M38S</meta:editing-duration>
    <meta:editing-cycles>15</meta:editing-cycles>
    <meta:generator>LibreOffice/6.0.7.3$Linux_X86_64 LibreOffice_project/00m0$Build-3</meta:generator>
    <meta:document-statistic meta:table-count="2" meta:image-count="0" meta:object-count="0" meta:page-count="3" meta:paragraph-count="107" meta:word-count="528" meta:character-count="4024" meta:non-whitespace-character-count="3545"/>
  </office:meta>
</office:document-meta>
</file>